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4.617cm" svg:y="0.1cm">
            <draw:object draw:notify-on-update-of-ranges="Лист1.A1:Лист1.A1 Лист1.A2:Лист1.A527 Лист1.B1:Лист1.B1 Лист1.B2:Лист1.B5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595886359835159" calcext:value-type="float">
            <text:p>0,595886359835159</text:p>
          </table:table-cell>
          <table:table-cell office:value-type="float" office:value="2.42463905554665" calcext:value-type="float">
            <text:p>2,42463905554665</text:p>
          </table:table-cell>
        </table:table-row>
        <table:table-row table:style-name="ro1">
          <table:table-cell office:value-type="float" office:value="-1.07554682863726" calcext:value-type="float">
            <text:p>-1,07554682863726</text:p>
          </table:table-cell>
          <table:table-cell office:value-type="float" office:value="2.4655813901132" calcext:value-type="float">
            <text:p>2,4655813901132</text:p>
          </table:table-cell>
        </table:table-row>
        <table:table-row table:style-name="ro1">
          <table:table-cell office:value-type="float" office:value="-1.34259414862927" calcext:value-type="float">
            <text:p>-1,34259414862927</text:p>
          </table:table-cell>
          <table:table-cell office:value-type="float" office:value="3.04398371460253" calcext:value-type="float">
            <text:p>3,04398371460253</text:p>
          </table:table-cell>
        </table:table-row>
        <table:table-row table:style-name="ro1">
          <table:table-cell office:value-type="float" office:value="-1.15307025456356" calcext:value-type="float">
            <text:p>-1,15307025456356</text:p>
          </table:table-cell>
          <table:table-cell office:value-type="float" office:value="1.78705587454833" calcext:value-type="float">
            <text:p>1,78705587454833</text:p>
          </table:table-cell>
        </table:table-row>
        <table:table-row table:style-name="ro1">
          <table:table-cell office:value-type="float" office:value="2.94125236540984" calcext:value-type="float">
            <text:p>2,94125236540984</text:p>
          </table:table-cell>
          <table:table-cell office:value-type="float" office:value="3.28917368147505" calcext:value-type="float">
            <text:p>3,28917368147505</text:p>
          </table:table-cell>
        </table:table-row>
        <table:table-row table:style-name="ro1">
          <table:table-cell office:value-type="float" office:value="5.73529220940331" calcext:value-type="float">
            <text:p>5,73529220940331</text:p>
          </table:table-cell>
          <table:table-cell office:value-type="float" office:value="2.55820472389712" calcext:value-type="float">
            <text:p>2,55820472389712</text:p>
          </table:table-cell>
        </table:table-row>
        <table:table-row table:style-name="ro1">
          <table:table-cell office:value-type="float" office:value="0.243215551374468" calcext:value-type="float">
            <text:p>0,243215551374468</text:p>
          </table:table-cell>
          <table:table-cell office:value-type="float" office:value="3.26614579930998" calcext:value-type="float">
            <text:p>3,26614579930998</text:p>
          </table:table-cell>
        </table:table-row>
        <table:table-row table:style-name="ro1">
          <table:table-cell office:value-type="float" office:value="3.22951745278434" calcext:value-type="float">
            <text:p>3,22951745278434</text:p>
          </table:table-cell>
          <table:table-cell office:value-type="float" office:value="3.43281704181556" calcext:value-type="float">
            <text:p>3,43281704181556</text:p>
          </table:table-cell>
        </table:table-row>
        <table:table-row table:style-name="ro1">
          <table:table-cell office:value-type="float" office:value="5.9959978014502" calcext:value-type="float">
            <text:p>5,9959978014502</text:p>
          </table:table-cell>
          <table:table-cell office:value-type="float" office:value="2.9148848397317" calcext:value-type="float">
            <text:p>2,9148848397317</text:p>
          </table:table-cell>
        </table:table-row>
        <table:table-row table:style-name="ro1">
          <table:table-cell office:value-type="float" office:value="-2.1372229150651" calcext:value-type="float">
            <text:p>-2,1372229150651</text:p>
          </table:table-cell>
          <table:table-cell office:value-type="float" office:value="2.52539133853835" calcext:value-type="float">
            <text:p>2,52539133853835</text:p>
          </table:table-cell>
        </table:table-row>
        <table:table-row table:style-name="ro1">
          <table:table-cell office:value-type="float" office:value="-0.860090656994709" calcext:value-type="float">
            <text:p>-0,860090656994709</text:p>
          </table:table-cell>
          <table:table-cell office:value-type="float" office:value="1.23825954851055" calcext:value-type="float">
            <text:p>1,23825954851055</text:p>
          </table:table-cell>
        </table:table-row>
        <table:table-row table:style-name="ro1">
          <table:table-cell office:value-type="float" office:value="-0.861488651470307" calcext:value-type="float">
            <text:p>-0,861488651470307</text:p>
          </table:table-cell>
          <table:table-cell office:value-type="float" office:value="3.06086876144824" calcext:value-type="float">
            <text:p>3,06086876144824</text:p>
          </table:table-cell>
        </table:table-row>
        <table:table-row table:style-name="ro1">
          <table:table-cell office:value-type="float" office:value="0.611735838362274" calcext:value-type="float">
            <text:p>0,611735838362274</text:p>
          </table:table-cell>
          <table:table-cell office:value-type="float" office:value="2.72927139168542" calcext:value-type="float">
            <text:p>2,72927139168542</text:p>
          </table:table-cell>
        </table:table-row>
        <table:table-row table:style-name="ro1">
          <table:table-cell office:value-type="float" office:value="5.0620459689743" calcext:value-type="float">
            <text:p>5,0620459689743</text:p>
          </table:table-cell>
          <table:table-cell office:value-type="float" office:value="2.09024173018097" calcext:value-type="float">
            <text:p>2,09024173018097</text:p>
          </table:table-cell>
        </table:table-row>
        <table:table-row table:style-name="ro1">
          <table:table-cell office:value-type="float" office:value="6.71530962655004" calcext:value-type="float">
            <text:p>6,71530962655004</text:p>
          </table:table-cell>
          <table:table-cell office:value-type="float" office:value="3.35662043407302" calcext:value-type="float">
            <text:p>3,35662043407302</text:p>
          </table:table-cell>
        </table:table-row>
        <table:table-row table:style-name="ro1">
          <table:table-cell office:value-type="float" office:value="-2.25869937735184" calcext:value-type="float">
            <text:p>-2,25869937735184</text:p>
          </table:table-cell>
          <table:table-cell office:value-type="float" office:value="2.14487454871252" calcext:value-type="float">
            <text:p>2,14487454871252</text:p>
          </table:table-cell>
        </table:table-row>
        <table:table-row table:style-name="ro1">
          <table:table-cell office:value-type="float" office:value="4.98562722556026" calcext:value-type="float">
            <text:p>4,98562722556026</text:p>
          </table:table-cell>
          <table:table-cell office:value-type="float" office:value="2.75442942874944" calcext:value-type="float">
            <text:p>2,75442942874944</text:p>
          </table:table-cell>
        </table:table-row>
        <table:table-row table:style-name="ro1">
          <table:table-cell office:value-type="float" office:value="4.69162121546256" calcext:value-type="float">
            <text:p>4,69162121546256</text:p>
          </table:table-cell>
          <table:table-cell office:value-type="float" office:value="3.1943501049915" calcext:value-type="float">
            <text:p>3,1943501049915</text:p>
          </table:table-cell>
        </table:table-row>
        <table:table-row table:style-name="ro1">
          <table:table-cell office:value-type="float" office:value="5.0086778985136" calcext:value-type="float">
            <text:p>5,0086778985136</text:p>
          </table:table-cell>
          <table:table-cell office:value-type="float" office:value="4.73486420406852" calcext:value-type="float">
            <text:p>4,73486420406852</text:p>
          </table:table-cell>
        </table:table-row>
        <table:table-row table:style-name="ro1">
          <table:table-cell office:value-type="float" office:value="-0.721654330394996" calcext:value-type="float">
            <text:p>-0,721654330394996</text:p>
          </table:table-cell>
          <table:table-cell office:value-type="float" office:value="3.36886940923008" calcext:value-type="float">
            <text:p>3,36886940923008</text:p>
          </table:table-cell>
        </table:table-row>
        <table:table-row table:style-name="ro1">
          <table:table-cell office:value-type="float" office:value="-0.488200951955103" calcext:value-type="float">
            <text:p>-0,488200951955103</text:p>
          </table:table-cell>
          <table:table-cell office:value-type="float" office:value="2.26551143179765" calcext:value-type="float">
            <text:p>2,26551143179765</text:p>
          </table:table-cell>
        </table:table-row>
        <table:table-row table:style-name="ro1">
          <table:table-cell office:value-type="float" office:value="5.88391390476493" calcext:value-type="float">
            <text:p>5,88391390476493</text:p>
          </table:table-cell>
          <table:table-cell office:value-type="float" office:value="3.39717146560692" calcext:value-type="float">
            <text:p>3,39717146560692</text:p>
          </table:table-cell>
        </table:table-row>
        <table:table-row table:style-name="ro1">
          <table:table-cell office:value-type="float" office:value="5.0909986555825" calcext:value-type="float">
            <text:p>5,0909986555825</text:p>
          </table:table-cell>
          <table:table-cell office:value-type="float" office:value="3.46400607472503" calcext:value-type="float">
            <text:p>3,46400607472503</text:p>
          </table:table-cell>
        </table:table-row>
        <table:table-row table:style-name="ro1">
          <table:table-cell office:value-type="float" office:value="4.37932903986468" calcext:value-type="float">
            <text:p>4,37932903986468</text:p>
          </table:table-cell>
          <table:table-cell office:value-type="float" office:value="3.43975073462231" calcext:value-type="float">
            <text:p>3,43975073462231</text:p>
          </table:table-cell>
        </table:table-row>
        <table:table-row table:style-name="ro1">
          <table:table-cell office:value-type="float" office:value="5.35190642020441" calcext:value-type="float">
            <text:p>5,35190642020441</text:p>
          </table:table-cell>
          <table:table-cell office:value-type="float" office:value="4.12718730954681" calcext:value-type="float">
            <text:p>4,12718730954681</text:p>
          </table:table-cell>
        </table:table-row>
        <table:table-row table:style-name="ro1">
          <table:table-cell office:value-type="float" office:value="-0.138117415922591" calcext:value-type="float">
            <text:p>-0,138117415922591</text:p>
          </table:table-cell>
          <table:table-cell office:value-type="float" office:value="0.8976499026572" calcext:value-type="float">
            <text:p>0,8976499026572</text:p>
          </table:table-cell>
        </table:table-row>
        <table:table-row table:style-name="ro1">
          <table:table-cell office:value-type="float" office:value="-2.05985172324717" calcext:value-type="float">
            <text:p>-2,05985172324717</text:p>
          </table:table-cell>
          <table:table-cell office:value-type="float" office:value="2.54447651244108" calcext:value-type="float">
            <text:p>2,54447651244108</text:p>
          </table:table-cell>
        </table:table-row>
        <table:table-row table:style-name="ro1">
          <table:table-cell office:value-type="float" office:value="0.766544026202353" calcext:value-type="float">
            <text:p>0,766544026202353</text:p>
          </table:table-cell>
          <table:table-cell office:value-type="float" office:value="3.02886718855916" calcext:value-type="float">
            <text:p>3,02886718855916</text:p>
          </table:table-cell>
        </table:table-row>
        <table:table-row table:style-name="ro1">
          <table:table-cell office:value-type="float" office:value="0.718901576062466" calcext:value-type="float">
            <text:p>0,718901576062466</text:p>
          </table:table-cell>
          <table:table-cell office:value-type="float" office:value="2.61911624469825" calcext:value-type="float">
            <text:p>2,61911624469825</text:p>
          </table:table-cell>
        </table:table-row>
        <table:table-row table:style-name="ro1">
          <table:table-cell office:value-type="float" office:value="-0.90582054706672" calcext:value-type="float">
            <text:p>-0,90582054706672</text:p>
          </table:table-cell>
          <table:table-cell office:value-type="float" office:value="1.85846635880029" calcext:value-type="float">
            <text:p>1,85846635880029</text:p>
          </table:table-cell>
        </table:table-row>
        <table:table-row table:style-name="ro1">
          <table:table-cell office:value-type="float" office:value="0.24514447229719" calcext:value-type="float">
            <text:p>0,24514447229719</text:p>
          </table:table-cell>
          <table:table-cell office:value-type="float" office:value="3.35952738684741" calcext:value-type="float">
            <text:p>3,35952738684741</text:p>
          </table:table-cell>
        </table:table-row>
        <table:table-row table:style-name="ro1">
          <table:table-cell office:value-type="float" office:value="0.275880793200988" calcext:value-type="float">
            <text:p>0,275880793200988</text:p>
          </table:table-cell>
          <table:table-cell office:value-type="float" office:value="2.19919737389387" calcext:value-type="float">
            <text:p>2,19919737389387</text:p>
          </table:table-cell>
        </table:table-row>
        <table:table-row table:style-name="ro1">
          <table:table-cell office:value-type="float" office:value="5.79834083544373" calcext:value-type="float">
            <text:p>5,79834083544373</text:p>
          </table:table-cell>
          <table:table-cell office:value-type="float" office:value="3.86357930699686" calcext:value-type="float">
            <text:p>3,86357930699686</text:p>
          </table:table-cell>
        </table:table-row>
        <table:table-row table:style-name="ro1">
          <table:table-cell office:value-type="float" office:value="-0.349569792093844" calcext:value-type="float">
            <text:p>-0,349569792093844</text:p>
          </table:table-cell>
          <table:table-cell office:value-type="float" office:value="2.33747450534991" calcext:value-type="float">
            <text:p>2,33747450534991</text:p>
          </table:table-cell>
        </table:table-row>
        <table:table-row table:style-name="ro1">
          <table:table-cell office:value-type="float" office:value="0.0279652546012458" calcext:value-type="float">
            <text:p>0,0279652546012458</text:p>
          </table:table-cell>
          <table:table-cell office:value-type="float" office:value="3.0600832790438" calcext:value-type="float">
            <text:p>3,0600832790438</text:p>
          </table:table-cell>
        </table:table-row>
        <table:table-row table:style-name="ro1">
          <table:table-cell office:value-type="float" office:value="-0.748081303540948" calcext:value-type="float">
            <text:p>-0,748081303540948</text:p>
          </table:table-cell>
          <table:table-cell office:value-type="float" office:value="3.69519408872458" calcext:value-type="float">
            <text:p>3,69519408872458</text:p>
          </table:table-cell>
        </table:table-row>
        <table:table-row table:style-name="ro1">
          <table:table-cell office:value-type="float" office:value="0.143606422077611" calcext:value-type="float">
            <text:p>0,143606422077611</text:p>
          </table:table-cell>
          <table:table-cell office:value-type="float" office:value="2.02707912214869" calcext:value-type="float">
            <text:p>2,02707912214869</text:p>
          </table:table-cell>
        </table:table-row>
        <table:table-row table:style-name="ro1">
          <table:table-cell office:value-type="float" office:value="-0.864423631016101" calcext:value-type="float">
            <text:p>-0,864423631016101</text:p>
          </table:table-cell>
          <table:table-cell office:value-type="float" office:value="3.747635895943" calcext:value-type="float">
            <text:p>3,747635895943</text:p>
          </table:table-cell>
        </table:table-row>
        <table:table-row table:style-name="ro1">
          <table:table-cell office:value-type="float" office:value="-1.80733340326438" calcext:value-type="float">
            <text:p>-1,80733340326438</text:p>
          </table:table-cell>
          <table:table-cell office:value-type="float" office:value="3.56786055187228" calcext:value-type="float">
            <text:p>3,56786055187228</text:p>
          </table:table-cell>
        </table:table-row>
        <table:table-row table:style-name="ro1">
          <table:table-cell office:value-type="float" office:value="4.4255676355614" calcext:value-type="float">
            <text:p>4,4255676355614</text:p>
          </table:table-cell>
          <table:table-cell office:value-type="float" office:value="1.73828116528285" calcext:value-type="float">
            <text:p>1,73828116528285</text:p>
          </table:table-cell>
        </table:table-row>
        <table:table-row table:style-name="ro1">
          <table:table-cell office:value-type="float" office:value="-0.85120435671468" calcext:value-type="float">
            <text:p>-0,85120435671468</text:p>
          </table:table-cell>
          <table:table-cell office:value-type="float" office:value="1.83596380862671" calcext:value-type="float">
            <text:p>1,83596380862671</text:p>
          </table:table-cell>
        </table:table-row>
        <table:table-row table:style-name="ro1">
          <table:table-cell office:value-type="float" office:value="0.304747008788632" calcext:value-type="float">
            <text:p>0,304747008788632</text:p>
          </table:table-cell>
          <table:table-cell office:value-type="float" office:value="1.55469005727983" calcext:value-type="float">
            <text:p>1,55469005727983</text:p>
          </table:table-cell>
        </table:table-row>
        <table:table-row table:style-name="ro1">
          <table:table-cell office:value-type="float" office:value="3.82497136102483" calcext:value-type="float">
            <text:p>3,82497136102483</text:p>
          </table:table-cell>
          <table:table-cell office:value-type="float" office:value="4.22272922173285" calcext:value-type="float">
            <text:p>4,22272922173285</text:p>
          </table:table-cell>
        </table:table-row>
        <table:table-row table:style-name="ro1">
          <table:table-cell office:value-type="float" office:value="-1.81874095869838" calcext:value-type="float">
            <text:p>-1,81874095869838</text:p>
          </table:table-cell>
          <table:table-cell office:value-type="float" office:value="2.53158630890994" calcext:value-type="float">
            <text:p>2,53158630890994</text:p>
          </table:table-cell>
        </table:table-row>
        <table:table-row table:style-name="ro1">
          <table:table-cell office:value-type="float" office:value="5.04055716509035" calcext:value-type="float">
            <text:p>5,04055716509035</text:p>
          </table:table-cell>
          <table:table-cell office:value-type="float" office:value="3.50332147449335" calcext:value-type="float">
            <text:p>3,50332147449335</text:p>
          </table:table-cell>
        </table:table-row>
        <table:table-row table:style-name="ro1">
          <table:table-cell office:value-type="float" office:value="3.59408815466715" calcext:value-type="float">
            <text:p>3,59408815466715</text:p>
          </table:table-cell>
          <table:table-cell office:value-type="float" office:value="3.0683507689928" calcext:value-type="float">
            <text:p>3,0683507689928</text:p>
          </table:table-cell>
        </table:table-row>
        <table:table-row table:style-name="ro1">
          <table:table-cell office:value-type="float" office:value="-1.50775103978023" calcext:value-type="float">
            <text:p>-1,50775103978023</text:p>
          </table:table-cell>
          <table:table-cell office:value-type="float" office:value="3.04362827941293" calcext:value-type="float">
            <text:p>3,04362827941293</text:p>
          </table:table-cell>
        </table:table-row>
        <table:table-row table:style-name="ro1">
          <table:table-cell office:value-type="float" office:value="3.36607829598098" calcext:value-type="float">
            <text:p>3,36607829598098</text:p>
          </table:table-cell>
          <table:table-cell office:value-type="float" office:value="3.62279533914753" calcext:value-type="float">
            <text:p>3,62279533914753</text:p>
          </table:table-cell>
        </table:table-row>
        <table:table-row table:style-name="ro1">
          <table:table-cell office:value-type="float" office:value="-2.44702708565221" calcext:value-type="float">
            <text:p>-2,44702708565221</text:p>
          </table:table-cell>
          <table:table-cell office:value-type="float" office:value="1.96246069650963" calcext:value-type="float">
            <text:p>1,96246069650963</text:p>
          </table:table-cell>
        </table:table-row>
        <table:table-row table:style-name="ro1">
          <table:table-cell office:value-type="float" office:value="-1.26321742358384" calcext:value-type="float">
            <text:p>-1,26321742358384</text:p>
          </table:table-cell>
          <table:table-cell office:value-type="float" office:value="2.86297226389433" calcext:value-type="float">
            <text:p>2,86297226389433</text:p>
          </table:table-cell>
        </table:table-row>
        <table:table-row table:style-name="ro1">
          <table:table-cell office:value-type="float" office:value="4.77259387263587" calcext:value-type="float">
            <text:p>4,77259387263587</text:p>
          </table:table-cell>
          <table:table-cell office:value-type="float" office:value="2.76649284471694" calcext:value-type="float">
            <text:p>2,76649284471694</text:p>
          </table:table-cell>
        </table:table-row>
        <table:table-row table:style-name="ro1">
          <table:table-cell office:value-type="float" office:value="4.84370202219442" calcext:value-type="float">
            <text:p>4,84370202219442</text:p>
          </table:table-cell>
          <table:table-cell office:value-type="float" office:value="2.26315352746485" calcext:value-type="float">
            <text:p>2,26315352746485</text:p>
          </table:table-cell>
        </table:table-row>
        <table:table-row table:style-name="ro1">
          <table:table-cell office:value-type="float" office:value="0.0259321269781142" calcext:value-type="float">
            <text:p>0,0259321269781142</text:p>
          </table:table-cell>
          <table:table-cell office:value-type="float" office:value="3.67765441951517" calcext:value-type="float">
            <text:p>3,67765441951517</text:p>
          </table:table-cell>
        </table:table-row>
        <table:table-row table:style-name="ro1">
          <table:table-cell office:value-type="float" office:value="0.131333520229011" calcext:value-type="float">
            <text:p>0,131333520229011</text:p>
          </table:table-cell>
          <table:table-cell office:value-type="float" office:value="1.76864032725537" calcext:value-type="float">
            <text:p>1,76864032725537</text:p>
          </table:table-cell>
        </table:table-row>
        <table:table-row table:style-name="ro1">
          <table:table-cell office:value-type="float" office:value="-0.437152251494656" calcext:value-type="float">
            <text:p>-0,437152251494656</text:p>
          </table:table-cell>
          <table:table-cell office:value-type="float" office:value="3.44591394248907" calcext:value-type="float">
            <text:p>3,44591394248907</text:p>
          </table:table-cell>
        </table:table-row>
        <table:table-row table:style-name="ro1">
          <table:table-cell office:value-type="float" office:value="6.59312891429597" calcext:value-type="float">
            <text:p>6,59312891429597</text:p>
          </table:table-cell>
          <table:table-cell office:value-type="float" office:value="3.43400264008005" calcext:value-type="float">
            <text:p>3,43400264008005</text:p>
          </table:table-cell>
        </table:table-row>
        <table:table-row table:style-name="ro1">
          <table:table-cell office:value-type="float" office:value="5.0681553260634" calcext:value-type="float">
            <text:p>5,0681553260634</text:p>
          </table:table-cell>
          <table:table-cell office:value-type="float" office:value="3.16689782140672" calcext:value-type="float">
            <text:p>3,16689782140672</text:p>
          </table:table-cell>
        </table:table-row>
        <table:table-row table:style-name="ro1">
          <table:table-cell office:value-type="float" office:value="-1.51934242968286" calcext:value-type="float">
            <text:p>-1,51934242968286</text:p>
          </table:table-cell>
          <table:table-cell office:value-type="float" office:value="3.76684432297032" calcext:value-type="float">
            <text:p>3,76684432297032</text:p>
          </table:table-cell>
        </table:table-row>
        <table:table-row table:style-name="ro1">
          <table:table-cell office:value-type="float" office:value="5.72787972245161" calcext:value-type="float">
            <text:p>5,72787972245161</text:p>
          </table:table-cell>
          <table:table-cell office:value-type="float" office:value="3.83072245161099" calcext:value-type="float">
            <text:p>3,83072245161099</text:p>
          </table:table-cell>
        </table:table-row>
        <table:table-row table:style-name="ro1">
          <table:table-cell office:value-type="float" office:value="-0.919256198224463" calcext:value-type="float">
            <text:p>-0,919256198224463</text:p>
          </table:table-cell>
          <table:table-cell office:value-type="float" office:value="3.7524351842249" calcext:value-type="float">
            <text:p>3,7524351842249</text:p>
          </table:table-cell>
        </table:table-row>
        <table:table-row table:style-name="ro1">
          <table:table-cell office:value-type="float" office:value="-1.29649295097498" calcext:value-type="float">
            <text:p>-1,29649295097498</text:p>
          </table:table-cell>
          <table:table-cell office:value-type="float" office:value="2.67982373645759" calcext:value-type="float">
            <text:p>2,67982373645759</text:p>
          </table:table-cell>
        </table:table-row>
        <table:table-row table:style-name="ro1">
          <table:table-cell office:value-type="float" office:value="4.08316137662669" calcext:value-type="float">
            <text:p>4,08316137662669</text:p>
          </table:table-cell>
          <table:table-cell office:value-type="float" office:value="3.94311463393224" calcext:value-type="float">
            <text:p>3,94311463393224</text:p>
          </table:table-cell>
        </table:table-row>
        <table:table-row table:style-name="ro1">
          <table:table-cell office:value-type="float" office:value="4.66356664878423" calcext:value-type="float">
            <text:p>4,66356664878423</text:p>
          </table:table-cell>
          <table:table-cell office:value-type="float" office:value="2.93463428389369" calcext:value-type="float">
            <text:p>2,93463428389369</text:p>
          </table:table-cell>
        </table:table-row>
        <table:table-row table:style-name="ro1">
          <table:table-cell office:value-type="float" office:value="5.44569033916519" calcext:value-type="float">
            <text:p>5,44569033916519</text:p>
          </table:table-cell>
          <table:table-cell office:value-type="float" office:value="1.6760940743454" calcext:value-type="float">
            <text:p>1,6760940743454</text:p>
          </table:table-cell>
        </table:table-row>
        <table:table-row table:style-name="ro1">
          <table:table-cell office:value-type="float" office:value="0.766158595106222" calcext:value-type="float">
            <text:p>0,766158595106222</text:p>
          </table:table-cell>
          <table:table-cell office:value-type="float" office:value="2.51658677954672" calcext:value-type="float">
            <text:p>2,51658677954672</text:p>
          </table:table-cell>
        </table:table-row>
        <table:table-row table:style-name="ro1">
          <table:table-cell office:value-type="float" office:value="-1.27678540811122" calcext:value-type="float">
            <text:p>-1,27678540811122</text:p>
          </table:table-cell>
          <table:table-cell office:value-type="float" office:value="1.21634834757693" calcext:value-type="float">
            <text:p>1,21634834757693</text:p>
          </table:table-cell>
        </table:table-row>
        <table:table-row table:style-name="ro1">
          <table:table-cell office:value-type="float" office:value="4.14104715307038" calcext:value-type="float">
            <text:p>4,14104715307038</text:p>
          </table:table-cell>
          <table:table-cell office:value-type="float" office:value="2.76133884604549" calcext:value-type="float">
            <text:p>2,76133884604549</text:p>
          </table:table-cell>
        </table:table-row>
        <table:table-row table:style-name="ro1">
          <table:table-cell office:value-type="float" office:value="3.19758088485477" calcext:value-type="float">
            <text:p>3,19758088485477</text:p>
          </table:table-cell>
          <table:table-cell office:value-type="float" office:value="2.97343942666421" calcext:value-type="float">
            <text:p>2,97343942666421</text:p>
          </table:table-cell>
        </table:table-row>
        <table:table-row table:style-name="ro1">
          <table:table-cell office:value-type="float" office:value="5.1119947673267" calcext:value-type="float">
            <text:p>5,1119947673267</text:p>
          </table:table-cell>
          <table:table-cell office:value-type="float" office:value="3.2497607143963" calcext:value-type="float">
            <text:p>3,2497607143963</text:p>
          </table:table-cell>
        </table:table-row>
        <table:table-row table:style-name="ro1">
          <table:table-cell office:value-type="float" office:value="-0.189587135401225" calcext:value-type="float">
            <text:p>-0,189587135401225</text:p>
          </table:table-cell>
          <table:table-cell office:value-type="float" office:value="0.638852925365063" calcext:value-type="float">
            <text:p>0,638852925365063</text:p>
          </table:table-cell>
        </table:table-row>
        <table:table-row table:style-name="ro1">
          <table:table-cell office:value-type="float" office:value="-2.02111077132083" calcext:value-type="float">
            <text:p>-2,02111077132083</text:p>
          </table:table-cell>
          <table:table-cell office:value-type="float" office:value="3.52563724772894" calcext:value-type="float">
            <text:p>3,52563724772894</text:p>
          </table:table-cell>
        </table:table-row>
        <table:table-row table:style-name="ro1">
          <table:table-cell office:value-type="float" office:value="-1.24635251451069" calcext:value-type="float">
            <text:p>-1,24635251451069</text:p>
          </table:table-cell>
          <table:table-cell office:value-type="float" office:value="3.77433347297805" calcext:value-type="float">
            <text:p>3,77433347297805</text:p>
          </table:table-cell>
        </table:table-row>
        <table:table-row table:style-name="ro1">
          <table:table-cell office:value-type="float" office:value="-0.696664170110778" calcext:value-type="float">
            <text:p>-0,696664170110778</text:p>
          </table:table-cell>
          <table:table-cell office:value-type="float" office:value="2.96976691303759" calcext:value-type="float">
            <text:p>2,96976691303759</text:p>
          </table:table-cell>
        </table:table-row>
        <table:table-row table:style-name="ro1">
          <table:table-cell office:value-type="float" office:value="-1.2441564728473" calcext:value-type="float">
            <text:p>-1,2441564728473</text:p>
          </table:table-cell>
          <table:table-cell office:value-type="float" office:value="2.56691364334335" calcext:value-type="float">
            <text:p>2,56691364334335</text:p>
          </table:table-cell>
        </table:table-row>
        <table:table-row table:style-name="ro1">
          <table:table-cell office:value-type="float" office:value="5.33403262511991" calcext:value-type="float">
            <text:p>5,33403262511991</text:p>
          </table:table-cell>
          <table:table-cell office:value-type="float" office:value="3.54416617499535" calcext:value-type="float">
            <text:p>3,54416617499535</text:p>
          </table:table-cell>
        </table:table-row>
        <table:table-row table:style-name="ro1">
          <table:table-cell office:value-type="float" office:value="-0.332055309076337" calcext:value-type="float">
            <text:p>-0,332055309076337</text:p>
          </table:table-cell>
          <table:table-cell office:value-type="float" office:value="3.45715070332231" calcext:value-type="float">
            <text:p>3,45715070332231</text:p>
          </table:table-cell>
        </table:table-row>
        <table:table-row table:style-name="ro1">
          <table:table-cell office:value-type="float" office:value="3.59507541820445" calcext:value-type="float">
            <text:p>3,59507541820445</text:p>
          </table:table-cell>
          <table:table-cell office:value-type="float" office:value="3.37503042241151" calcext:value-type="float">
            <text:p>3,37503042241151</text:p>
          </table:table-cell>
        </table:table-row>
        <table:table-row table:style-name="ro1">
          <table:table-cell office:value-type="float" office:value="-1.67416156196571" calcext:value-type="float">
            <text:p>-1,67416156196571</text:p>
          </table:table-cell>
          <table:table-cell office:value-type="float" office:value="3.82047106549241" calcext:value-type="float">
            <text:p>3,82047106549241</text:p>
          </table:table-cell>
        </table:table-row>
        <table:table-row table:style-name="ro1">
          <table:table-cell office:value-type="float" office:value="-2.207595249161" calcext:value-type="float">
            <text:p>-2,207595249161</text:p>
          </table:table-cell>
          <table:table-cell office:value-type="float" office:value="2.74965227567366" calcext:value-type="float">
            <text:p>2,74965227567366</text:p>
          </table:table-cell>
        </table:table-row>
        <table:table-row table:style-name="ro1">
          <table:table-cell office:value-type="float" office:value="0.249683862278111" calcext:value-type="float">
            <text:p>0,249683862278111</text:p>
          </table:table-cell>
          <table:table-cell office:value-type="float" office:value="2.51259442613487" calcext:value-type="float">
            <text:p>2,51259442613487</text:p>
          </table:table-cell>
        </table:table-row>
        <table:table-row table:style-name="ro1">
          <table:table-cell office:value-type="float" office:value="-0.882679175326242" calcext:value-type="float">
            <text:p>-0,882679175326242</text:p>
          </table:table-cell>
          <table:table-cell office:value-type="float" office:value="2.98458565998546" calcext:value-type="float">
            <text:p>2,98458565998546</text:p>
          </table:table-cell>
        </table:table-row>
        <table:table-row table:style-name="ro1">
          <table:table-cell office:value-type="float" office:value="5.25936740092183" calcext:value-type="float">
            <text:p>5,25936740092183</text:p>
          </table:table-cell>
          <table:table-cell office:value-type="float" office:value="2.56928593339896" calcext:value-type="float">
            <text:p>2,56928593339896</text:p>
          </table:table-cell>
        </table:table-row>
        <table:table-row table:style-name="ro1">
          <table:table-cell office:value-type="float" office:value="-2.11343998509705" calcext:value-type="float">
            <text:p>-2,11343998509705</text:p>
          </table:table-cell>
          <table:table-cell office:value-type="float" office:value="3.07584810453113" calcext:value-type="float">
            <text:p>3,07584810453113</text:p>
          </table:table-cell>
        </table:table-row>
        <table:table-row table:style-name="ro1">
          <table:table-cell office:value-type="float" office:value="-2.28330758906001" calcext:value-type="float">
            <text:p>-2,28330758906001</text:p>
          </table:table-cell>
          <table:table-cell office:value-type="float" office:value="3.16054158287662" calcext:value-type="float">
            <text:p>3,16054158287662</text:p>
          </table:table-cell>
        </table:table-row>
        <table:table-row table:style-name="ro1">
          <table:table-cell office:value-type="float" office:value="-0.816770452200684" calcext:value-type="float">
            <text:p>-0,816770452200684</text:p>
          </table:table-cell>
          <table:table-cell office:value-type="float" office:value="1.87594668839917" calcext:value-type="float">
            <text:p>1,87594668839917</text:p>
          </table:table-cell>
        </table:table-row>
        <table:table-row table:style-name="ro1">
          <table:table-cell office:value-type="float" office:value="-1.17148997087352" calcext:value-type="float">
            <text:p>-1,17148997087352</text:p>
          </table:table-cell>
          <table:table-cell office:value-type="float" office:value="0.782388459999237" calcext:value-type="float">
            <text:p>0,782388459999237</text:p>
          </table:table-cell>
        </table:table-row>
        <table:table-row table:style-name="ro1">
          <table:table-cell office:value-type="float" office:value="3.74807477292255" calcext:value-type="float">
            <text:p>3,74807477292255</text:p>
          </table:table-cell>
          <table:table-cell office:value-type="float" office:value="4.71009516855895" calcext:value-type="float">
            <text:p>4,71009516855895</text:p>
          </table:table-cell>
        </table:table-row>
        <table:table-row table:style-name="ro1">
          <table:table-cell office:value-type="float" office:value="-0.142596902034065" calcext:value-type="float">
            <text:p>-0,142596902034065</text:p>
          </table:table-cell>
          <table:table-cell office:value-type="float" office:value="3.11502629996822" calcext:value-type="float">
            <text:p>3,11502629996822</text:p>
          </table:table-cell>
        </table:table-row>
        <table:table-row table:style-name="ro1">
          <table:table-cell office:value-type="float" office:value="-1.33616482323163" calcext:value-type="float">
            <text:p>-1,33616482323163</text:p>
          </table:table-cell>
          <table:table-cell office:value-type="float" office:value="2.3287493947042" calcext:value-type="float">
            <text:p>2,3287493947042</text:p>
          </table:table-cell>
        </table:table-row>
        <table:table-row table:style-name="ro1">
          <table:table-cell office:value-type="float" office:value="5.23964656925496" calcext:value-type="float">
            <text:p>5,23964656925496</text:p>
          </table:table-cell>
          <table:table-cell office:value-type="float" office:value="4.62290932623022" calcext:value-type="float">
            <text:p>4,62290932623022</text:p>
          </table:table-cell>
        </table:table-row>
        <table:table-row table:style-name="ro1">
          <table:table-cell office:value-type="float" office:value="4.41469071239113" calcext:value-type="float">
            <text:p>4,41469071239113</text:p>
          </table:table-cell>
          <table:table-cell office:value-type="float" office:value="4.67480593335101" calcext:value-type="float">
            <text:p>4,67480593335101</text:p>
          </table:table-cell>
        </table:table-row>
        <table:table-row table:style-name="ro1">
          <table:table-cell office:value-type="float" office:value="4.07400954552497" calcext:value-type="float">
            <text:p>4,07400954552497</text:p>
          </table:table-cell>
          <table:table-cell office:value-type="float" office:value="3.27840979244027" calcext:value-type="float">
            <text:p>3,27840979244027</text:p>
          </table:table-cell>
        </table:table-row>
        <table:table-row table:style-name="ro1">
          <table:table-cell office:value-type="float" office:value="-0.50461395812253" calcext:value-type="float">
            <text:p>-0,50461395812253</text:p>
          </table:table-cell>
          <table:table-cell office:value-type="float" office:value="2.38139930468029" calcext:value-type="float">
            <text:p>2,38139930468029</text:p>
          </table:table-cell>
        </table:table-row>
        <table:table-row table:style-name="ro1">
          <table:table-cell office:value-type="float" office:value="-0.857313416979967" calcext:value-type="float">
            <text:p>-0,857313416979967</text:p>
          </table:table-cell>
          <table:table-cell office:value-type="float" office:value="2.0150367137875" calcext:value-type="float">
            <text:p>2,0150367137875</text:p>
          </table:table-cell>
        </table:table-row>
        <table:table-row table:style-name="ro1">
          <table:table-cell office:value-type="float" office:value="-1.41242755637234" calcext:value-type="float">
            <text:p>-1,41242755637234</text:p>
          </table:table-cell>
          <table:table-cell office:value-type="float" office:value="3.07770464278874" calcext:value-type="float">
            <text:p>3,07770464278874</text:p>
          </table:table-cell>
        </table:table-row>
        <table:table-row table:style-name="ro1">
          <table:table-cell office:value-type="float" office:value="6.17995354571514" calcext:value-type="float">
            <text:p>6,17995354571514</text:p>
          </table:table-cell>
          <table:table-cell office:value-type="float" office:value="3.40792938574154" calcext:value-type="float">
            <text:p>3,40792938574154</text:p>
          </table:table-cell>
        </table:table-row>
        <table:table-row table:style-name="ro1">
          <table:table-cell office:value-type="float" office:value="0.297000948958294" calcext:value-type="float">
            <text:p>0,297000948958294</text:p>
          </table:table-cell>
          <table:table-cell office:value-type="float" office:value="2.98596198217797" calcext:value-type="float">
            <text:p>2,98596198217797</text:p>
          </table:table-cell>
        </table:table-row>
        <table:table-row table:style-name="ro1">
          <table:table-cell office:value-type="float" office:value="-1.00144993224654" calcext:value-type="float">
            <text:p>-1,00144993224654</text:p>
          </table:table-cell>
          <table:table-cell office:value-type="float" office:value="2.1310097325955" calcext:value-type="float">
            <text:p>2,1310097325955</text:p>
          </table:table-cell>
        </table:table-row>
        <table:table-row table:style-name="ro1">
          <table:table-cell office:value-type="float" office:value="-1.32350206240255" calcext:value-type="float">
            <text:p>-1,32350206240255</text:p>
          </table:table-cell>
          <table:table-cell office:value-type="float" office:value="2.49997117630686" calcext:value-type="float">
            <text:p>2,49997117630686</text:p>
          </table:table-cell>
        </table:table-row>
        <table:table-row table:style-name="ro1">
          <table:table-cell office:value-type="float" office:value="4.45993592063972" calcext:value-type="float">
            <text:p>4,45993592063972</text:p>
          </table:table-cell>
          <table:table-cell office:value-type="float" office:value="2.15004933889848" calcext:value-type="float">
            <text:p>2,15004933889848</text:p>
          </table:table-cell>
        </table:table-row>
        <table:table-row table:style-name="ro1">
          <table:table-cell office:value-type="float" office:value="3.07446273948156" calcext:value-type="float">
            <text:p>3,07446273948156</text:p>
          </table:table-cell>
          <table:table-cell office:value-type="float" office:value="3.06082563895381" calcext:value-type="float">
            <text:p>3,06082563895381</text:p>
          </table:table-cell>
        </table:table-row>
        <table:table-row table:style-name="ro1">
          <table:table-cell office:value-type="float" office:value="6.15347091927608" calcext:value-type="float">
            <text:p>6,15347091927608</text:p>
          </table:table-cell>
          <table:table-cell office:value-type="float" office:value="2.90904262076252" calcext:value-type="float">
            <text:p>2,90904262076252</text:p>
          </table:table-cell>
        </table:table-row>
        <table:table-row table:style-name="ro1">
          <table:table-cell office:value-type="float" office:value="-0.375008392224065" calcext:value-type="float">
            <text:p>-0,375008392224065</text:p>
          </table:table-cell>
          <table:table-cell office:value-type="float" office:value="2.87455272822441" calcext:value-type="float">
            <text:p>2,87455272822441</text:p>
          </table:table-cell>
        </table:table-row>
        <table:table-row table:style-name="ro1">
          <table:table-cell office:value-type="float" office:value="0.193916805554453" calcext:value-type="float">
            <text:p>0,193916805554453</text:p>
          </table:table-cell>
          <table:table-cell office:value-type="float" office:value="2.4918753407533" calcext:value-type="float">
            <text:p>2,4918753407533</text:p>
          </table:table-cell>
        </table:table-row>
        <table:table-row table:style-name="ro1">
          <table:table-cell office:value-type="float" office:value="4.85354701318257" calcext:value-type="float">
            <text:p>4,85354701318257</text:p>
          </table:table-cell>
          <table:table-cell office:value-type="float" office:value="4.18819036305698" calcext:value-type="float">
            <text:p>4,18819036305698</text:p>
          </table:table-cell>
        </table:table-row>
        <table:table-row table:style-name="ro1">
          <table:table-cell office:value-type="float" office:value="4.76887827333566" calcext:value-type="float">
            <text:p>4,76887827333566</text:p>
          </table:table-cell>
          <table:table-cell office:value-type="float" office:value="4.15269065332887" calcext:value-type="float">
            <text:p>4,15269065332887</text:p>
          </table:table-cell>
        </table:table-row>
        <table:table-row table:style-name="ro1">
          <table:table-cell office:value-type="float" office:value="0.264998594497038" calcext:value-type="float">
            <text:p>0,264998594497038</text:p>
          </table:table-cell>
          <table:table-cell office:value-type="float" office:value="2.65999975719809" calcext:value-type="float">
            <text:p>2,65999975719809</text:p>
          </table:table-cell>
        </table:table-row>
        <table:table-row table:style-name="ro1">
          <table:table-cell office:value-type="float" office:value="3.54350325052785" calcext:value-type="float">
            <text:p>3,54350325052785</text:p>
          </table:table-cell>
          <table:table-cell office:value-type="float" office:value="3.42701802121671" calcext:value-type="float">
            <text:p>3,42701802121671</text:p>
          </table:table-cell>
        </table:table-row>
        <table:table-row table:style-name="ro1">
          <table:table-cell office:value-type="float" office:value="0.609542450224324" calcext:value-type="float">
            <text:p>0,609542450224324</text:p>
          </table:table-cell>
          <table:table-cell office:value-type="float" office:value="2.46810432878754" calcext:value-type="float">
            <text:p>2,46810432878754</text:p>
          </table:table-cell>
        </table:table-row>
        <table:table-row table:style-name="ro1">
          <table:table-cell office:value-type="float" office:value="-1.76659370258711" calcext:value-type="float">
            <text:p>-1,76659370258711</text:p>
          </table:table-cell>
          <table:table-cell office:value-type="float" office:value="3.17889927858923" calcext:value-type="float">
            <text:p>3,17889927858923</text:p>
          </table:table-cell>
        </table:table-row>
        <table:table-row table:style-name="ro1">
          <table:table-cell office:value-type="float" office:value="-0.617276699671265" calcext:value-type="float">
            <text:p>-0,617276699671265</text:p>
          </table:table-cell>
          <table:table-cell office:value-type="float" office:value="1.59860865170626" calcext:value-type="float">
            <text:p>1,59860865170626</text:p>
          </table:table-cell>
        </table:table-row>
        <table:table-row table:style-name="ro1">
          <table:table-cell office:value-type="float" office:value="-1.16913238270902" calcext:value-type="float">
            <text:p>-1,16913238270902</text:p>
          </table:table-cell>
          <table:table-cell office:value-type="float" office:value="2.12187030053226" calcext:value-type="float">
            <text:p>2,12187030053226</text:p>
          </table:table-cell>
        </table:table-row>
        <table:table-row table:style-name="ro1">
          <table:table-cell office:value-type="float" office:value="-2.50487357869968" calcext:value-type="float">
            <text:p>-2,50487357869968</text:p>
          </table:table-cell>
          <table:table-cell office:value-type="float" office:value="1.91793690735518" calcext:value-type="float">
            <text:p>1,91793690735518</text:p>
          </table:table-cell>
        </table:table-row>
        <table:table-row table:style-name="ro1">
          <table:table-cell office:value-type="float" office:value="-0.16261919278257" calcext:value-type="float">
            <text:p>-0,16261919278257</text:p>
          </table:table-cell>
          <table:table-cell office:value-type="float" office:value="3.4745889953697" calcext:value-type="float">
            <text:p>3,4745889953697</text:p>
          </table:table-cell>
        </table:table-row>
        <table:table-row table:style-name="ro1">
          <table:table-cell office:value-type="float" office:value="-1.16393451874576" calcext:value-type="float">
            <text:p>-1,16393451874576</text:p>
          </table:table-cell>
          <table:table-cell office:value-type="float" office:value="1.78501285203149" calcext:value-type="float">
            <text:p>1,78501285203149</text:p>
          </table:table-cell>
        </table:table-row>
        <table:table-row table:style-name="ro1">
          <table:table-cell office:value-type="float" office:value="-0.65675484449849" calcext:value-type="float">
            <text:p>-0,65675484449849</text:p>
          </table:table-cell>
          <table:table-cell office:value-type="float" office:value="3.55362430182425" calcext:value-type="float">
            <text:p>3,55362430182425</text:p>
          </table:table-cell>
        </table:table-row>
        <table:table-row table:style-name="ro1">
          <table:table-cell office:value-type="float" office:value="-0.706653122798867" calcext:value-type="float">
            <text:p>-0,706653122798867</text:p>
          </table:table-cell>
          <table:table-cell office:value-type="float" office:value="3.90561462741836" calcext:value-type="float">
            <text:p>3,90561462741836</text:p>
          </table:table-cell>
        </table:table-row>
        <table:table-row table:style-name="ro1">
          <table:table-cell office:value-type="float" office:value="-2.29770482876738" calcext:value-type="float">
            <text:p>-2,29770482876738</text:p>
          </table:table-cell>
          <table:table-cell office:value-type="float" office:value="1.70956468434882" calcext:value-type="float">
            <text:p>1,70956468434882</text:p>
          </table:table-cell>
        </table:table-row>
        <table:table-row table:style-name="ro1">
          <table:table-cell office:value-type="float" office:value="-1.55016385925571" calcext:value-type="float">
            <text:p>-1,55016385925571</text:p>
          </table:table-cell>
          <table:table-cell office:value-type="float" office:value="2.86089499345448" calcext:value-type="float">
            <text:p>2,86089499345448</text:p>
          </table:table-cell>
        </table:table-row>
        <table:table-row table:style-name="ro1">
          <table:table-cell office:value-type="float" office:value="-2.46012054344213" calcext:value-type="float">
            <text:p>-2,46012054344213</text:p>
          </table:table-cell>
          <table:table-cell office:value-type="float" office:value="2.45749331033208" calcext:value-type="float">
            <text:p>2,45749331033208</text:p>
          </table:table-cell>
        </table:table-row>
        <table:table-row table:style-name="ro1">
          <table:table-cell office:value-type="float" office:value="0.275569709280421" calcext:value-type="float">
            <text:p>0,275569709280421</text:p>
          </table:table-cell>
          <table:table-cell office:value-type="float" office:value="2.51008009367621" calcext:value-type="float">
            <text:p>2,51008009367621</text:p>
          </table:table-cell>
        </table:table-row>
        <table:table-row table:style-name="ro1">
          <table:table-cell office:value-type="float" office:value="0.817150089777489" calcext:value-type="float">
            <text:p>0,817150089777489</text:p>
          </table:table-cell>
          <table:table-cell office:value-type="float" office:value="1.58238213926477" calcext:value-type="float">
            <text:p>1,58238213926477</text:p>
          </table:table-cell>
        </table:table-row>
        <table:table-row table:style-name="ro1">
          <table:table-cell office:value-type="float" office:value="-0.962400304676289" calcext:value-type="float">
            <text:p>-0,962400304676289</text:p>
          </table:table-cell>
          <table:table-cell office:value-type="float" office:value="4.22611662230026" calcext:value-type="float">
            <text:p>4,22611662230026</text:p>
          </table:table-cell>
        </table:table-row>
        <table:table-row table:style-name="ro1">
          <table:table-cell office:value-type="float" office:value="-0.699833281131982" calcext:value-type="float">
            <text:p>-0,699833281131982</text:p>
          </table:table-cell>
          <table:table-cell office:value-type="float" office:value="1.58572891898385" calcext:value-type="float">
            <text:p>1,58572891898385</text:p>
          </table:table-cell>
        </table:table-row>
        <table:table-row table:style-name="ro1">
          <table:table-cell office:value-type="float" office:value="-0.577273828178952" calcext:value-type="float">
            <text:p>-0,577273828178952</text:p>
          </table:table-cell>
          <table:table-cell office:value-type="float" office:value="2.76125955925682" calcext:value-type="float">
            <text:p>2,76125955925682</text:p>
          </table:table-cell>
        </table:table-row>
        <table:table-row table:style-name="ro1">
          <table:table-cell office:value-type="float" office:value="-0.403676973271366" calcext:value-type="float">
            <text:p>-0,403676973271366</text:p>
          </table:table-cell>
          <table:table-cell office:value-type="float" office:value="2.35122841076045" calcext:value-type="float">
            <text:p>2,35122841076045</text:p>
          </table:table-cell>
        </table:table-row>
        <table:table-row table:style-name="ro1">
          <table:table-cell office:value-type="float" office:value="6.12294970885911" calcext:value-type="float">
            <text:p>6,12294970885911</text:p>
          </table:table-cell>
          <table:table-cell office:value-type="float" office:value="2.27133104208768" calcext:value-type="float">
            <text:p>2,27133104208768</text:p>
          </table:table-cell>
        </table:table-row>
        <table:table-row table:style-name="ro1">
          <table:table-cell office:value-type="float" office:value="-0.893894967022135" calcext:value-type="float">
            <text:p>-0,893894967022135</text:p>
          </table:table-cell>
          <table:table-cell office:value-type="float" office:value="3.67466682090056" calcext:value-type="float">
            <text:p>3,67466682090056</text:p>
          </table:table-cell>
        </table:table-row>
        <table:table-row table:style-name="ro1">
          <table:table-cell office:value-type="float" office:value="-1.80731291246728" calcext:value-type="float">
            <text:p>-1,80731291246728</text:p>
          </table:table-cell>
          <table:table-cell office:value-type="float" office:value="1.63376421662988" calcext:value-type="float">
            <text:p>1,63376421662988</text:p>
          </table:table-cell>
        </table:table-row>
        <table:table-row table:style-name="ro1">
          <table:table-cell office:value-type="float" office:value="4.18786456291975" calcext:value-type="float">
            <text:p>4,18786456291975</text:p>
          </table:table-cell>
          <table:table-cell office:value-type="float" office:value="3.81613367039841" calcext:value-type="float">
            <text:p>3,81613367039841</text:p>
          </table:table-cell>
        </table:table-row>
        <table:table-row table:style-name="ro1">
          <table:table-cell office:value-type="float" office:value="4.91807879885068" calcext:value-type="float">
            <text:p>4,91807879885068</text:p>
          </table:table-cell>
          <table:table-cell office:value-type="float" office:value="2.08167591494751" calcext:value-type="float">
            <text:p>2,08167591494751</text:p>
          </table:table-cell>
        </table:table-row>
        <table:table-row table:style-name="ro1">
          <table:table-cell office:value-type="float" office:value="-0.446530005998578" calcext:value-type="float">
            <text:p>-0,446530005998578</text:p>
          </table:table-cell>
          <table:table-cell office:value-type="float" office:value="2.89460815953869" calcext:value-type="float">
            <text:p>2,89460815953869</text:p>
          </table:table-cell>
        </table:table-row>
        <table:table-row table:style-name="ro1">
          <table:table-cell office:value-type="float" office:value="-1.17512761479464" calcext:value-type="float">
            <text:p>-1,17512761479464</text:p>
          </table:table-cell>
          <table:table-cell office:value-type="float" office:value="2.00023162487914" calcext:value-type="float">
            <text:p>2,00023162487914</text:p>
          </table:table-cell>
        </table:table-row>
        <table:table-row table:style-name="ro1">
          <table:table-cell office:value-type="float" office:value="3.76170298139203" calcext:value-type="float">
            <text:p>3,76170298139203</text:p>
          </table:table-cell>
          <table:table-cell office:value-type="float" office:value="3.08914503994761" calcext:value-type="float">
            <text:p>3,08914503994761</text:p>
          </table:table-cell>
        </table:table-row>
        <table:table-row table:style-name="ro1">
          <table:table-cell office:value-type="float" office:value="-0.513582938492777" calcext:value-type="float">
            <text:p>-0,513582938492777</text:p>
          </table:table-cell>
          <table:table-cell office:value-type="float" office:value="2.42869762254504" calcext:value-type="float">
            <text:p>2,42869762254504</text:p>
          </table:table-cell>
        </table:table-row>
        <table:table-row table:style-name="ro1">
          <table:table-cell office:value-type="float" office:value="-1.92260325602176" calcext:value-type="float">
            <text:p>-1,92260325602176</text:p>
          </table:table-cell>
          <table:table-cell office:value-type="float" office:value="2.5630726647904" calcext:value-type="float">
            <text:p>2,5630726647904</text:p>
          </table:table-cell>
        </table:table-row>
        <table:table-row table:style-name="ro1">
          <table:table-cell office:value-type="float" office:value="5.3545570831401" calcext:value-type="float">
            <text:p>5,3545570831401</text:p>
          </table:table-cell>
          <table:table-cell office:value-type="float" office:value="2.3903800169839" calcext:value-type="float">
            <text:p>2,3903800169839</text:p>
          </table:table-cell>
        </table:table-row>
        <table:table-row table:style-name="ro1">
          <table:table-cell office:value-type="float" office:value="4.74203186990023" calcext:value-type="float">
            <text:p>4,74203186990023</text:p>
          </table:table-cell>
          <table:table-cell office:value-type="float" office:value="2.34502169191398" calcext:value-type="float">
            <text:p>2,34502169191398</text:p>
          </table:table-cell>
        </table:table-row>
        <table:table-row table:style-name="ro1">
          <table:table-cell office:value-type="float" office:value="5.01273929962202" calcext:value-type="float">
            <text:p>5,01273929962202</text:p>
          </table:table-cell>
          <table:table-cell office:value-type="float" office:value="5.14539011227149" calcext:value-type="float">
            <text:p>5,14539011227149</text:p>
          </table:table-cell>
        </table:table-row>
        <table:table-row table:style-name="ro1">
          <table:table-cell office:value-type="float" office:value="-0.673206004539159" calcext:value-type="float">
            <text:p>-0,673206004539159</text:p>
          </table:table-cell>
          <table:table-cell office:value-type="float" office:value="2.48725843974119" calcext:value-type="float">
            <text:p>2,48725843974119</text:p>
          </table:table-cell>
        </table:table-row>
        <table:table-row table:style-name="ro1">
          <table:table-cell office:value-type="float" office:value="2.8933504566414" calcext:value-type="float">
            <text:p>2,8933504566414</text:p>
          </table:table-cell>
          <table:table-cell office:value-type="float" office:value="3.10115915977199" calcext:value-type="float">
            <text:p>3,10115915977199</text:p>
          </table:table-cell>
        </table:table-row>
        <table:table-row table:style-name="ro1">
          <table:table-cell office:value-type="float" office:value="-0.0517192555371143" calcext:value-type="float">
            <text:p>-0,0517192555371143</text:p>
          </table:table-cell>
          <table:table-cell office:value-type="float" office:value="1.94133043835134" calcext:value-type="float">
            <text:p>1,94133043835134</text:p>
          </table:table-cell>
        </table:table-row>
        <table:table-row table:style-name="ro1">
          <table:table-cell office:value-type="float" office:value="4.87644972801213" calcext:value-type="float">
            <text:p>4,87644972801213</text:p>
          </table:table-cell>
          <table:table-cell office:value-type="float" office:value="3.58156673250344" calcext:value-type="float">
            <text:p>3,58156673250344</text:p>
          </table:table-cell>
        </table:table-row>
        <table:table-row table:style-name="ro1">
          <table:table-cell office:value-type="float" office:value="5.3844192748229" calcext:value-type="float">
            <text:p>5,3844192748229</text:p>
          </table:table-cell>
          <table:table-cell office:value-type="float" office:value="4.27804751903843" calcext:value-type="float">
            <text:p>4,27804751903843</text:p>
          </table:table-cell>
        </table:table-row>
        <table:table-row table:style-name="ro1">
          <table:table-cell office:value-type="float" office:value="0.510766193971772" calcext:value-type="float">
            <text:p>0,510766193971772</text:p>
          </table:table-cell>
          <table:table-cell office:value-type="float" office:value="2.36463329932701" calcext:value-type="float">
            <text:p>2,36463329932701</text:p>
          </table:table-cell>
        </table:table-row>
        <table:table-row table:style-name="ro1">
          <table:table-cell office:value-type="float" office:value="0.344350728271288" calcext:value-type="float">
            <text:p>0,344350728271288</text:p>
          </table:table-cell>
          <table:table-cell office:value-type="float" office:value="3.38558969792845" calcext:value-type="float">
            <text:p>3,38558969792845</text:p>
          </table:table-cell>
        </table:table-row>
        <table:table-row table:style-name="ro1">
          <table:table-cell office:value-type="float" office:value="4.58141731408002" calcext:value-type="float">
            <text:p>4,58141731408002</text:p>
          </table:table-cell>
          <table:table-cell office:value-type="float" office:value="3.54879263886434" calcext:value-type="float">
            <text:p>3,54879263886434</text:p>
          </table:table-cell>
        </table:table-row>
        <table:table-row table:style-name="ro1">
          <table:table-cell office:value-type="float" office:value="4.44857319427074" calcext:value-type="float">
            <text:p>4,44857319427074</text:p>
          </table:table-cell>
          <table:table-cell office:value-type="float" office:value="4.80233198082645" calcext:value-type="float">
            <text:p>4,80233198082645</text:p>
          </table:table-cell>
        </table:table-row>
        <table:table-row table:style-name="ro1">
          <table:table-cell office:value-type="float" office:value="0.812940619779068" calcext:value-type="float">
            <text:p>0,812940619779068</text:p>
          </table:table-cell>
          <table:table-cell office:value-type="float" office:value="2.4601363763652" calcext:value-type="float">
            <text:p>2,4601363763652</text:p>
          </table:table-cell>
        </table:table-row>
        <table:table-row table:style-name="ro1">
          <table:table-cell office:value-type="float" office:value="-1.03428570704745" calcext:value-type="float">
            <text:p>-1,03428570704745</text:p>
          </table:table-cell>
          <table:table-cell office:value-type="float" office:value="4.30439325570901" calcext:value-type="float">
            <text:p>4,30439325570901</text:p>
          </table:table-cell>
        </table:table-row>
        <table:table-row table:style-name="ro1">
          <table:table-cell office:value-type="float" office:value="0.249876680178938" calcext:value-type="float">
            <text:p>0,249876680178938</text:p>
          </table:table-cell>
          <table:table-cell office:value-type="float" office:value="2.45628055041615" calcext:value-type="float">
            <text:p>2,45628055041615</text:p>
          </table:table-cell>
        </table:table-row>
        <table:table-row table:style-name="ro1">
          <table:table-cell office:value-type="float" office:value="4.61378606828229" calcext:value-type="float">
            <text:p>4,61378606828229</text:p>
          </table:table-cell>
          <table:table-cell office:value-type="float" office:value="3.158925029713" calcext:value-type="float">
            <text:p>3,158925029713</text:p>
          </table:table-cell>
        </table:table-row>
        <table:table-row table:style-name="ro1">
          <table:table-cell office:value-type="float" office:value="-0.435647116093271" calcext:value-type="float">
            <text:p>-0,435647116093271</text:p>
          </table:table-cell>
          <table:table-cell office:value-type="float" office:value="2.01717364931405" calcext:value-type="float">
            <text:p>2,01717364931405</text:p>
          </table:table-cell>
        </table:table-row>
        <table:table-row table:style-name="ro1">
          <table:table-cell office:value-type="float" office:value="-0.539811849038556" calcext:value-type="float">
            <text:p>-0,539811849038556</text:p>
          </table:table-cell>
          <table:table-cell office:value-type="float" office:value="2.2041724953679" calcext:value-type="float">
            <text:p>2,2041724953679</text:p>
          </table:table-cell>
        </table:table-row>
        <table:table-row table:style-name="ro1">
          <table:table-cell office:value-type="float" office:value="3.80223483182279" calcext:value-type="float">
            <text:p>3,80223483182279</text:p>
          </table:table-cell>
          <table:table-cell office:value-type="float" office:value="3.63145899068095" calcext:value-type="float">
            <text:p>3,63145899068095</text:p>
          </table:table-cell>
        </table:table-row>
        <table:table-row table:style-name="ro1">
          <table:table-cell office:value-type="float" office:value="5.89605994093689" calcext:value-type="float">
            <text:p>5,89605994093689</text:p>
          </table:table-cell>
          <table:table-cell office:value-type="float" office:value="3.64079979406929" calcext:value-type="float">
            <text:p>3,64079979406929</text:p>
          </table:table-cell>
        </table:table-row>
        <table:table-row table:style-name="ro1">
          <table:table-cell office:value-type="float" office:value="-1.27167566867171" calcext:value-type="float">
            <text:p>-1,27167566867171</text:p>
          </table:table-cell>
          <table:table-cell office:value-type="float" office:value="3.05899904252631" calcext:value-type="float">
            <text:p>3,05899904252631</text:p>
          </table:table-cell>
        </table:table-row>
        <table:table-row table:style-name="ro1">
          <table:table-cell office:value-type="float" office:value="5.47243221645003" calcext:value-type="float">
            <text:p>5,47243221645003</text:p>
          </table:table-cell>
          <table:table-cell office:value-type="float" office:value="4.55441154236441" calcext:value-type="float">
            <text:p>4,55441154236441</text:p>
          </table:table-cell>
        </table:table-row>
        <table:table-row table:style-name="ro1">
          <table:table-cell office:value-type="float" office:value="3.73543705945533" calcext:value-type="float">
            <text:p>3,73543705945533</text:p>
          </table:table-cell>
          <table:table-cell office:value-type="float" office:value="2.95045917362582" calcext:value-type="float">
            <text:p>2,95045917362582</text:p>
          </table:table-cell>
        </table:table-row>
        <table:table-row table:style-name="ro1">
          <table:table-cell office:value-type="float" office:value="4.58125264932655" calcext:value-type="float">
            <text:p>4,58125264932655</text:p>
          </table:table-cell>
          <table:table-cell office:value-type="float" office:value="2.553979640288" calcext:value-type="float">
            <text:p>2,553979640288</text:p>
          </table:table-cell>
        </table:table-row>
        <table:table-row table:style-name="ro1">
          <table:table-cell office:value-type="float" office:value="-0.196396072466661" calcext:value-type="float">
            <text:p>-0,196396072466661</text:p>
          </table:table-cell>
          <table:table-cell office:value-type="float" office:value="1.36604743076139" calcext:value-type="float">
            <text:p>1,36604743076139</text:p>
          </table:table-cell>
        </table:table-row>
        <table:table-row table:style-name="ro1">
          <table:table-cell office:value-type="float" office:value="4.86261668990588" calcext:value-type="float">
            <text:p>4,86261668990588</text:p>
          </table:table-cell>
          <table:table-cell office:value-type="float" office:value="2.45298238080304" calcext:value-type="float">
            <text:p>2,45298238080304</text:p>
          </table:table-cell>
        </table:table-row>
        <table:table-row table:style-name="ro1">
          <table:table-cell office:value-type="float" office:value="-1.44482380404195" calcext:value-type="float">
            <text:p>-1,44482380404195</text:p>
          </table:table-cell>
          <table:table-cell office:value-type="float" office:value="2.35980191410245" calcext:value-type="float">
            <text:p>2,35980191410245</text:p>
          </table:table-cell>
        </table:table-row>
        <table:table-row table:style-name="ro1">
          <table:table-cell office:value-type="float" office:value="-2.27809174982059" calcext:value-type="float">
            <text:p>-2,27809174982059</text:p>
          </table:table-cell>
          <table:table-cell office:value-type="float" office:value="2.4796390972091" calcext:value-type="float">
            <text:p>2,4796390972091</text:p>
          </table:table-cell>
        </table:table-row>
        <table:table-row table:style-name="ro1">
          <table:table-cell office:value-type="float" office:value="0.179580879791967" calcext:value-type="float">
            <text:p>0,179580879791967</text:p>
          </table:table-cell>
          <table:table-cell office:value-type="float" office:value="3.0163632596333" calcext:value-type="float">
            <text:p>3,0163632596333</text:p>
          </table:table-cell>
        </table:table-row>
        <table:table-row table:style-name="ro1">
          <table:table-cell office:value-type="float" office:value="4.6078927760844" calcext:value-type="float">
            <text:p>4,6078927760844</text:p>
          </table:table-cell>
          <table:table-cell office:value-type="float" office:value="2.68990151291638" calcext:value-type="float">
            <text:p>2,68990151291638</text:p>
          </table:table-cell>
        </table:table-row>
        <table:table-row table:style-name="ro1">
          <table:table-cell office:value-type="float" office:value="0.0690402438213866" calcext:value-type="float">
            <text:p>0,0690402438213866</text:p>
          </table:table-cell>
          <table:table-cell office:value-type="float" office:value="1.57675095925997" calcext:value-type="float">
            <text:p>1,57675095925997</text:p>
          </table:table-cell>
        </table:table-row>
        <table:table-row table:style-name="ro1">
          <table:table-cell office:value-type="float" office:value="-1.99278170716615" calcext:value-type="float">
            <text:p>-1,99278170716615</text:p>
          </table:table-cell>
          <table:table-cell office:value-type="float" office:value="1.71101742374173" calcext:value-type="float">
            <text:p>1,71101742374173</text:p>
          </table:table-cell>
        </table:table-row>
        <table:table-row table:style-name="ro1">
          <table:table-cell office:value-type="float" office:value="-0.906452039694911" calcext:value-type="float">
            <text:p>-0,906452039694911</text:p>
          </table:table-cell>
          <table:table-cell office:value-type="float" office:value="3.17578464150729" calcext:value-type="float">
            <text:p>3,17578464150729</text:p>
          </table:table-cell>
        </table:table-row>
        <table:table-row table:style-name="ro1">
          <table:table-cell office:value-type="float" office:value="0.345631146428725" calcext:value-type="float">
            <text:p>0,345631146428725</text:p>
          </table:table-cell>
          <table:table-cell office:value-type="float" office:value="3.25918256816169" calcext:value-type="float">
            <text:p>3,25918256816169</text:p>
          </table:table-cell>
        </table:table-row>
        <table:table-row table:style-name="ro1">
          <table:table-cell office:value-type="float" office:value="0.00397884108845437" calcext:value-type="float">
            <text:p>0,00397884108845437</text:p>
          </table:table-cell>
          <table:table-cell office:value-type="float" office:value="3.97833031729792" calcext:value-type="float">
            <text:p>3,97833031729792</text:p>
          </table:table-cell>
        </table:table-row>
        <table:table-row table:style-name="ro1">
          <table:table-cell office:value-type="float" office:value="5.3051040943673" calcext:value-type="float">
            <text:p>5,3051040943673</text:p>
          </table:table-cell>
          <table:table-cell office:value-type="float" office:value="4.23932885844242" calcext:value-type="float">
            <text:p>4,23932885844242</text:p>
          </table:table-cell>
        </table:table-row>
        <table:table-row table:style-name="ro1">
          <table:table-cell office:value-type="float" office:value="4.15455921394184" calcext:value-type="float">
            <text:p>4,15455921394184</text:p>
          </table:table-cell>
          <table:table-cell office:value-type="float" office:value="3.02064414375661" calcext:value-type="float">
            <text:p>3,02064414375661</text:p>
          </table:table-cell>
        </table:table-row>
        <table:table-row table:style-name="ro1">
          <table:table-cell office:value-type="float" office:value="-0.955146016015459" calcext:value-type="float">
            <text:p>-0,955146016015459</text:p>
          </table:table-cell>
          <table:table-cell office:value-type="float" office:value="1.66499238314151" calcext:value-type="float">
            <text:p>1,66499238314151</text:p>
          </table:table-cell>
        </table:table-row>
        <table:table-row table:style-name="ro1">
          <table:table-cell office:value-type="float" office:value="-0.765121193144873" calcext:value-type="float">
            <text:p>-0,765121193144873</text:p>
          </table:table-cell>
          <table:table-cell office:value-type="float" office:value="1.2022561116149" calcext:value-type="float">
            <text:p>1,2022561116149</text:p>
          </table:table-cell>
        </table:table-row>
        <table:table-row table:style-name="ro1">
          <table:table-cell office:value-type="float" office:value="-1.67508383208765" calcext:value-type="float">
            <text:p>-1,67508383208765</text:p>
          </table:table-cell>
          <table:table-cell office:value-type="float" office:value="2.80387417656152" calcext:value-type="float">
            <text:p>2,80387417656152</text:p>
          </table:table-cell>
        </table:table-row>
        <table:table-row table:style-name="ro1">
          <table:table-cell office:value-type="float" office:value="5.37428312708491" calcext:value-type="float">
            <text:p>5,37428312708491</text:p>
          </table:table-cell>
          <table:table-cell office:value-type="float" office:value="4.60213799482361" calcext:value-type="float">
            <text:p>4,60213799482361</text:p>
          </table:table-cell>
        </table:table-row>
        <table:table-row table:style-name="ro1">
          <table:table-cell office:value-type="float" office:value="-0.492601954998016" calcext:value-type="float">
            <text:p>-0,492601954998016</text:p>
          </table:table-cell>
          <table:table-cell office:value-type="float" office:value="1.73447642414726" calcext:value-type="float">
            <text:p>1,73447642414726</text:p>
          </table:table-cell>
        </table:table-row>
        <table:table-row table:style-name="ro1">
          <table:table-cell office:value-type="float" office:value="-0.97243955069144" calcext:value-type="float">
            <text:p>-0,97243955069144</text:p>
          </table:table-cell>
          <table:table-cell office:value-type="float" office:value="2.80695794499651" calcext:value-type="float">
            <text:p>2,80695794499651</text:p>
          </table:table-cell>
        </table:table-row>
        <table:table-row table:style-name="ro1">
          <table:table-cell office:value-type="float" office:value="5.3056170415462" calcext:value-type="float">
            <text:p>5,3056170415462</text:p>
          </table:table-cell>
          <table:table-cell office:value-type="float" office:value="4.07066333800325" calcext:value-type="float">
            <text:p>4,07066333800325</text:p>
          </table:table-cell>
        </table:table-row>
        <table:table-row table:style-name="ro1">
          <table:table-cell office:value-type="float" office:value="-2.04337053149087" calcext:value-type="float">
            <text:p>-2,04337053149087</text:p>
          </table:table-cell>
          <table:table-cell office:value-type="float" office:value="2.23748161658194" calcext:value-type="float">
            <text:p>2,23748161658194</text:p>
          </table:table-cell>
        </table:table-row>
        <table:table-row table:style-name="ro1">
          <table:table-cell office:value-type="float" office:value="5.22379353891487" calcext:value-type="float">
            <text:p>5,22379353891487</text:p>
          </table:table-cell>
          <table:table-cell office:value-type="float" office:value="2.88355963371995" calcext:value-type="float">
            <text:p>2,88355963371995</text:p>
          </table:table-cell>
        </table:table-row>
        <table:table-row table:style-name="ro1">
          <table:table-cell office:value-type="float" office:value="5.68549572015699" calcext:value-type="float">
            <text:p>5,68549572015699</text:p>
          </table:table-cell>
          <table:table-cell office:value-type="float" office:value="3.88809054657686" calcext:value-type="float">
            <text:p>3,88809054657686</text:p>
          </table:table-cell>
        </table:table-row>
        <table:table-row table:style-name="ro1">
          <table:table-cell office:value-type="float" office:value="5.62689477801453" calcext:value-type="float">
            <text:p>5,62689477801453</text:p>
          </table:table-cell>
          <table:table-cell office:value-type="float" office:value="3.77259031939678" calcext:value-type="float">
            <text:p>3,77259031939678</text:p>
          </table:table-cell>
        </table:table-row>
        <table:table-row table:style-name="ro1">
          <table:table-cell office:value-type="float" office:value="4.22297036940469" calcext:value-type="float">
            <text:p>4,22297036940469</text:p>
          </table:table-cell>
          <table:table-cell office:value-type="float" office:value="2.72642193272198" calcext:value-type="float">
            <text:p>2,72642193272198</text:p>
          </table:table-cell>
        </table:table-row>
        <table:table-row table:style-name="ro1">
          <table:table-cell office:value-type="float" office:value="3.65985526629281" calcext:value-type="float">
            <text:p>3,65985526629281</text:p>
          </table:table-cell>
          <table:table-cell office:value-type="float" office:value="4.04015992109893" calcext:value-type="float">
            <text:p>4,04015992109893</text:p>
          </table:table-cell>
        </table:table-row>
        <table:table-row table:style-name="ro1">
          <table:table-cell office:value-type="float" office:value="0.735253849757755" calcext:value-type="float">
            <text:p>0,735253849757755</text:p>
          </table:table-cell>
          <table:table-cell office:value-type="float" office:value="1.58106537310327" calcext:value-type="float">
            <text:p>1,58106537310327</text:p>
          </table:table-cell>
        </table:table-row>
        <table:table-row table:style-name="ro1">
          <table:table-cell office:value-type="float" office:value="-1.28166781692465" calcext:value-type="float">
            <text:p>-1,28166781692465</text:p>
          </table:table-cell>
          <table:table-cell office:value-type="float" office:value="3.40218674760859" calcext:value-type="float">
            <text:p>3,40218674760859</text:p>
          </table:table-cell>
        </table:table-row>
        <table:table-row table:style-name="ro1">
          <table:table-cell office:value-type="float" office:value="-0.848042969019754" calcext:value-type="float">
            <text:p>-0,848042969019754</text:p>
          </table:table-cell>
          <table:table-cell office:value-type="float" office:value="2.78910561285364" calcext:value-type="float">
            <text:p>2,78910561285364</text:p>
          </table:table-cell>
        </table:table-row>
        <table:table-row table:style-name="ro1">
          <table:table-cell office:value-type="float" office:value="6.51794151175609" calcext:value-type="float">
            <text:p>6,51794151175609</text:p>
          </table:table-cell>
          <table:table-cell office:value-type="float" office:value="3.90214991146636" calcext:value-type="float">
            <text:p>3,90214991146636</text:p>
          </table:table-cell>
        </table:table-row>
        <table:table-row table:style-name="ro1">
          <table:table-cell office:value-type="float" office:value="-1.96689193294197" calcext:value-type="float">
            <text:p>-1,96689193294197</text:p>
          </table:table-cell>
          <table:table-cell office:value-type="float" office:value="2.68101461519828" calcext:value-type="float">
            <text:p>2,68101461519828</text:p>
          </table:table-cell>
        </table:table-row>
        <table:table-row table:style-name="ro1">
          <table:table-cell office:value-type="float" office:value="0.648069394336479" calcext:value-type="float">
            <text:p>0,648069394336479</text:p>
          </table:table-cell>
          <table:table-cell office:value-type="float" office:value="3.28714332234658" calcext:value-type="float">
            <text:p>3,28714332234658</text:p>
          </table:table-cell>
        </table:table-row>
        <table:table-row table:style-name="ro1">
          <table:table-cell office:value-type="float" office:value="4.97539415140826" calcext:value-type="float">
            <text:p>4,97539415140826</text:p>
          </table:table-cell>
          <table:table-cell office:value-type="float" office:value="3.37657523894256" calcext:value-type="float">
            <text:p>3,37657523894256</text:p>
          </table:table-cell>
        </table:table-row>
        <table:table-row table:style-name="ro1">
          <table:table-cell office:value-type="float" office:value="-0.638367248942863" calcext:value-type="float">
            <text:p>-0,638367248942863</text:p>
          </table:table-cell>
          <table:table-cell office:value-type="float" office:value="0.946925319435218" calcext:value-type="float">
            <text:p>0,946925319435218</text:p>
          </table:table-cell>
        </table:table-row>
        <table:table-row table:style-name="ro1">
          <table:table-cell office:value-type="float" office:value="-1.64748967355786" calcext:value-type="float">
            <text:p>-1,64748967355786</text:p>
          </table:table-cell>
          <table:table-cell office:value-type="float" office:value="2.37974516491909" calcext:value-type="float">
            <text:p>2,37974516491909</text:p>
          </table:table-cell>
        </table:table-row>
        <table:table-row table:style-name="ro1">
          <table:table-cell office:value-type="float" office:value="5.94649944393462" calcext:value-type="float">
            <text:p>5,94649944393462</text:p>
          </table:table-cell>
          <table:table-cell office:value-type="float" office:value="3.0984573455599" calcext:value-type="float">
            <text:p>3,0984573455599</text:p>
          </table:table-cell>
        </table:table-row>
        <table:table-row table:style-name="ro1">
          <table:table-cell office:value-type="float" office:value="6.18293780070745" calcext:value-type="float">
            <text:p>6,18293780070745</text:p>
          </table:table-cell>
          <table:table-cell office:value-type="float" office:value="4.66493421393999" calcext:value-type="float">
            <text:p>4,66493421393999</text:p>
          </table:table-cell>
        </table:table-row>
        <table:table-row table:style-name="ro1">
          <table:table-cell office:value-type="float" office:value="-0.830530366377226" calcext:value-type="float">
            <text:p>-0,830530366377226</text:p>
          </table:table-cell>
          <table:table-cell office:value-type="float" office:value="2.39657183890174" calcext:value-type="float">
            <text:p>2,39657183890174</text:p>
          </table:table-cell>
        </table:table-row>
        <table:table-row table:style-name="ro1">
          <table:table-cell office:value-type="float" office:value="3.69512527284571" calcext:value-type="float">
            <text:p>3,69512527284571</text:p>
          </table:table-cell>
          <table:table-cell office:value-type="float" office:value="2.1358936480052" calcext:value-type="float">
            <text:p>2,1358936480052</text:p>
          </table:table-cell>
        </table:table-row>
        <table:table-row table:style-name="ro1">
          <table:table-cell office:value-type="float" office:value="-0.720337053042074" calcext:value-type="float">
            <text:p>-0,720337053042074</text:p>
          </table:table-cell>
          <table:table-cell office:value-type="float" office:value="4.13777647721447" calcext:value-type="float">
            <text:p>4,13777647721447</text:p>
          </table:table-cell>
        </table:table-row>
        <table:table-row table:style-name="ro1">
          <table:table-cell office:value-type="float" office:value="4.78142182542362" calcext:value-type="float">
            <text:p>4,78142182542362</text:p>
          </table:table-cell>
          <table:table-cell office:value-type="float" office:value="3.22922658054103" calcext:value-type="float">
            <text:p>3,22922658054103</text:p>
          </table:table-cell>
        </table:table-row>
        <table:table-row table:style-name="ro1">
          <table:table-cell office:value-type="float" office:value="5.51478402387093" calcext:value-type="float">
            <text:p>5,51478402387093</text:p>
          </table:table-cell>
          <table:table-cell office:value-type="float" office:value="4.48435916390407" calcext:value-type="float">
            <text:p>4,48435916390407</text:p>
          </table:table-cell>
        </table:table-row>
        <table:table-row table:style-name="ro1">
          <table:table-cell office:value-type="float" office:value="-2.32811754431425" calcext:value-type="float">
            <text:p>-2,32811754431425</text:p>
          </table:table-cell>
          <table:table-cell office:value-type="float" office:value="2.35911017183689" calcext:value-type="float">
            <text:p>2,35911017183689</text:p>
          </table:table-cell>
        </table:table-row>
        <table:table-row table:style-name="ro1">
          <table:table-cell office:value-type="float" office:value="4.8830664158668" calcext:value-type="float">
            <text:p>4,8830664158668</text:p>
          </table:table-cell>
          <table:table-cell office:value-type="float" office:value="2.77746929656819" calcext:value-type="float">
            <text:p>2,77746929656819</text:p>
          </table:table-cell>
        </table:table-row>
        <table:table-row table:style-name="ro1">
          <table:table-cell office:value-type="float" office:value="-1.43897687955639" calcext:value-type="float">
            <text:p>-1,43897687955639</text:p>
          </table:table-cell>
          <table:table-cell office:value-type="float" office:value="2.58250178909873" calcext:value-type="float">
            <text:p>2,58250178909873</text:p>
          </table:table-cell>
        </table:table-row>
        <table:table-row table:style-name="ro1">
          <table:table-cell office:value-type="float" office:value="-0.403076971892066" calcext:value-type="float">
            <text:p>-0,403076971892066</text:p>
          </table:table-cell>
          <table:table-cell office:value-type="float" office:value="2.0202551167246" calcext:value-type="float">
            <text:p>2,0202551167246</text:p>
          </table:table-cell>
        </table:table-row>
        <table:table-row table:style-name="ro1">
          <table:table-cell office:value-type="float" office:value="4.76002187895931" calcext:value-type="float">
            <text:p>4,76002187895931</text:p>
          </table:table-cell>
          <table:table-cell office:value-type="float" office:value="1.94806535160824" calcext:value-type="float">
            <text:p>1,94806535160824</text:p>
          </table:table-cell>
        </table:table-row>
        <table:table-row table:style-name="ro1">
          <table:table-cell office:value-type="float" office:value="3.44465233947086" calcext:value-type="float">
            <text:p>3,44465233947086</text:p>
          </table:table-cell>
          <table:table-cell office:value-type="float" office:value="2.92275350156061" calcext:value-type="float">
            <text:p>2,92275350156061</text:p>
          </table:table-cell>
        </table:table-row>
        <table:table-row table:style-name="ro1">
          <table:table-cell office:value-type="float" office:value="-1.39292599220367" calcext:value-type="float">
            <text:p>-1,39292599220367</text:p>
          </table:table-cell>
          <table:table-cell office:value-type="float" office:value="1.51046189047056" calcext:value-type="float">
            <text:p>1,51046189047056</text:p>
          </table:table-cell>
        </table:table-row>
        <table:table-row table:style-name="ro1">
          <table:table-cell office:value-type="float" office:value="5.77631691420987" calcext:value-type="float">
            <text:p>5,77631691420987</text:p>
          </table:table-cell>
          <table:table-cell office:value-type="float" office:value="3.52635405399054" calcext:value-type="float">
            <text:p>3,52635405399054</text:p>
          </table:table-cell>
        </table:table-row>
        <table:table-row table:style-name="ro1">
          <table:table-cell office:value-type="float" office:value="4.32057244837969" calcext:value-type="float">
            <text:p>4,32057244837969</text:p>
          </table:table-cell>
          <table:table-cell office:value-type="float" office:value="2.66717850927664" calcext:value-type="float">
            <text:p>2,66717850927664</text:p>
          </table:table-cell>
        </table:table-row>
        <table:table-row table:style-name="ro1">
          <table:table-cell office:value-type="float" office:value="4.18202210952526" calcext:value-type="float">
            <text:p>4,18202210952526</text:p>
          </table:table-cell>
          <table:table-cell office:value-type="float" office:value="4.29342509926181" calcext:value-type="float">
            <text:p>4,29342509926181</text:p>
          </table:table-cell>
        </table:table-row>
        <table:table-row table:style-name="ro1">
          <table:table-cell office:value-type="float" office:value="4.25164553334764" calcext:value-type="float">
            <text:p>4,25164553334764</text:p>
          </table:table-cell>
          <table:table-cell office:value-type="float" office:value="3.8557444561872" calcext:value-type="float">
            <text:p>3,8557444561872</text:p>
          </table:table-cell>
        </table:table-row>
        <table:table-row table:style-name="ro1">
          <table:table-cell office:value-type="float" office:value="5.5668477626214" calcext:value-type="float">
            <text:p>5,5668477626214</text:p>
          </table:table-cell>
          <table:table-cell office:value-type="float" office:value="4.56850929299373" calcext:value-type="float">
            <text:p>4,56850929299373</text:p>
          </table:table-cell>
        </table:table-row>
        <table:table-row table:style-name="ro1">
          <table:table-cell office:value-type="float" office:value="6.16052230166545" calcext:value-type="float">
            <text:p>6,16052230166545</text:p>
          </table:table-cell>
          <table:table-cell office:value-type="float" office:value="3.41140482178869" calcext:value-type="float">
            <text:p>3,41140482178869</text:p>
          </table:table-cell>
        </table:table-row>
        <table:table-row table:style-name="ro1">
          <table:table-cell office:value-type="float" office:value="5.2692597530219" calcext:value-type="float">
            <text:p>5,2692597530219</text:p>
          </table:table-cell>
          <table:table-cell office:value-type="float" office:value="3.40187112021842" calcext:value-type="float">
            <text:p>3,40187112021842</text:p>
          </table:table-cell>
        </table:table-row>
        <table:table-row table:style-name="ro1">
          <table:table-cell office:value-type="float" office:value="-0.974283137042922" calcext:value-type="float">
            <text:p>-0,974283137042922</text:p>
          </table:table-cell>
          <table:table-cell office:value-type="float" office:value="2.57624940958341" calcext:value-type="float">
            <text:p>2,57624940958341</text:p>
          </table:table-cell>
        </table:table-row>
        <table:table-row table:style-name="ro1">
          <table:table-cell office:value-type="float" office:value="4.04366772389524" calcext:value-type="float">
            <text:p>4,04366772389524</text:p>
          </table:table-cell>
          <table:table-cell office:value-type="float" office:value="4.70105833109248" calcext:value-type="float">
            <text:p>4,70105833109248</text:p>
          </table:table-cell>
        </table:table-row>
        <table:table-row table:style-name="ro1">
          <table:table-cell office:value-type="float" office:value="-0.609029919213258" calcext:value-type="float">
            <text:p>-0,609029919213258</text:p>
          </table:table-cell>
          <table:table-cell office:value-type="float" office:value="3.43024132421594" calcext:value-type="float">
            <text:p>3,43024132421594</text:p>
          </table:table-cell>
        </table:table-row>
        <table:table-row table:style-name="ro1">
          <table:table-cell office:value-type="float" office:value="4.87176380561609" calcext:value-type="float">
            <text:p>4,87176380561609</text:p>
          </table:table-cell>
          <table:table-cell office:value-type="float" office:value="4.09264276574506" calcext:value-type="float">
            <text:p>4,09264276574506</text:p>
          </table:table-cell>
        </table:table-row>
        <table:table-row table:style-name="ro1">
          <table:table-cell office:value-type="float" office:value="-2.09354413419553" calcext:value-type="float">
            <text:p>-2,09354413419553</text:p>
          </table:table-cell>
          <table:table-cell office:value-type="float" office:value="1.71091486291572" calcext:value-type="float">
            <text:p>1,71091486291572</text:p>
          </table:table-cell>
        </table:table-row>
        <table:table-row table:style-name="ro1">
          <table:table-cell office:value-type="float" office:value="-0.163279049344555" calcext:value-type="float">
            <text:p>-0,163279049344555</text:p>
          </table:table-cell>
          <table:table-cell office:value-type="float" office:value="2.02396182280929" calcext:value-type="float">
            <text:p>2,02396182280929</text:p>
          </table:table-cell>
        </table:table-row>
        <table:table-row table:style-name="ro1">
          <table:table-cell office:value-type="float" office:value="-1.83537717697576" calcext:value-type="float">
            <text:p>-1,83537717697576</text:p>
          </table:table-cell>
          <table:table-cell office:value-type="float" office:value="2.68686868848712" calcext:value-type="float">
            <text:p>2,68686868848712</text:p>
          </table:table-cell>
        </table:table-row>
        <table:table-row table:style-name="ro1">
          <table:table-cell office:value-type="float" office:value="-1.33328993573433" calcext:value-type="float">
            <text:p>-1,33328993573433</text:p>
          </table:table-cell>
          <table:table-cell office:value-type="float" office:value="3.0240483319698" calcext:value-type="float">
            <text:p>3,0240483319698</text:p>
          </table:table-cell>
        </table:table-row>
        <table:table-row table:style-name="ro1">
          <table:table-cell office:value-type="float" office:value="4.82041931193905" calcext:value-type="float">
            <text:p>4,82041931193905</text:p>
          </table:table-cell>
          <table:table-cell office:value-type="float" office:value="4.70399210148651" calcext:value-type="float">
            <text:p>4,70399210148651</text:p>
          </table:table-cell>
        </table:table-row>
        <table:table-row table:style-name="ro1">
          <table:table-cell office:value-type="float" office:value="5.77794300415166" calcext:value-type="float">
            <text:p>5,77794300415166</text:p>
          </table:table-cell>
          <table:table-cell office:value-type="float" office:value="3.07023552994983" calcext:value-type="float">
            <text:p>3,07023552994983</text:p>
          </table:table-cell>
        </table:table-row>
        <table:table-row table:style-name="ro1">
          <table:table-cell office:value-type="float" office:value="4.47483792002636" calcext:value-type="float">
            <text:p>4,47483792002636</text:p>
          </table:table-cell>
          <table:table-cell office:value-type="float" office:value="1.79952456459063" calcext:value-type="float">
            <text:p>1,79952456459063</text:p>
          </table:table-cell>
        </table:table-row>
        <table:table-row table:style-name="ro1">
          <table:table-cell office:value-type="float" office:value="4.73014815937658" calcext:value-type="float">
            <text:p>4,73014815937658</text:p>
          </table:table-cell>
          <table:table-cell office:value-type="float" office:value="3.74166528419172" calcext:value-type="float">
            <text:p>3,74166528419172</text:p>
          </table:table-cell>
        </table:table-row>
        <table:table-row table:style-name="ro1">
          <table:table-cell office:value-type="float" office:value="-0.577581938504474" calcext:value-type="float">
            <text:p>-0,577581938504474</text:p>
          </table:table-cell>
          <table:table-cell office:value-type="float" office:value="2.1473462323185" calcext:value-type="float">
            <text:p>2,1473462323185</text:p>
          </table:table-cell>
        </table:table-row>
        <table:table-row table:style-name="ro1">
          <table:table-cell office:value-type="float" office:value="-1.51086338071282" calcext:value-type="float">
            <text:p>-1,51086338071282</text:p>
          </table:table-cell>
          <table:table-cell office:value-type="float" office:value="2.22626033912715" calcext:value-type="float">
            <text:p>2,22626033912715</text:p>
          </table:table-cell>
        </table:table-row>
        <table:table-row table:style-name="ro1">
          <table:table-cell office:value-type="float" office:value="0.0101516058746536" calcext:value-type="float">
            <text:p>0,0101516058746536</text:p>
          </table:table-cell>
          <table:table-cell office:value-type="float" office:value="2.59094389550339" calcext:value-type="float">
            <text:p>2,59094389550339</text:p>
          </table:table-cell>
        </table:table-row>
        <table:table-row table:style-name="ro1">
          <table:table-cell office:value-type="float" office:value="-2.10794860287139" calcext:value-type="float">
            <text:p>-2,10794860287139</text:p>
          </table:table-cell>
          <table:table-cell office:value-type="float" office:value="3.41393610195522" calcext:value-type="float">
            <text:p>3,41393610195522</text:p>
          </table:table-cell>
        </table:table-row>
        <table:table-row table:style-name="ro1">
          <table:table-cell office:value-type="float" office:value="-0.91393005893122" calcext:value-type="float">
            <text:p>-0,91393005893122</text:p>
          </table:table-cell>
          <table:table-cell office:value-type="float" office:value="1.24472562424142" calcext:value-type="float">
            <text:p>1,24472562424142</text:p>
          </table:table-cell>
        </table:table-row>
        <table:table-row table:style-name="ro1">
          <table:table-cell office:value-type="float" office:value="-1.50404332964808" calcext:value-type="float">
            <text:p>-1,50404332964808</text:p>
          </table:table-cell>
          <table:table-cell office:value-type="float" office:value="2.35233101914446" calcext:value-type="float">
            <text:p>2,35233101914446</text:p>
          </table:table-cell>
        </table:table-row>
        <table:table-row table:style-name="ro1">
          <table:table-cell office:value-type="float" office:value="-1.36937496485117" calcext:value-type="float">
            <text:p>-1,36937496485117</text:p>
          </table:table-cell>
          <table:table-cell office:value-type="float" office:value="2.72877830506509" calcext:value-type="float">
            <text:p>2,72877830506509</text:p>
          </table:table-cell>
        </table:table-row>
        <table:table-row table:style-name="ro1">
          <table:table-cell office:value-type="float" office:value="4.96814316270056" calcext:value-type="float">
            <text:p>4,96814316270056</text:p>
          </table:table-cell>
          <table:table-cell office:value-type="float" office:value="3.79646318539717" calcext:value-type="float">
            <text:p>3,79646318539717</text:p>
          </table:table-cell>
        </table:table-row>
        <table:table-row table:style-name="ro1">
          <table:table-cell office:value-type="float" office:value="-1.26622841626661" calcext:value-type="float">
            <text:p>-1,26622841626661</text:p>
          </table:table-cell>
          <table:table-cell office:value-type="float" office:value="3.81989194984586" calcext:value-type="float">
            <text:p>3,81989194984586</text:p>
          </table:table-cell>
        </table:table-row>
        <table:table-row table:style-name="ro1">
          <table:table-cell office:value-type="float" office:value="-2.01356142131124" calcext:value-type="float">
            <text:p>-2,01356142131124</text:p>
          </table:table-cell>
          <table:table-cell office:value-type="float" office:value="1.55080870715336" calcext:value-type="float">
            <text:p>1,55080870715336</text:p>
          </table:table-cell>
        </table:table-row>
        <table:table-row table:style-name="ro1">
          <table:table-cell office:value-type="float" office:value="-1.87016218796957" calcext:value-type="float">
            <text:p>-1,87016218796957</text:p>
          </table:table-cell>
          <table:table-cell office:value-type="float" office:value="3.7159913139443" calcext:value-type="float">
            <text:p>3,7159913139443</text:p>
          </table:table-cell>
        </table:table-row>
        <table:table-row table:style-name="ro1">
          <table:table-cell office:value-type="float" office:value="3.50437820177869" calcext:value-type="float">
            <text:p>3,50437820177869</text:p>
          </table:table-cell>
          <table:table-cell office:value-type="float" office:value="2.09949947133744" calcext:value-type="float">
            <text:p>2,09949947133744</text:p>
          </table:table-cell>
        </table:table-row>
        <table:table-row table:style-name="ro1">
          <table:table-cell office:value-type="float" office:value="0.0584350658486317" calcext:value-type="float">
            <text:p>0,0584350658486317</text:p>
          </table:table-cell>
          <table:table-cell office:value-type="float" office:value="2.41677464751826" calcext:value-type="float">
            <text:p>2,41677464751826</text:p>
          </table:table-cell>
        </table:table-row>
        <table:table-row table:style-name="ro1">
          <table:table-cell office:value-type="float" office:value="5.14543667596409" calcext:value-type="float">
            <text:p>5,14543667596409</text:p>
          </table:table-cell>
          <table:table-cell office:value-type="float" office:value="2.92920344136064" calcext:value-type="float">
            <text:p>2,92920344136064</text:p>
          </table:table-cell>
        </table:table-row>
        <table:table-row table:style-name="ro1">
          <table:table-cell office:value-type="float" office:value="-1.96408349456789" calcext:value-type="float">
            <text:p>-1,96408349456789</text:p>
          </table:table-cell>
          <table:table-cell office:value-type="float" office:value="1.27000009072331" calcext:value-type="float">
            <text:p>1,27000009072331</text:p>
          </table:table-cell>
        </table:table-row>
        <table:table-row table:style-name="ro1">
          <table:table-cell office:value-type="float" office:value="5.05390094210685" calcext:value-type="float">
            <text:p>5,05390094210685</text:p>
          </table:table-cell>
          <table:table-cell office:value-type="float" office:value="2.02001434783309" calcext:value-type="float">
            <text:p>2,02001434783309</text:p>
          </table:table-cell>
        </table:table-row>
        <table:table-row table:style-name="ro1">
          <table:table-cell office:value-type="float" office:value="5.67113316952027" calcext:value-type="float">
            <text:p>5,67113316952027</text:p>
          </table:table-cell>
          <table:table-cell office:value-type="float" office:value="3.01778762143333" calcext:value-type="float">
            <text:p>3,01778762143333</text:p>
          </table:table-cell>
        </table:table-row>
        <table:table-row table:style-name="ro1">
          <table:table-cell office:value-type="float" office:value="-0.28997596101222" calcext:value-type="float">
            <text:p>-0,28997596101222</text:p>
          </table:table-cell>
          <table:table-cell office:value-type="float" office:value="0.869703322012268" calcext:value-type="float">
            <text:p>0,869703322012268</text:p>
          </table:table-cell>
        </table:table-row>
        <table:table-row table:style-name="ro1">
          <table:table-cell office:value-type="float" office:value="-0.532697830079874" calcext:value-type="float">
            <text:p>-0,532697830079874</text:p>
          </table:table-cell>
          <table:table-cell office:value-type="float" office:value="3.4002828199744" calcext:value-type="float">
            <text:p>3,4002828199744</text:p>
          </table:table-cell>
        </table:table-row>
        <table:table-row table:style-name="ro1">
          <table:table-cell office:value-type="float" office:value="-0.854739938400152" calcext:value-type="float">
            <text:p>-0,854739938400152</text:p>
          </table:table-cell>
          <table:table-cell office:value-type="float" office:value="1.05898785852905" calcext:value-type="float">
            <text:p>1,05898785852905</text:p>
          </table:table-cell>
        </table:table-row>
        <table:table-row table:style-name="ro1">
          <table:table-cell office:value-type="float" office:value="5.33380632979452" calcext:value-type="float">
            <text:p>5,33380632979452</text:p>
          </table:table-cell>
          <table:table-cell office:value-type="float" office:value="2.89445410204939" calcext:value-type="float">
            <text:p>2,89445410204939</text:p>
          </table:table-cell>
        </table:table-row>
        <table:table-row table:style-name="ro1">
          <table:table-cell office:value-type="float" office:value="-0.75273499222821" calcext:value-type="float">
            <text:p>-0,75273499222821</text:p>
          </table:table-cell>
          <table:table-cell office:value-type="float" office:value="2.57064737533766" calcext:value-type="float">
            <text:p>2,57064737533766</text:p>
          </table:table-cell>
        </table:table-row>
        <table:table-row table:style-name="ro1">
          <table:table-cell office:value-type="float" office:value="6.25709575201238" calcext:value-type="float">
            <text:p>6,25709575201238</text:p>
          </table:table-cell>
          <table:table-cell office:value-type="float" office:value="4.08787453507127" calcext:value-type="float">
            <text:p>4,08787453507127</text:p>
          </table:table-cell>
        </table:table-row>
        <table:table-row table:style-name="ro1">
          <table:table-cell office:value-type="float" office:value="3.75650652733702" calcext:value-type="float">
            <text:p>3,75650652733702</text:p>
          </table:table-cell>
          <table:table-cell office:value-type="float" office:value="4.48544115573771" calcext:value-type="float">
            <text:p>4,48544115573771</text:p>
          </table:table-cell>
        </table:table-row>
        <table:table-row table:style-name="ro1">
          <table:table-cell office:value-type="float" office:value="-0.780608576808541" calcext:value-type="float">
            <text:p>-0,780608576808541</text:p>
          </table:table-cell>
          <table:table-cell office:value-type="float" office:value="3.70876654867417" calcext:value-type="float">
            <text:p>3,70876654867417</text:p>
          </table:table-cell>
        </table:table-row>
        <table:table-row table:style-name="ro1">
          <table:table-cell office:value-type="float" office:value="3.13365946674268" calcext:value-type="float">
            <text:p>3,13365946674268</text:p>
          </table:table-cell>
          <table:table-cell office:value-type="float" office:value="3.35705454999997" calcext:value-type="float">
            <text:p>3,35705454999997</text:p>
          </table:table-cell>
        </table:table-row>
        <table:table-row table:style-name="ro1">
          <table:table-cell office:value-type="float" office:value="-1.11746572695133" calcext:value-type="float">
            <text:p>-1,11746572695133</text:p>
          </table:table-cell>
          <table:table-cell office:value-type="float" office:value="4.32242235819997" calcext:value-type="float">
            <text:p>4,32242235819997</text:p>
          </table:table-cell>
        </table:table-row>
        <table:table-row table:style-name="ro1">
          <table:table-cell office:value-type="float" office:value="6.39225551048339" calcext:value-type="float">
            <text:p>6,39225551048339</text:p>
          </table:table-cell>
          <table:table-cell office:value-type="float" office:value="3.37829980623084" calcext:value-type="float">
            <text:p>3,37829980623084</text:p>
          </table:table-cell>
        </table:table-row>
        <table:table-row table:style-name="ro1">
          <table:table-cell office:value-type="float" office:value="4.42412070400195" calcext:value-type="float">
            <text:p>4,42412070400195</text:p>
          </table:table-cell>
          <table:table-cell office:value-type="float" office:value="3.13345240772989" calcext:value-type="float">
            <text:p>3,13345240772989</text:p>
          </table:table-cell>
        </table:table-row>
        <table:table-row table:style-name="ro1">
          <table:table-cell office:value-type="float" office:value="-0.610046043650908" calcext:value-type="float">
            <text:p>-0,610046043650908</text:p>
          </table:table-cell>
          <table:table-cell office:value-type="float" office:value="3.48889988637133" calcext:value-type="float">
            <text:p>3,48889988637133</text:p>
          </table:table-cell>
        </table:table-row>
        <table:table-row table:style-name="ro1">
          <table:table-cell office:value-type="float" office:value="-1.23647653198884" calcext:value-type="float">
            <text:p>-1,23647653198884</text:p>
          </table:table-cell>
          <table:table-cell office:value-type="float" office:value="1.8196435420607" calcext:value-type="float">
            <text:p>1,8196435420607</text:p>
          </table:table-cell>
        </table:table-row>
        <table:table-row table:style-name="ro1">
          <table:table-cell office:value-type="float" office:value="1.04041062522105" calcext:value-type="float">
            <text:p>1,04041062522105</text:p>
          </table:table-cell>
          <table:table-cell office:value-type="float" office:value="2.29971448009247" calcext:value-type="float">
            <text:p>2,29971448009247</text:p>
          </table:table-cell>
        </table:table-row>
        <table:table-row table:style-name="ro1">
          <table:table-cell office:value-type="float" office:value="4.98917526023617" calcext:value-type="float">
            <text:p>4,98917526023617</text:p>
          </table:table-cell>
          <table:table-cell office:value-type="float" office:value="1.66188390075834" calcext:value-type="float">
            <text:p>1,66188390075834</text:p>
          </table:table-cell>
        </table:table-row>
        <table:table-row table:style-name="ro1">
          <table:table-cell office:value-type="float" office:value="0.549229646430222" calcext:value-type="float">
            <text:p>0,549229646430222</text:p>
          </table:table-cell>
          <table:table-cell office:value-type="float" office:value="2.72048019442426" calcext:value-type="float">
            <text:p>2,72048019442426</text:p>
          </table:table-cell>
        </table:table-row>
        <table:table-row table:style-name="ro1">
          <table:table-cell office:value-type="float" office:value="3.09546364735453" calcext:value-type="float">
            <text:p>3,09546364735453</text:p>
          </table:table-cell>
          <table:table-cell office:value-type="float" office:value="3.11004056850593" calcext:value-type="float">
            <text:p>3,11004056850593</text:p>
          </table:table-cell>
        </table:table-row>
        <table:table-row table:style-name="ro1">
          <table:table-cell office:value-type="float" office:value="5.12570146583372" calcext:value-type="float">
            <text:p>5,12570146583372</text:p>
          </table:table-cell>
          <table:table-cell office:value-type="float" office:value="2.80849741044775" calcext:value-type="float">
            <text:p>2,80849741044775</text:p>
          </table:table-cell>
        </table:table-row>
        <table:table-row table:style-name="ro1">
          <table:table-cell office:value-type="float" office:value="-0.539864206104779" calcext:value-type="float">
            <text:p>-0,539864206104779</text:p>
          </table:table-cell>
          <table:table-cell office:value-type="float" office:value="1.21032672047023" calcext:value-type="float">
            <text:p>1,21032672047023</text:p>
          </table:table-cell>
        </table:table-row>
        <table:table-row table:style-name="ro1">
          <table:table-cell office:value-type="float" office:value="6.1680687497294" calcext:value-type="float">
            <text:p>6,1680687497294</text:p>
          </table:table-cell>
          <table:table-cell office:value-type="float" office:value="3.45518488149582" calcext:value-type="float">
            <text:p>3,45518488149582</text:p>
          </table:table-cell>
        </table:table-row>
        <table:table-row table:style-name="ro1">
          <table:table-cell office:value-type="float" office:value="4.34897164888803" calcext:value-type="float">
            <text:p>4,34897164888803</text:p>
          </table:table-cell>
          <table:table-cell office:value-type="float" office:value="3.70319664394097" calcext:value-type="float">
            <text:p>3,70319664394097</text:p>
          </table:table-cell>
        </table:table-row>
        <table:table-row table:style-name="ro1">
          <table:table-cell office:value-type="float" office:value="6.13192473975897" calcext:value-type="float">
            <text:p>6,13192473975897</text:p>
          </table:table-cell>
          <table:table-cell office:value-type="float" office:value="3.97318410265696" calcext:value-type="float">
            <text:p>3,97318410265696</text:p>
          </table:table-cell>
        </table:table-row>
        <table:table-row table:style-name="ro1">
          <table:table-cell office:value-type="float" office:value="-1.55417063471968" calcext:value-type="float">
            <text:p>-1,55417063471968</text:p>
          </table:table-cell>
          <table:table-cell office:value-type="float" office:value="2.69751578887713" calcext:value-type="float">
            <text:p>2,69751578887713</text:p>
          </table:table-cell>
        </table:table-row>
        <table:table-row table:style-name="ro1">
          <table:table-cell office:value-type="float" office:value="4.97699148997901" calcext:value-type="float">
            <text:p>4,97699148997901</text:p>
          </table:table-cell>
          <table:table-cell office:value-type="float" office:value="2.76021253302335" calcext:value-type="float">
            <text:p>2,76021253302335</text:p>
          </table:table-cell>
        </table:table-row>
        <table:table-row table:style-name="ro1">
          <table:table-cell office:value-type="float" office:value="-1.1993278845168" calcext:value-type="float">
            <text:p>-1,1993278845168</text:p>
          </table:table-cell>
          <table:table-cell office:value-type="float" office:value="1.9905670114926" calcext:value-type="float">
            <text:p>1,9905670114926</text:p>
          </table:table-cell>
        </table:table-row>
        <table:table-row table:style-name="ro1">
          <table:table-cell office:value-type="float" office:value="-1.05553402592495" calcext:value-type="float">
            <text:p>-1,05553402592495</text:p>
          </table:table-cell>
          <table:table-cell office:value-type="float" office:value="1.87804027335998" calcext:value-type="float">
            <text:p>1,87804027335998</text:p>
          </table:table-cell>
        </table:table-row>
        <table:table-row table:style-name="ro1">
          <table:table-cell office:value-type="float" office:value="4.96573308585686" calcext:value-type="float">
            <text:p>4,96573308585686</text:p>
          </table:table-cell>
          <table:table-cell office:value-type="float" office:value="1.88093360798235" calcext:value-type="float">
            <text:p>1,88093360798235</text:p>
          </table:table-cell>
        </table:table-row>
        <table:table-row table:style-name="ro1">
          <table:table-cell office:value-type="float" office:value="0.575603182663227" calcext:value-type="float">
            <text:p>0,575603182663227</text:p>
          </table:table-cell>
          <table:table-cell office:value-type="float" office:value="2.47714199984621" calcext:value-type="float">
            <text:p>2,47714199984621</text:p>
          </table:table-cell>
        </table:table-row>
        <table:table-row table:style-name="ro1">
          <table:table-cell office:value-type="float" office:value="0.136545670253918" calcext:value-type="float">
            <text:p>0,136545670253918</text:p>
          </table:table-cell>
          <table:table-cell office:value-type="float" office:value="2.41090272129178" calcext:value-type="float">
            <text:p>2,41090272129178</text:p>
          </table:table-cell>
        </table:table-row>
        <table:table-row table:style-name="ro1">
          <table:table-cell office:value-type="float" office:value="4.73402599330306" calcext:value-type="float">
            <text:p>4,73402599330306</text:p>
          </table:table-cell>
          <table:table-cell office:value-type="float" office:value="2.53424968797565" calcext:value-type="float">
            <text:p>2,53424968797565</text:p>
          </table:table-cell>
        </table:table-row>
        <table:table-row table:style-name="ro1">
          <table:table-cell office:value-type="float" office:value="-1.06830645950528" calcext:value-type="float">
            <text:p>-1,06830645950528</text:p>
          </table:table-cell>
          <table:table-cell office:value-type="float" office:value="2.22715866270194" calcext:value-type="float">
            <text:p>2,22715866270194</text:p>
          </table:table-cell>
        </table:table-row>
        <table:table-row table:style-name="ro1">
          <table:table-cell office:value-type="float" office:value="-1.46062339158908" calcext:value-type="float">
            <text:p>-1,46062339158908</text:p>
          </table:table-cell>
          <table:table-cell office:value-type="float" office:value="3.97256220340773" calcext:value-type="float">
            <text:p>3,97256220340773</text:p>
          </table:table-cell>
        </table:table-row>
        <table:table-row table:style-name="ro1">
          <table:table-cell office:value-type="float" office:value="-0.823312756074478" calcext:value-type="float">
            <text:p>-0,823312756074478</text:p>
          </table:table-cell>
          <table:table-cell office:value-type="float" office:value="2.75385136800771" calcext:value-type="float">
            <text:p>2,75385136800771</text:p>
          </table:table-cell>
        </table:table-row>
        <table:table-row table:style-name="ro1">
          <table:table-cell office:value-type="float" office:value="-0.179389545541511" calcext:value-type="float">
            <text:p>-0,179389545541511</text:p>
          </table:table-cell>
          <table:table-cell office:value-type="float" office:value="2.52355580327749" calcext:value-type="float">
            <text:p>2,52355580327749</text:p>
          </table:table-cell>
        </table:table-row>
        <table:table-row table:style-name="ro1">
          <table:table-cell office:value-type="float" office:value="4.45847199632466" calcext:value-type="float">
            <text:p>4,45847199632466</text:p>
          </table:table-cell>
          <table:table-cell office:value-type="float" office:value="3.54237801041337" calcext:value-type="float">
            <text:p>3,54237801041337</text:p>
          </table:table-cell>
        </table:table-row>
        <table:table-row table:style-name="ro1">
          <table:table-cell office:value-type="float" office:value="-0.901855117137943" calcext:value-type="float">
            <text:p>-0,901855117137943</text:p>
          </table:table-cell>
          <table:table-cell office:value-type="float" office:value="2.53801342274398" calcext:value-type="float">
            <text:p>2,53801342274398</text:p>
          </table:table-cell>
        </table:table-row>
        <table:table-row table:style-name="ro1">
          <table:table-cell office:value-type="float" office:value="-1.64957062650447" calcext:value-type="float">
            <text:p>-1,64957062650447</text:p>
          </table:table-cell>
          <table:table-cell office:value-type="float" office:value="2.70780855782611" calcext:value-type="float">
            <text:p>2,70780855782611</text:p>
          </table:table-cell>
        </table:table-row>
        <table:table-row table:style-name="ro1">
          <table:table-cell office:value-type="float" office:value="0.0105971802925933" calcext:value-type="float">
            <text:p>0,0105971802925933</text:p>
          </table:table-cell>
          <table:table-cell office:value-type="float" office:value="3.88102126542384" calcext:value-type="float">
            <text:p>3,88102126542384</text:p>
          </table:table-cell>
        </table:table-row>
        <table:table-row table:style-name="ro1">
          <table:table-cell office:value-type="float" office:value="-2.36650537224446" calcext:value-type="float">
            <text:p>-2,36650537224446</text:p>
          </table:table-cell>
          <table:table-cell office:value-type="float" office:value="2.4960196112215" calcext:value-type="float">
            <text:p>2,4960196112215</text:p>
          </table:table-cell>
        </table:table-row>
        <table:table-row table:style-name="ro1">
          <table:table-cell office:value-type="float" office:value="-1.02182788662773" calcext:value-type="float">
            <text:p>-1,02182788662773</text:p>
          </table:table-cell>
          <table:table-cell office:value-type="float" office:value="2.46688274881679" calcext:value-type="float">
            <text:p>2,46688274881679</text:p>
          </table:table-cell>
        </table:table-row>
        <table:table-row table:style-name="ro1">
          <table:table-cell office:value-type="float" office:value="-0.81765172813043" calcext:value-type="float">
            <text:p>-0,81765172813043</text:p>
          </table:table-cell>
          <table:table-cell office:value-type="float" office:value="3.05646804245838" calcext:value-type="float">
            <text:p>3,05646804245838</text:p>
          </table:table-cell>
        </table:table-row>
        <table:table-row table:style-name="ro1">
          <table:table-cell office:value-type="float" office:value="-0.153154615270364" calcext:value-type="float">
            <text:p>-0,153154615270364</text:p>
          </table:table-cell>
          <table:table-cell office:value-type="float" office:value="2.9345466355118" calcext:value-type="float">
            <text:p>2,9345466355118</text:p>
          </table:table-cell>
        </table:table-row>
        <table:table-row table:style-name="ro1">
          <table:table-cell office:value-type="float" office:value="0.808180848696186" calcext:value-type="float">
            <text:p>0,808180848696186</text:p>
          </table:table-cell>
          <table:table-cell office:value-type="float" office:value="2.75216469502465" calcext:value-type="float">
            <text:p>2,75216469502465</text:p>
          </table:table-cell>
        </table:table-row>
        <table:table-row table:style-name="ro1">
          <table:table-cell office:value-type="float" office:value="0.643933097309732" calcext:value-type="float">
            <text:p>0,643933097309732</text:p>
          </table:table-cell>
          <table:table-cell office:value-type="float" office:value="2.39075592851963" calcext:value-type="float">
            <text:p>2,39075592851963</text:p>
          </table:table-cell>
        </table:table-row>
        <table:table-row table:style-name="ro1">
          <table:table-cell office:value-type="float" office:value="3.58818895240541" calcext:value-type="float">
            <text:p>3,58818895240541</text:p>
          </table:table-cell>
          <table:table-cell office:value-type="float" office:value="4.54732975446789" calcext:value-type="float">
            <text:p>4,54732975446789</text:p>
          </table:table-cell>
        </table:table-row>
        <table:table-row table:style-name="ro1">
          <table:table-cell office:value-type="float" office:value="5.41575729901006" calcext:value-type="float">
            <text:p>5,41575729901006</text:p>
          </table:table-cell>
          <table:table-cell office:value-type="float" office:value="4.07452646012034" calcext:value-type="float">
            <text:p>4,07452646012034</text:p>
          </table:table-cell>
        </table:table-row>
        <table:table-row table:style-name="ro1">
          <table:table-cell office:value-type="float" office:value="3.99662233061125" calcext:value-type="float">
            <text:p>3,99662233061125</text:p>
          </table:table-cell>
          <table:table-cell office:value-type="float" office:value="2.83048250833767" calcext:value-type="float">
            <text:p>2,83048250833767</text:p>
          </table:table-cell>
        </table:table-row>
        <table:table-row table:style-name="ro1">
          <table:table-cell office:value-type="float" office:value="5.00290782329208" calcext:value-type="float">
            <text:p>5,00290782329208</text:p>
          </table:table-cell>
          <table:table-cell office:value-type="float" office:value="3.26414253294141" calcext:value-type="float">
            <text:p>3,26414253294141</text:p>
          </table:table-cell>
        </table:table-row>
        <table:table-row table:style-name="ro1">
          <table:table-cell office:value-type="float" office:value="-2.11614958318479" calcext:value-type="float">
            <text:p>-2,11614958318479</text:p>
          </table:table-cell>
          <table:table-cell office:value-type="float" office:value="2.84820761978743" calcext:value-type="float">
            <text:p>2,84820761978743</text:p>
          </table:table-cell>
        </table:table-row>
        <table:table-row table:style-name="ro1">
          <table:table-cell office:value-type="float" office:value="6.57139069318639" calcext:value-type="float">
            <text:p>6,57139069318639</text:p>
          </table:table-cell>
          <table:table-cell office:value-type="float" office:value="3.37197903188286" calcext:value-type="float">
            <text:p>3,37197903188286</text:p>
          </table:table-cell>
        </table:table-row>
        <table:table-row table:style-name="ro1">
          <table:table-cell office:value-type="float" office:value="6.01712315883587" calcext:value-type="float">
            <text:p>6,01712315883587</text:p>
          </table:table-cell>
          <table:table-cell office:value-type="float" office:value="2.20921929052055" calcext:value-type="float">
            <text:p>2,20921929052055</text:p>
          </table:table-cell>
        </table:table-row>
        <table:table-row table:style-name="ro1">
          <table:table-cell office:value-type="float" office:value="-0.559178095638234" calcext:value-type="float">
            <text:p>-0,559178095638234</text:p>
          </table:table-cell>
          <table:table-cell office:value-type="float" office:value="1.23331474583096" calcext:value-type="float">
            <text:p>1,23331474583096</text:p>
          </table:table-cell>
        </table:table-row>
        <table:table-row table:style-name="ro1">
          <table:table-cell office:value-type="float" office:value="-0.13563814296993" calcext:value-type="float">
            <text:p>-0,13563814296993</text:p>
          </table:table-cell>
          <table:table-cell office:value-type="float" office:value="3.30575637060819" calcext:value-type="float">
            <text:p>3,30575637060819</text:p>
          </table:table-cell>
        </table:table-row>
        <table:table-row table:style-name="ro1">
          <table:table-cell office:value-type="float" office:value="5.14297663699039" calcext:value-type="float">
            <text:p>5,14297663699039</text:p>
          </table:table-cell>
          <table:table-cell office:value-type="float" office:value="4.16799128040443" calcext:value-type="float">
            <text:p>4,16799128040443</text:p>
          </table:table-cell>
        </table:table-row>
        <table:table-row table:style-name="ro1">
          <table:table-cell office:value-type="float" office:value="5.41275792445863" calcext:value-type="float">
            <text:p>5,41275792445863</text:p>
          </table:table-cell>
          <table:table-cell office:value-type="float" office:value="3.59412240080955" calcext:value-type="float">
            <text:p>3,59412240080955</text:p>
          </table:table-cell>
        </table:table-row>
        <table:table-row table:style-name="ro1">
          <table:table-cell office:value-type="float" office:value="-1.20074761274551" calcext:value-type="float">
            <text:p>-1,20074761274551</text:p>
          </table:table-cell>
          <table:table-cell office:value-type="float" office:value="1.43750743073033" calcext:value-type="float">
            <text:p>1,43750743073033</text:p>
          </table:table-cell>
        </table:table-row>
        <table:table-row table:style-name="ro1">
          <table:table-cell office:value-type="float" office:value="-1.95319872883138" calcext:value-type="float">
            <text:p>-1,95319872883138</text:p>
          </table:table-cell>
          <table:table-cell office:value-type="float" office:value="2.54143999696868" calcext:value-type="float">
            <text:p>2,54143999696868</text:p>
          </table:table-cell>
        </table:table-row>
        <table:table-row table:style-name="ro1">
          <table:table-cell office:value-type="float" office:value="4.09339850205294" calcext:value-type="float">
            <text:p>4,09339850205294</text:p>
          </table:table-cell>
          <table:table-cell office:value-type="float" office:value="3.94705218268158" calcext:value-type="float">
            <text:p>3,94705218268158</text:p>
          </table:table-cell>
        </table:table-row>
        <table:table-row table:style-name="ro1">
          <table:table-cell office:value-type="float" office:value="3.7240600877658" calcext:value-type="float">
            <text:p>3,7240600877658</text:p>
          </table:table-cell>
          <table:table-cell office:value-type="float" office:value="2.77492297677956" calcext:value-type="float">
            <text:p>2,77492297677956</text:p>
          </table:table-cell>
        </table:table-row>
        <table:table-row table:style-name="ro1">
          <table:table-cell office:value-type="float" office:value="5.52131891026679" calcext:value-type="float">
            <text:p>5,52131891026679</text:p>
          </table:table-cell>
          <table:table-cell office:value-type="float" office:value="4.6115639374428" calcext:value-type="float">
            <text:p>4,6115639374428</text:p>
          </table:table-cell>
        </table:table-row>
        <table:table-row table:style-name="ro1">
          <table:table-cell office:value-type="float" office:value="0.569094308683882" calcext:value-type="float">
            <text:p>0,569094308683882</text:p>
          </table:table-cell>
          <table:table-cell office:value-type="float" office:value="2.40708716595176" calcext:value-type="float">
            <text:p>2,40708716595176</text:p>
          </table:table-cell>
        </table:table-row>
        <table:table-row table:style-name="ro1">
          <table:table-cell office:value-type="float" office:value="4.40706151828079" calcext:value-type="float">
            <text:p>4,40706151828079</text:p>
          </table:table-cell>
          <table:table-cell office:value-type="float" office:value="2.36570319600792" calcext:value-type="float">
            <text:p>2,36570319600792</text:p>
          </table:table-cell>
        </table:table-row>
        <table:table-row table:style-name="ro1">
          <table:table-cell office:value-type="float" office:value="4.01339172523412" calcext:value-type="float">
            <text:p>4,01339172523412</text:p>
          </table:table-cell>
          <table:table-cell office:value-type="float" office:value="3.58813216827819" calcext:value-type="float">
            <text:p>3,58813216827819</text:p>
          </table:table-cell>
        </table:table-row>
        <table:table-row table:style-name="ro1">
          <table:table-cell office:value-type="float" office:value="5.6534070151499" calcext:value-type="float">
            <text:p>5,6534070151499</text:p>
          </table:table-cell>
          <table:table-cell office:value-type="float" office:value="3.58859909599603" calcext:value-type="float">
            <text:p>3,58859909599603</text:p>
          </table:table-cell>
        </table:table-row>
        <table:table-row table:style-name="ro1">
          <table:table-cell office:value-type="float" office:value="-1.15331583111298" calcext:value-type="float">
            <text:p>-1,15331583111298</text:p>
          </table:table-cell>
          <table:table-cell office:value-type="float" office:value="1.83814861401224" calcext:value-type="float">
            <text:p>1,83814861401224</text:p>
          </table:table-cell>
        </table:table-row>
        <table:table-row table:style-name="ro1">
          <table:table-cell office:value-type="float" office:value="3.88825710545639" calcext:value-type="float">
            <text:p>3,88825710545639</text:p>
          </table:table-cell>
          <table:table-cell office:value-type="float" office:value="3.88897871746385" calcext:value-type="float">
            <text:p>3,88897871746385</text:p>
          </table:table-cell>
        </table:table-row>
        <table:table-row table:style-name="ro1">
          <table:table-cell office:value-type="float" office:value="-0.836983490688577" calcext:value-type="float">
            <text:p>-0,836983490688577</text:p>
          </table:table-cell>
          <table:table-cell office:value-type="float" office:value="2.47578165562467" calcext:value-type="float">
            <text:p>2,47578165562467</text:p>
          </table:table-cell>
        </table:table-row>
        <table:table-row table:style-name="ro1">
          <table:table-cell office:value-type="float" office:value="-1.4066064461241" calcext:value-type="float">
            <text:p>-1,4066064461241</text:p>
          </table:table-cell>
          <table:table-cell office:value-type="float" office:value="1.40362999290067" calcext:value-type="float">
            <text:p>1,40362999290067</text:p>
          </table:table-cell>
        </table:table-row>
        <table:table-row table:style-name="ro1">
          <table:table-cell office:value-type="float" office:value="3.87757716193433" calcext:value-type="float">
            <text:p>3,87757716193433</text:p>
          </table:table-cell>
          <table:table-cell office:value-type="float" office:value="4.393832049421" calcext:value-type="float">
            <text:p>4,393832049421</text:p>
          </table:table-cell>
        </table:table-row>
        <table:table-row table:style-name="ro1">
          <table:table-cell office:value-type="float" office:value="-0.157641334727856" calcext:value-type="float">
            <text:p>-0,157641334727856</text:p>
          </table:table-cell>
          <table:table-cell office:value-type="float" office:value="3.14896418938335" calcext:value-type="float">
            <text:p>3,14896418938335</text:p>
          </table:table-cell>
        </table:table-row>
        <table:table-row table:style-name="ro1">
          <table:table-cell office:value-type="float" office:value="5.09540218163143" calcext:value-type="float">
            <text:p>5,09540218163143</text:p>
          </table:table-cell>
          <table:table-cell office:value-type="float" office:value="1.77238856524148" calcext:value-type="float">
            <text:p>1,77238856524148</text:p>
          </table:table-cell>
        </table:table-row>
        <table:table-row table:style-name="ro1">
          <table:table-cell office:value-type="float" office:value="4.63703077620625" calcext:value-type="float">
            <text:p>4,63703077620625</text:p>
          </table:table-cell>
          <table:table-cell office:value-type="float" office:value="4.88364352616496" calcext:value-type="float">
            <text:p>4,88364352616496</text:p>
          </table:table-cell>
        </table:table-row>
        <table:table-row table:style-name="ro1">
          <table:table-cell office:value-type="float" office:value="5.15431995663704" calcext:value-type="float">
            <text:p>5,15431995663704</text:p>
          </table:table-cell>
          <table:table-cell office:value-type="float" office:value="3.53173769442081" calcext:value-type="float">
            <text:p>3,53173769442081</text:p>
          </table:table-cell>
        </table:table-row>
        <table:table-row table:style-name="ro1">
          <table:table-cell office:value-type="float" office:value="-1.58007396894065" calcext:value-type="float">
            <text:p>-1,58007396894065</text:p>
          </table:table-cell>
          <table:table-cell office:value-type="float" office:value="2.7073092672068" calcext:value-type="float">
            <text:p>2,7073092672068</text:p>
          </table:table-cell>
        </table:table-row>
        <table:table-row table:style-name="ro1">
          <table:table-cell office:value-type="float" office:value="-1.94050433049111" calcext:value-type="float">
            <text:p>-1,94050433049111</text:p>
          </table:table-cell>
          <table:table-cell office:value-type="float" office:value="2.64338919563421" calcext:value-type="float">
            <text:p>2,64338919563421</text:p>
          </table:table-cell>
        </table:table-row>
        <table:table-row table:style-name="ro1">
          <table:table-cell office:value-type="float" office:value="4.95321341318903" calcext:value-type="float">
            <text:p>4,95321341318903</text:p>
          </table:table-cell>
          <table:table-cell office:value-type="float" office:value="3.0463418388986" calcext:value-type="float">
            <text:p>3,0463418388986</text:p>
          </table:table-cell>
        </table:table-row>
        <table:table-row table:style-name="ro1">
          <table:table-cell office:value-type="float" office:value="-0.75273499222821" calcext:value-type="float">
            <text:p>-0,75273499222821</text:p>
          </table:table-cell>
          <table:table-cell office:value-type="float" office:value="2.57064737533766" calcext:value-type="float">
            <text:p>2,57064737533766</text:p>
          </table:table-cell>
        </table:table-row>
        <table:table-row table:style-name="ro1">
          <table:table-cell office:value-type="float" office:value="-0.565162642253873" calcext:value-type="float">
            <text:p>-0,565162642253873</text:p>
          </table:table-cell>
          <table:table-cell office:value-type="float" office:value="3.03233403842544" calcext:value-type="float">
            <text:p>3,03233403842544</text:p>
          </table:table-cell>
        </table:table-row>
        <table:table-row table:style-name="ro1">
          <table:table-cell office:value-type="float" office:value="3.05371505329826" calcext:value-type="float">
            <text:p>3,05371505329826</text:p>
          </table:table-cell>
          <table:table-cell office:value-type="float" office:value="3.88798186397678" calcext:value-type="float">
            <text:p>3,88798186397678</text:p>
          </table:table-cell>
        </table:table-row>
        <table:table-row table:style-name="ro1">
          <table:table-cell office:value-type="float" office:value="-1.54398826601189" calcext:value-type="float">
            <text:p>-1,54398826601189</text:p>
          </table:table-cell>
          <table:table-cell office:value-type="float" office:value="2.41333113663498" calcext:value-type="float">
            <text:p>2,41333113663498</text:p>
          </table:table-cell>
        </table:table-row>
        <table:table-row table:style-name="ro1">
          <table:table-cell office:value-type="float" office:value="4.64126945912606" calcext:value-type="float">
            <text:p>4,64126945912606</text:p>
          </table:table-cell>
          <table:table-cell office:value-type="float" office:value="3.75124908675113" calcext:value-type="float">
            <text:p>3,75124908675113</text:p>
          </table:table-cell>
        </table:table-row>
        <table:table-row table:style-name="ro1">
          <table:table-cell office:value-type="float" office:value="4.08115194849299" calcext:value-type="float">
            <text:p>4,08115194849299</text:p>
          </table:table-cell>
          <table:table-cell office:value-type="float" office:value="3.14627080366348" calcext:value-type="float">
            <text:p>3,14627080366348</text:p>
          </table:table-cell>
        </table:table-row>
        <table:table-row table:style-name="ro1">
          <table:table-cell office:value-type="float" office:value="0.271970756064478" calcext:value-type="float">
            <text:p>0,271970756064478</text:p>
          </table:table-cell>
          <table:table-cell office:value-type="float" office:value="2.7648001119382" calcext:value-type="float">
            <text:p>2,7648001119382</text:p>
          </table:table-cell>
        </table:table-row>
        <table:table-row table:style-name="ro1">
          <table:table-cell office:value-type="float" office:value="5.83616572135037" calcext:value-type="float">
            <text:p>5,83616572135037</text:p>
          </table:table-cell>
          <table:table-cell office:value-type="float" office:value="3.1661210173723" calcext:value-type="float">
            <text:p>3,1661210173723</text:p>
          </table:table-cell>
        </table:table-row>
        <table:table-row table:style-name="ro1">
          <table:table-cell office:value-type="float" office:value="-1.01245277505566" calcext:value-type="float">
            <text:p>-1,01245277505566</text:p>
          </table:table-cell>
          <table:table-cell office:value-type="float" office:value="2.21009186696868" calcext:value-type="float">
            <text:p>2,21009186696868</text:p>
          </table:table-cell>
        </table:table-row>
        <table:table-row table:style-name="ro1">
          <table:table-cell office:value-type="float" office:value="5.2995719401208" calcext:value-type="float">
            <text:p>5,2995719401208</text:p>
          </table:table-cell>
          <table:table-cell office:value-type="float" office:value="2.55589817672472" calcext:value-type="float">
            <text:p>2,55589817672472</text:p>
          </table:table-cell>
        </table:table-row>
        <table:table-row table:style-name="ro1">
          <table:table-cell office:value-type="float" office:value="3.33554305600647" calcext:value-type="float">
            <text:p>3,33554305600647</text:p>
          </table:table-cell>
          <table:table-cell office:value-type="float" office:value="3.28361996089973" calcext:value-type="float">
            <text:p>3,28361996089973</text:p>
          </table:table-cell>
        </table:table-row>
        <table:table-row table:style-name="ro1">
          <table:table-cell office:value-type="float" office:value="5.22600692599958" calcext:value-type="float">
            <text:p>5,22600692599958</text:p>
          </table:table-cell>
          <table:table-cell office:value-type="float" office:value="3.8069676840856" calcext:value-type="float">
            <text:p>3,8069676840856</text:p>
          </table:table-cell>
        </table:table-row>
        <table:table-row table:style-name="ro1">
          <table:table-cell office:value-type="float" office:value="-1.45506847943219" calcext:value-type="float">
            <text:p>-1,45506847943219</text:p>
          </table:table-cell>
          <table:table-cell office:value-type="float" office:value="3.19241367463111" calcext:value-type="float">
            <text:p>3,19241367463111</text:p>
          </table:table-cell>
        </table:table-row>
        <table:table-row table:style-name="ro1">
          <table:table-cell office:value-type="float" office:value="5.61269890937384" calcext:value-type="float">
            <text:p>5,61269890937384</text:p>
          </table:table-cell>
          <table:table-cell office:value-type="float" office:value="1.77785641737768" calcext:value-type="float">
            <text:p>1,77785641737768</text:p>
          </table:table-cell>
        </table:table-row>
        <table:table-row table:style-name="ro1">
          <table:table-cell office:value-type="float" office:value="-0.758014022241844" calcext:value-type="float">
            <text:p>-0,758014022241844</text:p>
          </table:table-cell>
          <table:table-cell office:value-type="float" office:value="1.9412503237922" calcext:value-type="float">
            <text:p>1,9412503237922</text:p>
          </table:table-cell>
        </table:table-row>
        <table:table-row table:style-name="ro1">
          <table:table-cell office:value-type="float" office:value="-1.28778710708118" calcext:value-type="float">
            <text:p>-1,28778710708118</text:p>
          </table:table-cell>
          <table:table-cell office:value-type="float" office:value="2.48544062948474" calcext:value-type="float">
            <text:p>2,48544062948474</text:p>
          </table:table-cell>
        </table:table-row>
        <table:table-row table:style-name="ro1">
          <table:table-cell office:value-type="float" office:value="3.71648830724961" calcext:value-type="float">
            <text:p>3,71648830724961</text:p>
          </table:table-cell>
          <table:table-cell office:value-type="float" office:value="3.5953906350829" calcext:value-type="float">
            <text:p>3,5953906350829</text:p>
          </table:table-cell>
        </table:table-row>
        <table:table-row table:style-name="ro1">
          <table:table-cell office:value-type="float" office:value="4.55928002058101" calcext:value-type="float">
            <text:p>4,55928002058101</text:p>
          </table:table-cell>
          <table:table-cell office:value-type="float" office:value="4.42805409100685" calcext:value-type="float">
            <text:p>4,42805409100685</text:p>
          </table:table-cell>
        </table:table-row>
        <table:table-row table:style-name="ro1">
          <table:table-cell office:value-type="float" office:value="0.00913408136671368" calcext:value-type="float">
            <text:p>0,00913408136671368</text:p>
          </table:table-cell>
          <table:table-cell office:value-type="float" office:value="2.50692720925811" calcext:value-type="float">
            <text:p>2,50692720925811</text:p>
          </table:table-cell>
        </table:table-row>
        <table:table-row table:style-name="ro1">
          <table:table-cell office:value-type="float" office:value="-1.53425677217676" calcext:value-type="float">
            <text:p>-1,53425677217676</text:p>
          </table:table-cell>
          <table:table-cell office:value-type="float" office:value="2.68697260679662" calcext:value-type="float">
            <text:p>2,68697260679662</text:p>
          </table:table-cell>
        </table:table-row>
        <table:table-row table:style-name="ro1">
          <table:table-cell office:value-type="float" office:value="4.50818985680205" calcext:value-type="float">
            <text:p>4,50818985680205</text:p>
          </table:table-cell>
          <table:table-cell office:value-type="float" office:value="4.32524897617715" calcext:value-type="float">
            <text:p>4,32524897617715</text:p>
          </table:table-cell>
        </table:table-row>
        <table:table-row table:style-name="ro1">
          <table:table-cell office:value-type="float" office:value="4.78142182542362" calcext:value-type="float">
            <text:p>4,78142182542362</text:p>
          </table:table-cell>
          <table:table-cell office:value-type="float" office:value="3.22922658054103" calcext:value-type="float">
            <text:p>3,22922658054103</text:p>
          </table:table-cell>
        </table:table-row>
        <table:table-row table:style-name="ro1">
          <table:table-cell office:value-type="float" office:value="0.438043553948914" calcext:value-type="float">
            <text:p>0,438043553948914</text:p>
          </table:table-cell>
          <table:table-cell office:value-type="float" office:value="2.3947312556636" calcext:value-type="float">
            <text:p>2,3947312556636</text:p>
          </table:table-cell>
        </table:table-row>
        <table:table-row table:style-name="ro1">
          <table:table-cell office:value-type="float" office:value="3.39441790786432" calcext:value-type="float">
            <text:p>3,39441790786432</text:p>
          </table:table-cell>
          <table:table-cell office:value-type="float" office:value="3.78491924673869" calcext:value-type="float">
            <text:p>3,78491924673869</text:p>
          </table:table-cell>
        </table:table-row>
        <table:table-row table:style-name="ro1">
          <table:table-cell office:value-type="float" office:value="0.254131424916712" calcext:value-type="float">
            <text:p>0,254131424916712</text:p>
          </table:table-cell>
          <table:table-cell office:value-type="float" office:value="2.39085574119067" calcext:value-type="float">
            <text:p>2,39085574119067</text:p>
          </table:table-cell>
        </table:table-row>
        <table:table-row table:style-name="ro1">
          <table:table-cell office:value-type="float" office:value="-1.91467252300726" calcext:value-type="float">
            <text:p>-1,91467252300726</text:p>
          </table:table-cell>
          <table:table-cell office:value-type="float" office:value="2.93856625744055" calcext:value-type="float">
            <text:p>2,93856625744055</text:p>
          </table:table-cell>
        </table:table-row>
        <table:table-row table:style-name="ro1">
          <table:table-cell office:value-type="float" office:value="0.300363932936031" calcext:value-type="float">
            <text:p>0,300363932936031</text:p>
          </table:table-cell>
          <table:table-cell office:value-type="float" office:value="3.58838452743952" calcext:value-type="float">
            <text:p>3,58838452743952</text:p>
          </table:table-cell>
        </table:table-row>
        <table:table-row table:style-name="ro1">
          <table:table-cell office:value-type="float" office:value="5.57724466120145" calcext:value-type="float">
            <text:p>5,57724466120145</text:p>
          </table:table-cell>
          <table:table-cell office:value-type="float" office:value="2.82515803643592" calcext:value-type="float">
            <text:p>2,82515803643592</text:p>
          </table:table-cell>
        </table:table-row>
        <table:table-row table:style-name="ro1">
          <table:table-cell office:value-type="float" office:value="-0.538193263888072" calcext:value-type="float">
            <text:p>-0,538193263888072</text:p>
          </table:table-cell>
          <table:table-cell office:value-type="float" office:value="2.73247225719683" calcext:value-type="float">
            <text:p>2,73247225719683</text:p>
          </table:table-cell>
        </table:table-row>
        <table:table-row table:style-name="ro1">
          <table:table-cell office:value-type="float" office:value="-0.277408012709351" calcext:value-type="float">
            <text:p>-0,277408012709351</text:p>
          </table:table-cell>
          <table:table-cell office:value-type="float" office:value="2.7285938424728" calcext:value-type="float">
            <text:p>2,7285938424728</text:p>
          </table:table-cell>
        </table:table-row>
        <table:table-row table:style-name="ro1">
          <table:table-cell office:value-type="float" office:value="-2.34886124907432" calcext:value-type="float">
            <text:p>-2,34886124907432</text:p>
          </table:table-cell>
          <table:table-cell office:value-type="float" office:value="2.51520738757503" calcext:value-type="float">
            <text:p>2,51520738757503</text:p>
          </table:table-cell>
        </table:table-row>
        <table:table-row table:style-name="ro1">
          <table:table-cell office:value-type="float" office:value="5.05382070597393" calcext:value-type="float">
            <text:p>5,05382070597393</text:p>
          </table:table-cell>
          <table:table-cell office:value-type="float" office:value="2.95620491934961" calcext:value-type="float">
            <text:p>2,95620491934961</text:p>
          </table:table-cell>
        </table:table-row>
        <table:table-row table:style-name="ro1">
          <table:table-cell office:value-type="float" office:value="0.708357583929256" calcext:value-type="float">
            <text:p>0,708357583929256</text:p>
          </table:table-cell>
          <table:table-cell office:value-type="float" office:value="2.72042006004216" calcext:value-type="float">
            <text:p>2,72042006004216</text:p>
          </table:table-cell>
        </table:table-row>
        <table:table-row table:style-name="ro1">
          <table:table-cell office:value-type="float" office:value="4.77259131799208" calcext:value-type="float">
            <text:p>4,77259131799208</text:p>
          </table:table-cell>
          <table:table-cell office:value-type="float" office:value="2.67623221836271" calcext:value-type="float">
            <text:p>2,67623221836271</text:p>
          </table:table-cell>
        </table:table-row>
        <table:table-row table:style-name="ro1">
          <table:table-cell office:value-type="float" office:value="-2.73955491232895" calcext:value-type="float">
            <text:p>-2,73955491232895</text:p>
          </table:table-cell>
          <table:table-cell office:value-type="float" office:value="2.34934054346447" calcext:value-type="float">
            <text:p>2,34934054346447</text:p>
          </table:table-cell>
        </table:table-row>
        <table:table-row table:style-name="ro1">
          <table:table-cell office:value-type="float" office:value="-0.503557326707735" calcext:value-type="float">
            <text:p>-0,503557326707735</text:p>
          </table:table-cell>
          <table:table-cell office:value-type="float" office:value="2.62243038311612" calcext:value-type="float">
            <text:p>2,62243038311612</text:p>
          </table:table-cell>
        </table:table-row>
        <table:table-row table:style-name="ro1">
          <table:table-cell office:value-type="float" office:value="-0.685055219602916" calcext:value-type="float">
            <text:p>-0,685055219602916</text:p>
          </table:table-cell>
          <table:table-cell office:value-type="float" office:value="1.35888880660061" calcext:value-type="float">
            <text:p>1,35888880660061</text:p>
          </table:table-cell>
        </table:table-row>
        <table:table-row table:style-name="ro1">
          <table:table-cell office:value-type="float" office:value="-1.65308280832195" calcext:value-type="float">
            <text:p>-1,65308280832195</text:p>
          </table:table-cell>
          <table:table-cell office:value-type="float" office:value="2.4150483715458" calcext:value-type="float">
            <text:p>2,4150483715458</text:p>
          </table:table-cell>
        </table:table-row>
        <table:table-row table:style-name="ro1">
          <table:table-cell office:value-type="float" office:value="-0.461908636612457" calcext:value-type="float">
            <text:p>-0,461908636612457</text:p>
          </table:table-cell>
          <table:table-cell office:value-type="float" office:value="2.42643600356344" calcext:value-type="float">
            <text:p>2,42643600356344</text:p>
          </table:table-cell>
        </table:table-row>
        <table:table-row table:style-name="ro1">
          <table:table-cell office:value-type="float" office:value="3.23296702454138" calcext:value-type="float">
            <text:p>3,23296702454138</text:p>
          </table:table-cell>
          <table:table-cell office:value-type="float" office:value="3.41898439192638" calcext:value-type="float">
            <text:p>3,41898439192638</text:p>
          </table:table-cell>
        </table:table-row>
        <table:table-row table:style-name="ro1">
          <table:table-cell office:value-type="float" office:value="4.80117602786617" calcext:value-type="float">
            <text:p>4,80117602786617</text:p>
          </table:table-cell>
          <table:table-cell office:value-type="float" office:value="2.27740337015189" calcext:value-type="float">
            <text:p>2,27740337015189</text:p>
          </table:table-cell>
        </table:table-row>
        <table:table-row table:style-name="ro1">
          <table:table-cell office:value-type="float" office:value="3.08835961105336" calcext:value-type="float">
            <text:p>3,08835961105336</text:p>
          </table:table-cell>
          <table:table-cell office:value-type="float" office:value="2.99860663759572" calcext:value-type="float">
            <text:p>2,99860663759572</text:p>
          </table:table-cell>
        </table:table-row>
        <table:table-row table:style-name="ro1">
          <table:table-cell office:value-type="float" office:value="-1.63961563698101" calcext:value-type="float">
            <text:p>-1,63961563698101</text:p>
          </table:table-cell>
          <table:table-cell office:value-type="float" office:value="3.2621442573508" calcext:value-type="float">
            <text:p>3,2621442573508</text:p>
          </table:table-cell>
        </table:table-row>
        <table:table-row table:style-name="ro1">
          <table:table-cell office:value-type="float" office:value="5.44942636831991" calcext:value-type="float">
            <text:p>5,44942636831991</text:p>
          </table:table-cell>
          <table:table-cell office:value-type="float" office:value="3.40287990496723" calcext:value-type="float">
            <text:p>3,40287990496723</text:p>
          </table:table-cell>
        </table:table-row>
        <table:table-row table:style-name="ro1">
          <table:table-cell office:value-type="float" office:value="5.44072217751664" calcext:value-type="float">
            <text:p>5,44072217751664</text:p>
          </table:table-cell>
          <table:table-cell office:value-type="float" office:value="4.08137653347345" calcext:value-type="float">
            <text:p>4,08137653347345</text:p>
          </table:table-cell>
        </table:table-row>
        <table:table-row table:style-name="ro1">
          <table:table-cell office:value-type="float" office:value="-0.420984551910308" calcext:value-type="float">
            <text:p>-0,420984551910308</text:p>
          </table:table-cell>
          <table:table-cell office:value-type="float" office:value="3.43910565669575" calcext:value-type="float">
            <text:p>3,43910565669575</text:p>
          </table:table-cell>
        </table:table-row>
        <table:table-row table:style-name="ro1">
          <table:table-cell office:value-type="float" office:value="4.04665045064243" calcext:value-type="float">
            <text:p>4,04665045064243</text:p>
          </table:table-cell>
          <table:table-cell office:value-type="float" office:value="2.61052496675181" calcext:value-type="float">
            <text:p>2,61052496675181</text:p>
          </table:table-cell>
        </table:table-row>
        <table:table-row table:style-name="ro1">
          <table:table-cell office:value-type="float" office:value="-0.942728812975643" calcext:value-type="float">
            <text:p>-0,942728812975643</text:p>
          </table:table-cell>
          <table:table-cell office:value-type="float" office:value="4.32295030161438" calcext:value-type="float">
            <text:p>4,32295030161438</text:p>
          </table:table-cell>
        </table:table-row>
        <table:table-row table:style-name="ro1">
          <table:table-cell office:value-type="float" office:value="5.42479455773644" calcext:value-type="float">
            <text:p>5,42479455773644</text:p>
          </table:table-cell>
          <table:table-cell office:value-type="float" office:value="2.54250500653796" calcext:value-type="float">
            <text:p>2,54250500653796</text:p>
          </table:table-cell>
        </table:table-row>
        <table:table-row table:style-name="ro1">
          <table:table-cell office:value-type="float" office:value="-0.29381835231051" calcext:value-type="float">
            <text:p>-0,29381835231051</text:p>
          </table:table-cell>
          <table:table-cell office:value-type="float" office:value="1.54255170833749" calcext:value-type="float">
            <text:p>1,54255170833749</text:p>
          </table:table-cell>
        </table:table-row>
        <table:table-row table:style-name="ro1">
          <table:table-cell office:value-type="float" office:value="-0.634181220763854" calcext:value-type="float">
            <text:p>-0,634181220763854</text:p>
          </table:table-cell>
          <table:table-cell office:value-type="float" office:value="0.717455180209547" calcext:value-type="float">
            <text:p>0,717455180209547</text:p>
          </table:table-cell>
        </table:table-row>
        <table:table-row table:style-name="ro1">
          <table:table-cell office:value-type="float" office:value="-2.64238612781713" calcext:value-type="float">
            <text:p>-2,64238612781713</text:p>
          </table:table-cell>
          <table:table-cell office:value-type="float" office:value="2.57225411372984" calcext:value-type="float">
            <text:p>2,57225411372984</text:p>
          </table:table-cell>
        </table:table-row>
        <table:table-row table:style-name="ro1">
          <table:table-cell office:value-type="float" office:value="-1.66470238305115" calcext:value-type="float">
            <text:p>-1,66470238305115</text:p>
          </table:table-cell>
          <table:table-cell office:value-type="float" office:value="2.28618779349048" calcext:value-type="float">
            <text:p>2,28618779349048</text:p>
          </table:table-cell>
        </table:table-row>
        <table:table-row table:style-name="ro1">
          <table:table-cell office:value-type="float" office:value="-0.190224064826057" calcext:value-type="float">
            <text:p>-0,190224064826057</text:p>
          </table:table-cell>
          <table:table-cell office:value-type="float" office:value="3.18814224499902" calcext:value-type="float">
            <text:p>3,18814224499902</text:p>
          </table:table-cell>
        </table:table-row>
        <table:table-row table:style-name="ro1">
          <table:table-cell office:value-type="float" office:value="0.993424002390699" calcext:value-type="float">
            <text:p>0,993424002390699</text:p>
          </table:table-cell>
          <table:table-cell office:value-type="float" office:value="2.17322632629477" calcext:value-type="float">
            <text:p>2,17322632629477</text:p>
          </table:table-cell>
        </table:table-row>
        <table:table-row table:style-name="ro1">
          <table:table-cell office:value-type="float" office:value="-1.17741882838919" calcext:value-type="float">
            <text:p>-1,17741882838919</text:p>
          </table:table-cell>
          <table:table-cell office:value-type="float" office:value="2.62010179873758" calcext:value-type="float">
            <text:p>2,62010179873758</text:p>
          </table:table-cell>
        </table:table-row>
        <table:table-row table:style-name="ro1">
          <table:table-cell office:value-type="float" office:value="0.750218684764655" calcext:value-type="float">
            <text:p>0,750218684764655</text:p>
          </table:table-cell>
          <table:table-cell office:value-type="float" office:value="2.52260304963869" calcext:value-type="float">
            <text:p>2,52260304963869</text:p>
          </table:table-cell>
        </table:table-row>
        <table:table-row table:style-name="ro1">
          <table:table-cell office:value-type="float" office:value="3.86202903765022" calcext:value-type="float">
            <text:p>3,86202903765022</text:p>
          </table:table-cell>
          <table:table-cell office:value-type="float" office:value="2.77643048426448" calcext:value-type="float">
            <text:p>2,77643048426448</text:p>
          </table:table-cell>
        </table:table-row>
        <table:table-row table:style-name="ro1">
          <table:table-cell office:value-type="float" office:value="5.09776106486484" calcext:value-type="float">
            <text:p>5,09776106486484</text:p>
          </table:table-cell>
          <table:table-cell office:value-type="float" office:value="3.33483188531674" calcext:value-type="float">
            <text:p>3,33483188531674</text:p>
          </table:table-cell>
        </table:table-row>
        <table:table-row table:style-name="ro1">
          <table:table-cell office:value-type="float" office:value="4.86635782344006" calcext:value-type="float">
            <text:p>4,86635782344006</text:p>
          </table:table-cell>
          <table:table-cell office:value-type="float" office:value="3.35907578852996" calcext:value-type="float">
            <text:p>3,35907578852996</text:p>
          </table:table-cell>
        </table:table-row>
        <table:table-row table:style-name="ro1">
          <table:table-cell office:value-type="float" office:value="-0.417097973554492" calcext:value-type="float">
            <text:p>-0,417097973554492</text:p>
          </table:table-cell>
          <table:table-cell office:value-type="float" office:value="1.29323394121072" calcext:value-type="float">
            <text:p>1,29323394121072</text:p>
          </table:table-cell>
        </table:table-row>
        <table:table-row table:style-name="ro1">
          <table:table-cell office:value-type="float" office:value="4.72819713547583" calcext:value-type="float">
            <text:p>4,72819713547583</text:p>
          </table:table-cell>
          <table:table-cell office:value-type="float" office:value="2.86731247592108" calcext:value-type="float">
            <text:p>2,86731247592108</text:p>
          </table:table-cell>
        </table:table-row>
        <table:table-row table:style-name="ro1">
          <table:table-cell office:value-type="float" office:value="-1.05473080966163" calcext:value-type="float">
            <text:p>-1,05473080966163</text:p>
          </table:table-cell>
          <table:table-cell office:value-type="float" office:value="3.9782302004226" calcext:value-type="float">
            <text:p>3,9782302004226</text:p>
          </table:table-cell>
        </table:table-row>
        <table:table-row table:style-name="ro1">
          <table:table-cell office:value-type="float" office:value="4.65135554778217" calcext:value-type="float">
            <text:p>4,65135554778217</text:p>
          </table:table-cell>
          <table:table-cell office:value-type="float" office:value="3.90126630037846" calcext:value-type="float">
            <text:p>3,90126630037846</text:p>
          </table:table-cell>
        </table:table-row>
        <table:table-row table:style-name="ro1">
          <table:table-cell office:value-type="float" office:value="5.03225419683921" calcext:value-type="float">
            <text:p>5,03225419683921</text:p>
          </table:table-cell>
          <table:table-cell office:value-type="float" office:value="2.1658760710562" calcext:value-type="float">
            <text:p>2,1658760710562</text:p>
          </table:table-cell>
        </table:table-row>
        <table:table-row table:style-name="ro1">
          <table:table-cell office:value-type="float" office:value="-0.00764859346755031" calcext:value-type="float">
            <text:p>-0,00764859346755031</text:p>
          </table:table-cell>
          <table:table-cell office:value-type="float" office:value="3.04869797718445" calcext:value-type="float">
            <text:p>3,04869797718445</text:p>
          </table:table-cell>
        </table:table-row>
        <table:table-row table:style-name="ro1">
          <table:table-cell office:value-type="float" office:value="6.44368493060836" calcext:value-type="float">
            <text:p>6,44368493060836</text:p>
          </table:table-cell>
          <table:table-cell office:value-type="float" office:value="3.11090365545634" calcext:value-type="float">
            <text:p>3,11090365545634</text:p>
          </table:table-cell>
        </table:table-row>
        <table:table-row table:style-name="ro1">
          <table:table-cell office:value-type="float" office:value="4.93344430196433" calcext:value-type="float">
            <text:p>4,93344430196433</text:p>
          </table:table-cell>
          <table:table-cell office:value-type="float" office:value="4.73384352780709" calcext:value-type="float">
            <text:p>4,73384352780709</text:p>
          </table:table-cell>
        </table:table-row>
        <table:table-row table:style-name="ro1">
          <table:table-cell office:value-type="float" office:value="-1.19971266943101" calcext:value-type="float">
            <text:p>-1,19971266943101</text:p>
          </table:table-cell>
          <table:table-cell office:value-type="float" office:value="2.40161703291217" calcext:value-type="float">
            <text:p>2,40161703291217</text:p>
          </table:table-cell>
        </table:table-row>
        <table:table-row table:style-name="ro1">
          <table:table-cell office:value-type="float" office:value="5.00186648556176" calcext:value-type="float">
            <text:p>5,00186648556176</text:p>
          </table:table-cell>
          <table:table-cell office:value-type="float" office:value="4.03184234540841" calcext:value-type="float">
            <text:p>4,03184234540841</text:p>
          </table:table-cell>
        </table:table-row>
        <table:table-row table:style-name="ro1">
          <table:table-cell office:value-type="float" office:value="-1.0880259927663" calcext:value-type="float">
            <text:p>-1,0880259927663</text:p>
          </table:table-cell>
          <table:table-cell office:value-type="float" office:value="2.91053795000283" calcext:value-type="float">
            <text:p>2,91053795000283</text:p>
          </table:table-cell>
        </table:table-row>
        <table:table-row table:style-name="ro1">
          <table:table-cell office:value-type="float" office:value="6.19834789593497" calcext:value-type="float">
            <text:p>6,19834789593497</text:p>
          </table:table-cell>
          <table:table-cell office:value-type="float" office:value="3.6168311694623" calcext:value-type="float">
            <text:p>3,6168311694623</text:p>
          </table:table-cell>
        </table:table-row>
        <table:table-row table:style-name="ro1">
          <table:table-cell office:value-type="float" office:value="4.65242771703478" calcext:value-type="float">
            <text:p>4,65242771703478</text:p>
          </table:table-cell>
          <table:table-cell office:value-type="float" office:value="3.33648824480226" calcext:value-type="float">
            <text:p>3,33648824480226</text:p>
          </table:table-cell>
        </table:table-row>
        <table:table-row table:style-name="ro1">
          <table:table-cell office:value-type="float" office:value="-0.183161092785432" calcext:value-type="float">
            <text:p>-0,183161092785432</text:p>
          </table:table-cell>
          <table:table-cell office:value-type="float" office:value="3.50650702006229" calcext:value-type="float">
            <text:p>3,50650702006229</text:p>
          </table:table-cell>
        </table:table-row>
        <table:table-row table:style-name="ro1">
          <table:table-cell office:value-type="float" office:value="3.29423519237548" calcext:value-type="float">
            <text:p>3,29423519237548</text:p>
          </table:table-cell>
          <table:table-cell office:value-type="float" office:value="3.36740899419711" calcext:value-type="float">
            <text:p>3,36740899419711</text:p>
          </table:table-cell>
        </table:table-row>
        <table:table-row table:style-name="ro1">
          <table:table-cell office:value-type="float" office:value="0.248819663758429" calcext:value-type="float">
            <text:p>0,248819663758429</text:p>
          </table:table-cell>
          <table:table-cell office:value-type="float" office:value="2.99761438162781" calcext:value-type="float">
            <text:p>2,99761438162781</text:p>
          </table:table-cell>
        </table:table-row>
        <table:table-row table:style-name="ro1">
          <table:table-cell office:value-type="float" office:value="-2.05334878494787" calcext:value-type="float">
            <text:p>-2,05334878494787</text:p>
          </table:table-cell>
          <table:table-cell office:value-type="float" office:value="2.59248770146194" calcext:value-type="float">
            <text:p>2,59248770146194</text:p>
          </table:table-cell>
        </table:table-row>
        <table:table-row table:style-name="ro1">
          <table:table-cell office:value-type="float" office:value="0.351049136412789" calcext:value-type="float">
            <text:p>0,351049136412789</text:p>
          </table:table-cell>
          <table:table-cell office:value-type="float" office:value="2.33524918071608" calcext:value-type="float">
            <text:p>2,33524918071608</text:p>
          </table:table-cell>
        </table:table-row>
        <table:table-row table:style-name="ro1">
          <table:table-cell office:value-type="float" office:value="-0.221351674250356" calcext:value-type="float">
            <text:p>-0,221351674250356</text:p>
          </table:table-cell>
          <table:table-cell office:value-type="float" office:value="2.19401096887667" calcext:value-type="float">
            <text:p>2,19401096887667</text:p>
          </table:table-cell>
        </table:table-row>
        <table:table-row table:style-name="ro1">
          <table:table-cell office:value-type="float" office:value="-1.46309256073725" calcext:value-type="float">
            <text:p>-1,46309256073725</text:p>
          </table:table-cell>
          <table:table-cell office:value-type="float" office:value="2.49144109327949" calcext:value-type="float">
            <text:p>2,49144109327949</text:p>
          </table:table-cell>
        </table:table-row>
        <table:table-row table:style-name="ro1">
          <table:table-cell office:value-type="float" office:value="4.87645194607382" calcext:value-type="float">
            <text:p>4,87645194607382</text:p>
          </table:table-cell>
          <table:table-cell office:value-type="float" office:value="3.17766303549176" calcext:value-type="float">
            <text:p>3,17766303549176</text:p>
          </table:table-cell>
        </table:table-row>
        <table:table-row table:style-name="ro1">
          <table:table-cell office:value-type="float" office:value="-0.334664962185883" calcext:value-type="float">
            <text:p>-0,334664962185883</text:p>
          </table:table-cell>
          <table:table-cell office:value-type="float" office:value="2.7811803707114" calcext:value-type="float">
            <text:p>2,7811803707114</text:p>
          </table:table-cell>
        </table:table-row>
        <table:table-row table:style-name="ro1">
          <table:table-cell office:value-type="float" office:value="0.433397624106058" calcext:value-type="float">
            <text:p>0,433397624106058</text:p>
          </table:table-cell>
          <table:table-cell office:value-type="float" office:value="2.5032139910085" calcext:value-type="float">
            <text:p>2,5032139910085</text:p>
          </table:table-cell>
        </table:table-row>
        <table:table-row table:style-name="ro1">
          <table:table-cell office:value-type="float" office:value="0.187907287578994" calcext:value-type="float">
            <text:p>0,187907287578994</text:p>
          </table:table-cell>
          <table:table-cell office:value-type="float" office:value="1.53482806944882" calcext:value-type="float">
            <text:p>1,53482806944882</text:p>
          </table:table-cell>
        </table:table-row>
        <table:table-row table:style-name="ro1">
          <table:table-cell office:value-type="float" office:value="-0.807574579709884" calcext:value-type="float">
            <text:p>-0,807574579709884</text:p>
          </table:table-cell>
          <table:table-cell office:value-type="float" office:value="1.2084759715557" calcext:value-type="float">
            <text:p>1,2084759715557</text:p>
          </table:table-cell>
        </table:table-row>
        <table:table-row table:style-name="ro1">
          <table:table-cell office:value-type="float" office:value="-0.661787601909651" calcext:value-type="float">
            <text:p>-0,661787601909651</text:p>
          </table:table-cell>
          <table:table-cell office:value-type="float" office:value="1.38710722881645" calcext:value-type="float">
            <text:p>1,38710722881645</text:p>
          </table:table-cell>
        </table:table-row>
        <table:table-row table:style-name="ro1">
          <table:table-cell office:value-type="float" office:value="5.06702993502117" calcext:value-type="float">
            <text:p>5,06702993502117</text:p>
          </table:table-cell>
          <table:table-cell office:value-type="float" office:value="3.70199264434443" calcext:value-type="float">
            <text:p>3,70199264434443</text:p>
          </table:table-cell>
        </table:table-row>
        <table:table-row table:style-name="ro1">
          <table:table-cell office:value-type="float" office:value="0.0658281654003188" calcext:value-type="float">
            <text:p>0,0658281654003188</text:p>
          </table:table-cell>
          <table:table-cell office:value-type="float" office:value="3.90217504158863" calcext:value-type="float">
            <text:p>3,90217504158863</text:p>
          </table:table-cell>
        </table:table-row>
        <table:table-row table:style-name="ro1">
          <table:table-cell office:value-type="float" office:value="4.74463879542126" calcext:value-type="float">
            <text:p>4,74463879542126</text:p>
          </table:table-cell>
          <table:table-cell office:value-type="float" office:value="4.07216003966745" calcext:value-type="float">
            <text:p>4,07216003966745</text:p>
          </table:table-cell>
        </table:table-row>
        <table:table-row table:style-name="ro1">
          <table:table-cell office:value-type="float" office:value="-0.403321072374672" calcext:value-type="float">
            <text:p>-0,403321072374672</text:p>
          </table:table-cell>
          <table:table-cell office:value-type="float" office:value="1.36676995375367" calcext:value-type="float">
            <text:p>1,36676995375367</text:p>
          </table:table-cell>
        </table:table-row>
        <table:table-row table:style-name="ro1">
          <table:table-cell office:value-type="float" office:value="-1.26069978098901" calcext:value-type="float">
            <text:p>-1,26069978098901</text:p>
          </table:table-cell>
          <table:table-cell office:value-type="float" office:value="0.648617122836462" calcext:value-type="float">
            <text:p>0,648617122836462</text:p>
          </table:table-cell>
        </table:table-row>
        <table:table-row table:style-name="ro1">
          <table:table-cell office:value-type="float" office:value="-2.4599076919272" calcext:value-type="float">
            <text:p>-2,4599076919272</text:p>
          </table:table-cell>
          <table:table-cell office:value-type="float" office:value="2.54189823778952" calcext:value-type="float">
            <text:p>2,54189823778952</text:p>
          </table:table-cell>
        </table:table-row>
        <table:table-row table:style-name="ro1">
          <table:table-cell office:value-type="float" office:value="-0.904550942458852" calcext:value-type="float">
            <text:p>-0,904550942458852</text:p>
          </table:table-cell>
          <table:table-cell office:value-type="float" office:value="1.97975251375836" calcext:value-type="float">
            <text:p>1,97975251375836</text:p>
          </table:table-cell>
        </table:table-row>
        <table:table-row table:style-name="ro1">
          <table:table-cell office:value-type="float" office:value="-0.071507026553811" calcext:value-type="float">
            <text:p>-0,071507026553811</text:p>
          </table:table-cell>
          <table:table-cell office:value-type="float" office:value="2.64804190083518" calcext:value-type="float">
            <text:p>2,64804190083518</text:p>
          </table:table-cell>
        </table:table-row>
        <table:table-row table:style-name="ro1">
          <table:table-cell office:value-type="float" office:value="-0.935645193338964" calcext:value-type="float">
            <text:p>-0,935645193338964</text:p>
          </table:table-cell>
          <table:table-cell office:value-type="float" office:value="0.715086735757149" calcext:value-type="float">
            <text:p>0,715086735757149</text:p>
          </table:table-cell>
        </table:table-row>
        <table:table-row table:style-name="ro1">
          <table:table-cell office:value-type="float" office:value="-2.68000608410126" calcext:value-type="float">
            <text:p>-2,68000608410126</text:p>
          </table:table-cell>
          <table:table-cell office:value-type="float" office:value="2.86573502583654" calcext:value-type="float">
            <text:p>2,86573502583654</text:p>
          </table:table-cell>
        </table:table-row>
        <table:table-row table:style-name="ro1">
          <table:table-cell office:value-type="float" office:value="-0.624757450581888" calcext:value-type="float">
            <text:p>-0,624757450581888</text:p>
          </table:table-cell>
          <table:table-cell office:value-type="float" office:value="3.45193136786429" calcext:value-type="float">
            <text:p>3,45193136786429</text:p>
          </table:table-cell>
        </table:table-row>
        <table:table-row table:style-name="ro1">
          <table:table-cell office:value-type="float" office:value="-1.12120175975231" calcext:value-type="float">
            <text:p>-1,12120175975231</text:p>
          </table:table-cell>
          <table:table-cell office:value-type="float" office:value="2.61082414890336" calcext:value-type="float">
            <text:p>2,61082414890336</text:p>
          </table:table-cell>
        </table:table-row>
        <table:table-row table:style-name="ro1">
          <table:table-cell office:value-type="float" office:value="5.41307850934097" calcext:value-type="float">
            <text:p>5,41307850934097</text:p>
          </table:table-cell>
          <table:table-cell office:value-type="float" office:value="4.38173764692917" calcext:value-type="float">
            <text:p>4,38173764692917</text:p>
          </table:table-cell>
        </table:table-row>
        <table:table-row table:style-name="ro1">
          <table:table-cell office:value-type="float" office:value="4.24152192399933" calcext:value-type="float">
            <text:p>4,24152192399933</text:p>
          </table:table-cell>
          <table:table-cell office:value-type="float" office:value="3.98242847216866" calcext:value-type="float">
            <text:p>3,98242847216866</text:p>
          </table:table-cell>
        </table:table-row>
        <table:table-row table:style-name="ro1">
          <table:table-cell office:value-type="float" office:value="-1.94615633815175" calcext:value-type="float">
            <text:p>-1,94615633815175</text:p>
          </table:table-cell>
          <table:table-cell office:value-type="float" office:value="1.64134655721191" calcext:value-type="float">
            <text:p>1,64134655721191</text:p>
          </table:table-cell>
        </table:table-row>
        <table:table-row table:style-name="ro1">
          <table:table-cell office:value-type="float" office:value="-1.9815508356696" calcext:value-type="float">
            <text:p>-1,9815508356696</text:p>
          </table:table-cell>
          <table:table-cell office:value-type="float" office:value="2.95380670962017" calcext:value-type="float">
            <text:p>2,95380670962017</text:p>
          </table:table-cell>
        </table:table-row>
        <table:table-row table:style-name="ro1">
          <table:table-cell office:value-type="float" office:value="0.558278111888614" calcext:value-type="float">
            <text:p>0,558278111888614</text:p>
          </table:table-cell>
          <table:table-cell office:value-type="float" office:value="2.66082442944403" calcext:value-type="float">
            <text:p>2,66082442944403</text:p>
          </table:table-cell>
        </table:table-row>
        <table:table-row table:style-name="ro1">
          <table:table-cell office:value-type="float" office:value="4.47653483411213" calcext:value-type="float">
            <text:p>4,47653483411213</text:p>
          </table:table-cell>
          <table:table-cell office:value-type="float" office:value="3.28563048136391" calcext:value-type="float">
            <text:p>3,28563048136391</text:p>
          </table:table-cell>
        </table:table-row>
        <table:table-row table:style-name="ro1">
          <table:table-cell office:value-type="float" office:value="-1.56435950613285" calcext:value-type="float">
            <text:p>-1,56435950613285</text:p>
          </table:table-cell>
          <table:table-cell office:value-type="float" office:value="2.53712114977759" calcext:value-type="float">
            <text:p>2,53712114977759</text:p>
          </table:table-cell>
        </table:table-row>
        <table:table-row table:style-name="ro1">
          <table:table-cell office:value-type="float" office:value="-0.823722264507409" calcext:value-type="float">
            <text:p>-0,823722264507409</text:p>
          </table:table-cell>
          <table:table-cell office:value-type="float" office:value="3.58936253446024" calcext:value-type="float">
            <text:p>3,58936253446024</text:p>
          </table:table-cell>
        </table:table-row>
        <table:table-row table:style-name="ro1">
          <table:table-cell office:value-type="float" office:value="-0.298255275905904" calcext:value-type="float">
            <text:p>-0,298255275905904</text:p>
          </table:table-cell>
          <table:table-cell office:value-type="float" office:value="2.93286949716203" calcext:value-type="float">
            <text:p>2,93286949716203</text:p>
          </table:table-cell>
        </table:table-row>
        <table:table-row table:style-name="ro1">
          <table:table-cell office:value-type="float" office:value="0.900009184932182" calcext:value-type="float">
            <text:p>0,900009184932182</text:p>
          </table:table-cell>
          <table:table-cell office:value-type="float" office:value="2.5831376115422" calcext:value-type="float">
            <text:p>2,5831376115422</text:p>
          </table:table-cell>
        </table:table-row>
        <table:table-row table:style-name="ro1">
          <table:table-cell office:value-type="float" office:value="-0.546908865605869" calcext:value-type="float">
            <text:p>-0,546908865605869</text:p>
          </table:table-cell>
          <table:table-cell office:value-type="float" office:value="2.09966307601469" calcext:value-type="float">
            <text:p>2,09966307601469</text:p>
          </table:table-cell>
        </table:table-row>
        <table:table-row table:style-name="ro1">
          <table:table-cell office:value-type="float" office:value="0.53320932617909" calcext:value-type="float">
            <text:p>0,53320932617909</text:p>
          </table:table-cell>
          <table:table-cell office:value-type="float" office:value="2.05988780717518" calcext:value-type="float">
            <text:p>2,05988780717518</text:p>
          </table:table-cell>
        </table:table-row>
        <table:table-row table:style-name="ro1">
          <table:table-cell office:value-type="float" office:value="3.96348788511869" calcext:value-type="float">
            <text:p>3,96348788511869</text:p>
          </table:table-cell>
          <table:table-cell office:value-type="float" office:value="4.36881477893919" calcext:value-type="float">
            <text:p>4,36881477893919</text:p>
          </table:table-cell>
        </table:table-row>
        <table:table-row table:style-name="ro1">
          <table:table-cell office:value-type="float" office:value="6.25474771580435" calcext:value-type="float">
            <text:p>6,25474771580435</text:p>
          </table:table-cell>
          <table:table-cell office:value-type="float" office:value="3.18231981106232" calcext:value-type="float">
            <text:p>3,18231981106232</text:p>
          </table:table-cell>
        </table:table-row>
        <table:table-row table:style-name="ro1">
          <table:table-cell office:value-type="float" office:value="-0.307038410294747" calcext:value-type="float">
            <text:p>-0,307038410294747</text:p>
          </table:table-cell>
          <table:table-cell office:value-type="float" office:value="1.30831180186324" calcext:value-type="float">
            <text:p>1,30831180186324</text:p>
          </table:table-cell>
        </table:table-row>
        <table:table-row table:style-name="ro1">
          <table:table-cell office:value-type="float" office:value="-2.1356245922848" calcext:value-type="float">
            <text:p>-2,1356245922848</text:p>
          </table:table-cell>
          <table:table-cell office:value-type="float" office:value="3.26383013864447" calcext:value-type="float">
            <text:p>3,26383013864447</text:p>
          </table:table-cell>
        </table:table-row>
        <table:table-row table:style-name="ro1">
          <table:table-cell office:value-type="float" office:value="4.62444456630944" calcext:value-type="float">
            <text:p>4,62444456630944</text:p>
          </table:table-cell>
          <table:table-cell office:value-type="float" office:value="2.02132697582865" calcext:value-type="float">
            <text:p>2,02132697582865</text:p>
          </table:table-cell>
        </table:table-row>
        <table:table-row table:style-name="ro1">
          <table:table-cell office:value-type="float" office:value="-0.710097554118469" calcext:value-type="float">
            <text:p>-0,710097554118469</text:p>
          </table:table-cell>
          <table:table-cell office:value-type="float" office:value="2.61809136052287" calcext:value-type="float">
            <text:p>2,61809136052287</text:p>
          </table:table-cell>
        </table:table-row>
        <table:table-row table:style-name="ro1">
          <table:table-cell office:value-type="float" office:value="4.19092486356367" calcext:value-type="float">
            <text:p>4,19092486356367</text:p>
          </table:table-cell>
          <table:table-cell office:value-type="float" office:value="4.99185251107127" calcext:value-type="float">
            <text:p>4,99185251107127</text:p>
          </table:table-cell>
        </table:table-row>
        <table:table-row table:style-name="ro1">
          <table:table-cell office:value-type="float" office:value="-1.4007806856459" calcext:value-type="float">
            <text:p>-1,4007806856459</text:p>
          </table:table-cell>
          <table:table-cell office:value-type="float" office:value="2.83460794541758" calcext:value-type="float">
            <text:p>2,83460794541758</text:p>
          </table:table-cell>
        </table:table-row>
        <table:table-row table:style-name="ro1">
          <table:table-cell office:value-type="float" office:value="-2.19369868549303" calcext:value-type="float">
            <text:p>-2,19369868549303</text:p>
          </table:table-cell>
          <table:table-cell office:value-type="float" office:value="2.78130049419889" calcext:value-type="float">
            <text:p>2,78130049419889</text:p>
          </table:table-cell>
        </table:table-row>
        <table:table-row table:style-name="ro1">
          <table:table-cell office:value-type="float" office:value="2.82763076459438" calcext:value-type="float">
            <text:p>2,82763076459438</text:p>
          </table:table-cell>
          <table:table-cell office:value-type="float" office:value="3.67610121800391" calcext:value-type="float">
            <text:p>3,67610121800391</text:p>
          </table:table-cell>
        </table:table-row>
        <table:table-row table:style-name="ro1">
          <table:table-cell office:value-type="float" office:value="-0.892355802201541" calcext:value-type="float">
            <text:p>-0,892355802201541</text:p>
          </table:table-cell>
          <table:table-cell office:value-type="float" office:value="1.85903929722987" calcext:value-type="float">
            <text:p>1,85903929722987</text:p>
          </table:table-cell>
        </table:table-row>
        <table:table-row table:style-name="ro1">
          <table:table-cell office:value-type="float" office:value="4.86877476896487" calcext:value-type="float">
            <text:p>4,86877476896487</text:p>
          </table:table-cell>
          <table:table-cell office:value-type="float" office:value="1.53253138588804" calcext:value-type="float">
            <text:p>1,53253138588804</text:p>
          </table:table-cell>
        </table:table-row>
        <table:table-row table:style-name="ro1">
          <table:table-cell office:value-type="float" office:value="0.201907948603123" calcext:value-type="float">
            <text:p>0,201907948603123</text:p>
          </table:table-cell>
          <table:table-cell office:value-type="float" office:value="2.16299990310491" calcext:value-type="float">
            <text:p>2,16299990310491</text:p>
          </table:table-cell>
        </table:table-row>
        <table:table-row table:style-name="ro1">
          <table:table-cell office:value-type="float" office:value="-1.31932106706049" calcext:value-type="float">
            <text:p>-1,31932106706049</text:p>
          </table:table-cell>
          <table:table-cell office:value-type="float" office:value="3.38440933640304" calcext:value-type="float">
            <text:p>3,38440933640304</text:p>
          </table:table-cell>
        </table:table-row>
        <table:table-row table:style-name="ro1">
          <table:table-cell office:value-type="float" office:value="4.22764550125755" calcext:value-type="float">
            <text:p>4,22764550125755</text:p>
          </table:table-cell>
          <table:table-cell office:value-type="float" office:value="3.30242453942895" calcext:value-type="float">
            <text:p>3,30242453942895</text:p>
          </table:table-cell>
        </table:table-row>
        <table:table-row table:style-name="ro1">
          <table:table-cell office:value-type="float" office:value="4.86325648913185" calcext:value-type="float">
            <text:p>4,86325648913185</text:p>
          </table:table-cell>
          <table:table-cell office:value-type="float" office:value="4.70466472975372" calcext:value-type="float">
            <text:p>4,70466472975372</text:p>
          </table:table-cell>
        </table:table-row>
        <table:table-row table:style-name="ro1">
          <table:table-cell office:value-type="float" office:value="3.06686312253093" calcext:value-type="float">
            <text:p>3,06686312253093</text:p>
          </table:table-cell>
          <table:table-cell office:value-type="float" office:value="3.35550199164975" calcext:value-type="float">
            <text:p>3,35550199164975</text:p>
          </table:table-cell>
        </table:table-row>
        <table:table-row table:style-name="ro1">
          <table:table-cell office:value-type="float" office:value="4.56234948027169" calcext:value-type="float">
            <text:p>4,56234948027169</text:p>
          </table:table-cell>
          <table:table-cell office:value-type="float" office:value="3.40499467783853" calcext:value-type="float">
            <text:p>3,40499467783853</text:p>
          </table:table-cell>
        </table:table-row>
        <table:table-row table:style-name="ro1">
          <table:table-cell office:value-type="float" office:value="6.4432076700091" calcext:value-type="float">
            <text:p>6,4432076700091</text:p>
          </table:table-cell>
          <table:table-cell office:value-type="float" office:value="2.84237065165835" calcext:value-type="float">
            <text:p>2,84237065165835</text:p>
          </table:table-cell>
        </table:table-row>
        <table:table-row table:style-name="ro1">
          <table:table-cell office:value-type="float" office:value="-0.877764344542754" calcext:value-type="float">
            <text:p>-0,877764344542754</text:p>
          </table:table-cell>
          <table:table-cell office:value-type="float" office:value="1.94056091333231" calcext:value-type="float">
            <text:p>1,94056091333231</text:p>
          </table:table-cell>
        </table:table-row>
        <table:table-row table:style-name="ro1">
          <table:table-cell office:value-type="float" office:value="-0.79717064043562" calcext:value-type="float">
            <text:p>-0,79717064043562</text:p>
          </table:table-cell>
          <table:table-cell office:value-type="float" office:value="1.77611246642343" calcext:value-type="float">
            <text:p>1,77611246642343</text:p>
          </table:table-cell>
        </table:table-row>
        <table:table-row table:style-name="ro1">
          <table:table-cell office:value-type="float" office:value="-0.25851032841565" calcext:value-type="float">
            <text:p>-0,25851032841565</text:p>
          </table:table-cell>
          <table:table-cell office:value-type="float" office:value="3.49051436073174" calcext:value-type="float">
            <text:p>3,49051436073174</text:p>
          </table:table-cell>
        </table:table-row>
        <table:table-row table:style-name="ro1">
          <table:table-cell office:value-type="float" office:value="-0.245396628888545" calcext:value-type="float">
            <text:p>-0,245396628888545</text:p>
          </table:table-cell>
          <table:table-cell office:value-type="float" office:value="2.52607754261691" calcext:value-type="float">
            <text:p>2,52607754261691</text:p>
          </table:table-cell>
        </table:table-row>
        <table:table-row table:style-name="ro1">
          <table:table-cell office:value-type="float" office:value="-0.308473721937449" calcext:value-type="float">
            <text:p>-0,308473721937449</text:p>
          </table:table-cell>
          <table:table-cell office:value-type="float" office:value="2.30337104962454" calcext:value-type="float">
            <text:p>2,30337104962454</text:p>
          </table:table-cell>
        </table:table-row>
        <table:table-row table:style-name="ro1">
          <table:table-cell office:value-type="float" office:value="-1.33376350957036" calcext:value-type="float">
            <text:p>-1,33376350957036</text:p>
          </table:table-cell>
          <table:table-cell office:value-type="float" office:value="3.05765801998228" calcext:value-type="float">
            <text:p>3,05765801998228</text:p>
          </table:table-cell>
        </table:table-row>
        <table:table-row table:style-name="ro1">
          <table:table-cell office:value-type="float" office:value="4.90597481785099" calcext:value-type="float">
            <text:p>4,90597481785099</text:p>
          </table:table-cell>
          <table:table-cell office:value-type="float" office:value="2.58058732742623" calcext:value-type="float">
            <text:p>2,58058732742623</text:p>
          </table:table-cell>
        </table:table-row>
        <table:table-row table:style-name="ro1">
          <table:table-cell office:value-type="float" office:value="-0.369998635900311" calcext:value-type="float">
            <text:p>-0,369998635900311</text:p>
          </table:table-cell>
          <table:table-cell office:value-type="float" office:value="2.59595060896139" calcext:value-type="float">
            <text:p>2,59595060896139</text:p>
          </table:table-cell>
        </table:table-row>
        <table:table-row table:style-name="ro1">
          <table:table-cell office:value-type="float" office:value="0.25585360877244" calcext:value-type="float">
            <text:p>0,25585360877244</text:p>
          </table:table-cell>
          <table:table-cell office:value-type="float" office:value="1.1124566833763" calcext:value-type="float">
            <text:p>1,1124566833763</text:p>
          </table:table-cell>
        </table:table-row>
        <table:table-row table:style-name="ro1">
          <table:table-cell office:value-type="float" office:value="-0.309008918268967" calcext:value-type="float">
            <text:p>-0,309008918268967</text:p>
          </table:table-cell>
          <table:table-cell office:value-type="float" office:value="1.38432700663998" calcext:value-type="float">
            <text:p>1,38432700663998</text:p>
          </table:table-cell>
        </table:table-row>
        <table:table-row table:style-name="ro1">
          <table:table-cell office:value-type="float" office:value="-0.225380819531826" calcext:value-type="float">
            <text:p>-0,225380819531826</text:p>
          </table:table-cell>
          <table:table-cell office:value-type="float" office:value="3.36256110822653" calcext:value-type="float">
            <text:p>3,36256110822653</text:p>
          </table:table-cell>
        </table:table-row>
        <table:table-row table:style-name="ro1">
          <table:table-cell office:value-type="float" office:value="-0.85448661988322" calcext:value-type="float">
            <text:p>-0,85448661988322</text:p>
          </table:table-cell>
          <table:table-cell office:value-type="float" office:value="3.03158856265075" calcext:value-type="float">
            <text:p>3,03158856265075</text:p>
          </table:table-cell>
        </table:table-row>
        <table:table-row table:style-name="ro1">
          <table:table-cell office:value-type="float" office:value="4.09552785801111" calcext:value-type="float">
            <text:p>4,09552785801111</text:p>
          </table:table-cell>
          <table:table-cell office:value-type="float" office:value="1.90176832015694" calcext:value-type="float">
            <text:p>1,90176832015694</text:p>
          </table:table-cell>
        </table:table-row>
        <table:table-row table:style-name="ro1">
          <table:table-cell office:value-type="float" office:value="-0.942557442867114" calcext:value-type="float">
            <text:p>-0,942557442867114</text:p>
          </table:table-cell>
          <table:table-cell office:value-type="float" office:value="2.48800355012141" calcext:value-type="float">
            <text:p>2,48800355012141</text:p>
          </table:table-cell>
        </table:table-row>
        <table:table-row table:style-name="ro1">
          <table:table-cell office:value-type="float" office:value="-0.725547826277819" calcext:value-type="float">
            <text:p>-0,725547826277819</text:p>
          </table:table-cell>
          <table:table-cell office:value-type="float" office:value="2.88999631990055" calcext:value-type="float">
            <text:p>2,88999631990055</text:p>
          </table:table-cell>
        </table:table-row>
        <table:table-row table:style-name="ro1">
          <table:table-cell office:value-type="float" office:value="4.65997230161906" calcext:value-type="float">
            <text:p>4,65997230161906</text:p>
          </table:table-cell>
          <table:table-cell office:value-type="float" office:value="1.91059649466509" calcext:value-type="float">
            <text:p>1,91059649466509</text:p>
          </table:table-cell>
        </table:table-row>
        <table:table-row table:style-name="ro1">
          <table:table-cell office:value-type="float" office:value="0.192249463723958" calcext:value-type="float">
            <text:p>0,192249463723958</text:p>
          </table:table-cell>
          <table:table-cell office:value-type="float" office:value="3.45839213019895" calcext:value-type="float">
            <text:p>3,45839213019895</text:p>
          </table:table-cell>
        </table:table-row>
        <table:table-row table:style-name="ro1">
          <table:table-cell office:value-type="float" office:value="-0.00415161278086085" calcext:value-type="float">
            <text:p>-0,00415161278086085</text:p>
          </table:table-cell>
          <table:table-cell office:value-type="float" office:value="1.55409867180606" calcext:value-type="float">
            <text:p>1,55409867180606</text:p>
          </table:table-cell>
        </table:table-row>
        <table:table-row table:style-name="ro1">
          <table:table-cell office:value-type="float" office:value="4.43310806640477" calcext:value-type="float">
            <text:p>4,43310806640477</text:p>
          </table:table-cell>
          <table:table-cell office:value-type="float" office:value="2.28024806382859" calcext:value-type="float">
            <text:p>2,28024806382859</text:p>
          </table:table-cell>
        </table:table-row>
        <table:table-row table:style-name="ro1">
          <table:table-cell office:value-type="float" office:value="-0.780656439014737" calcext:value-type="float">
            <text:p>-0,780656439014737</text:p>
          </table:table-cell>
          <table:table-cell office:value-type="float" office:value="3.08696325019247" calcext:value-type="float">
            <text:p>3,08696325019247</text:p>
          </table:table-cell>
        </table:table-row>
        <table:table-row table:style-name="ro1">
          <table:table-cell office:value-type="float" office:value="4.83767232431782" calcext:value-type="float">
            <text:p>4,83767232431782</text:p>
          </table:table-cell>
          <table:table-cell office:value-type="float" office:value="2.41957547101264" calcext:value-type="float">
            <text:p>2,41957547101264</text:p>
          </table:table-cell>
        </table:table-row>
        <table:table-row table:style-name="ro1">
          <table:table-cell office:value-type="float" office:value="0.926373586780667" calcext:value-type="float">
            <text:p>0,926373586780667</text:p>
          </table:table-cell>
          <table:table-cell office:value-type="float" office:value="2.66045962843579" calcext:value-type="float">
            <text:p>2,66045962843579</text:p>
          </table:table-cell>
        </table:table-row>
        <table:table-row table:style-name="ro1">
          <table:table-cell office:value-type="float" office:value="0.55247389500711" calcext:value-type="float">
            <text:p>0,55247389500711</text:p>
          </table:table-cell>
          <table:table-cell office:value-type="float" office:value="3.24450153882921" calcext:value-type="float">
            <text:p>3,24450153882921</text:p>
          </table:table-cell>
        </table:table-row>
        <table:table-row table:style-name="ro1">
          <table:table-cell office:value-type="float" office:value="0.262952567332599" calcext:value-type="float">
            <text:p>0,262952567332599</text:p>
          </table:table-cell>
          <table:table-cell office:value-type="float" office:value="1.68317652828627" calcext:value-type="float">
            <text:p>1,68317652828627</text:p>
          </table:table-cell>
        </table:table-row>
        <table:table-row table:style-name="ro1">
          <table:table-cell office:value-type="float" office:value="-0.901365700234677" calcext:value-type="float">
            <text:p>-0,901365700234677</text:p>
          </table:table-cell>
          <table:table-cell office:value-type="float" office:value="3.22181220443468" calcext:value-type="float">
            <text:p>3,22181220443468</text:p>
          </table:table-cell>
        </table:table-row>
        <table:table-row table:style-name="ro1">
          <table:table-cell office:value-type="float" office:value="0.0725200549718555" calcext:value-type="float">
            <text:p>0,0725200549718555</text:p>
          </table:table-cell>
          <table:table-cell office:value-type="float" office:value="2.71208147371735" calcext:value-type="float">
            <text:p>2,71208147371735</text:p>
          </table:table-cell>
        </table:table-row>
        <table:table-row table:style-name="ro1">
          <table:table-cell office:value-type="float" office:value="-0.679272932432888" calcext:value-type="float">
            <text:p>-0,679272932432888</text:p>
          </table:table-cell>
          <table:table-cell office:value-type="float" office:value="1.65105949117639" calcext:value-type="float">
            <text:p>1,65105949117639</text:p>
          </table:table-cell>
        </table:table-row>
        <table:table-row table:style-name="ro1">
          <table:table-cell office:value-type="float" office:value="3.65991544382969" calcext:value-type="float">
            <text:p>3,65991544382969</text:p>
          </table:table-cell>
          <table:table-cell office:value-type="float" office:value="2.03401012288027" calcext:value-type="float">
            <text:p>2,03401012288027</text:p>
          </table:table-cell>
        </table:table-row>
        <table:table-row table:style-name="ro1">
          <table:table-cell office:value-type="float" office:value="-0.668388404064249" calcext:value-type="float">
            <text:p>-0,668388404064249</text:p>
          </table:table-cell>
          <table:table-cell office:value-type="float" office:value="4.25054193489888" calcext:value-type="float">
            <text:p>4,25054193489888</text:p>
          </table:table-cell>
        </table:table-row>
        <table:table-row table:style-name="ro1">
          <table:table-cell office:value-type="float" office:value="0.0316550199742779" calcext:value-type="float">
            <text:p>0,0316550199742779</text:p>
          </table:table-cell>
          <table:table-cell office:value-type="float" office:value="3.40061570120121" calcext:value-type="float">
            <text:p>3,40061570120121</text:p>
          </table:table-cell>
        </table:table-row>
        <table:table-row table:style-name="ro1">
          <table:table-cell office:value-type="float" office:value="4.15472225833117" calcext:value-type="float">
            <text:p>4,15472225833117</text:p>
          </table:table-cell>
          <table:table-cell office:value-type="float" office:value="3.15023570700589" calcext:value-type="float">
            <text:p>3,15023570700589</text:p>
          </table:table-cell>
        </table:table-row>
        <table:table-row table:style-name="ro1">
          <table:table-cell office:value-type="float" office:value="-1.99499230692445" calcext:value-type="float">
            <text:p>-1,99499230692445</text:p>
          </table:table-cell>
          <table:table-cell office:value-type="float" office:value="2.45514802304832" calcext:value-type="float">
            <text:p>2,45514802304832</text:p>
          </table:table-cell>
        </table:table-row>
        <table:table-row table:style-name="ro1">
          <table:table-cell office:value-type="float" office:value="4.28201174896419" calcext:value-type="float">
            <text:p>4,28201174896419</text:p>
          </table:table-cell>
          <table:table-cell office:value-type="float" office:value="3.41560177475171" calcext:value-type="float">
            <text:p>3,41560177475171</text:p>
          </table:table-cell>
        </table:table-row>
        <table:table-row table:style-name="ro1">
          <table:table-cell office:value-type="float" office:value="-0.138779144350828" calcext:value-type="float">
            <text:p>-0,138779144350828</text:p>
          </table:table-cell>
          <table:table-cell office:value-type="float" office:value="1.45024831357211" calcext:value-type="float">
            <text:p>1,45024831357211</text:p>
          </table:table-cell>
        </table:table-row>
        <table:table-row table:style-name="ro1">
          <table:table-cell office:value-type="float" office:value="0.273123577843714" calcext:value-type="float">
            <text:p>0,273123577843714</text:p>
          </table:table-cell>
          <table:table-cell office:value-type="float" office:value="3.49254797470559" calcext:value-type="float">
            <text:p>3,49254797470559</text:p>
          </table:table-cell>
        </table:table-row>
        <table:table-row table:style-name="ro1">
          <table:table-cell office:value-type="float" office:value="-0.259151200436498" calcext:value-type="float">
            <text:p>-0,259151200436498</text:p>
          </table:table-cell>
          <table:table-cell office:value-type="float" office:value="2.42121012453978" calcext:value-type="float">
            <text:p>2,42121012453978</text:p>
          </table:table-cell>
        </table:table-row>
        <table:table-row table:style-name="ro1">
          <table:table-cell office:value-type="float" office:value="-0.565187887541278" calcext:value-type="float">
            <text:p>-0,565187887541278</text:p>
          </table:table-cell>
          <table:table-cell office:value-type="float" office:value="1.6463951960554" calcext:value-type="float">
            <text:p>1,6463951960554</text:p>
          </table:table-cell>
        </table:table-row>
        <table:table-row table:style-name="ro1">
          <table:table-cell office:value-type="float" office:value="4.71708390702585" calcext:value-type="float">
            <text:p>4,71708390702585</text:p>
          </table:table-cell>
          <table:table-cell office:value-type="float" office:value="3.08608735562166" calcext:value-type="float">
            <text:p>3,08608735562166</text:p>
          </table:table-cell>
        </table:table-row>
        <table:table-row table:style-name="ro1">
          <table:table-cell office:value-type="float" office:value="3.60671999272015" calcext:value-type="float">
            <text:p>3,60671999272015</text:p>
          </table:table-cell>
          <table:table-cell office:value-type="float" office:value="2.02879827569429" calcext:value-type="float">
            <text:p>2,02879827569429</text:p>
          </table:table-cell>
        </table:table-row>
        <table:table-row table:style-name="ro1">
          <table:table-cell office:value-type="float" office:value="0.932432000414873" calcext:value-type="float">
            <text:p>0,932432000414873</text:p>
          </table:table-cell>
          <table:table-cell office:value-type="float" office:value="2.36196726070298" calcext:value-type="float">
            <text:p>2,36196726070298</text:p>
          </table:table-cell>
        </table:table-row>
        <table:table-row table:style-name="ro1">
          <table:table-cell office:value-type="float" office:value="-0.982677163411303" calcext:value-type="float">
            <text:p>-0,982677163411303</text:p>
          </table:table-cell>
          <table:table-cell office:value-type="float" office:value="1.71546357688322" calcext:value-type="float">
            <text:p>1,71546357688322</text:p>
          </table:table-cell>
        </table:table-row>
        <table:table-row table:style-name="ro1">
          <table:table-cell office:value-type="float" office:value="0.398820165049861" calcext:value-type="float">
            <text:p>0,398820165049861</text:p>
          </table:table-cell>
          <table:table-cell office:value-type="float" office:value="1.74312868319156" calcext:value-type="float">
            <text:p>1,74312868319156</text:p>
          </table:table-cell>
        </table:table-row>
        <table:table-row table:style-name="ro1">
          <table:table-cell office:value-type="float" office:value="5.25157620325215" calcext:value-type="float">
            <text:p>5,25157620325215</text:p>
          </table:table-cell>
          <table:table-cell office:value-type="float" office:value="1.8661819806896" calcext:value-type="float">
            <text:p>1,8661819806896</text:p>
          </table:table-cell>
        </table:table-row>
        <table:table-row table:style-name="ro1">
          <table:table-cell office:value-type="float" office:value="-0.566502559417666" calcext:value-type="float">
            <text:p>-0,566502559417666</text:p>
          </table:table-cell>
          <table:table-cell office:value-type="float" office:value="2.54523839116866" calcext:value-type="float">
            <text:p>2,54523839116866</text:p>
          </table:table-cell>
        </table:table-row>
        <table:table-row table:style-name="ro1">
          <table:table-cell office:value-type="float" office:value="4.09453125937974" calcext:value-type="float">
            <text:p>4,09453125937974</text:p>
          </table:table-cell>
          <table:table-cell office:value-type="float" office:value="3.00270168386629" calcext:value-type="float">
            <text:p>3,00270168386629</text:p>
          </table:table-cell>
        </table:table-row>
        <table:table-row table:style-name="ro1">
          <table:table-cell office:value-type="float" office:value="-0.811823849489884" calcext:value-type="float">
            <text:p>-0,811823849489884</text:p>
          </table:table-cell>
          <table:table-cell office:value-type="float" office:value="1.46220216209804" calcext:value-type="float">
            <text:p>1,46220216209804</text:p>
          </table:table-cell>
        </table:table-row>
        <table:table-row table:style-name="ro1">
          <table:table-cell office:value-type="float" office:value="-1.70148125598763" calcext:value-type="float">
            <text:p>-1,70148125598763</text:p>
          </table:table-cell>
          <table:table-cell office:value-type="float" office:value="3.42572051049472" calcext:value-type="float">
            <text:p>3,42572051049472</text:p>
          </table:table-cell>
        </table:table-row>
        <table:table-row table:style-name="ro1">
          <table:table-cell office:value-type="float" office:value="4.66344503013906" calcext:value-type="float">
            <text:p>4,66344503013906</text:p>
          </table:table-cell>
          <table:table-cell office:value-type="float" office:value="3.84724678792704" calcext:value-type="float">
            <text:p>3,84724678792704</text:p>
          </table:table-cell>
        </table:table-row>
        <table:table-row table:style-name="ro1">
          <table:table-cell office:value-type="float" office:value="0.430962609084213" calcext:value-type="float">
            <text:p>0,430962609084213</text:p>
          </table:table-cell>
          <table:table-cell office:value-type="float" office:value="2.51893470753736" calcext:value-type="float">
            <text:p>2,51893470753736</text:p>
          </table:table-cell>
        </table:table-row>
        <table:table-row table:style-name="ro1">
          <table:table-cell office:value-type="float" office:value="0.778638589518327" calcext:value-type="float">
            <text:p>0,778638589518327</text:p>
          </table:table-cell>
          <table:table-cell office:value-type="float" office:value="2.10376358051548" calcext:value-type="float">
            <text:p>2,10376358051548</text:p>
          </table:table-cell>
        </table:table-row>
        <table:table-row table:style-name="ro1">
          <table:table-cell office:value-type="float" office:value="-0.886793874989173" calcext:value-type="float">
            <text:p>-0,886793874989173</text:p>
          </table:table-cell>
          <table:table-cell office:value-type="float" office:value="2.36100238462403" calcext:value-type="float">
            <text:p>2,36100238462403</text:p>
          </table:table-cell>
        </table:table-row>
        <table:table-row table:style-name="ro1">
          <table:table-cell office:value-type="float" office:value="-1.05045995499097" calcext:value-type="float">
            <text:p>-1,05045995499097</text:p>
          </table:table-cell>
          <table:table-cell office:value-type="float" office:value="2.6703970397698" calcext:value-type="float">
            <text:p>2,6703970397698</text:p>
          </table:table-cell>
        </table:table-row>
        <table:table-row table:style-name="ro1">
          <table:table-cell office:value-type="float" office:value="4.2179057850521" calcext:value-type="float">
            <text:p>4,2179057850521</text:p>
          </table:table-cell>
          <table:table-cell office:value-type="float" office:value="3.42632055081805" calcext:value-type="float">
            <text:p>3,42632055081805</text:p>
          </table:table-cell>
        </table:table-row>
        <table:table-row table:style-name="ro1">
          <table:table-cell office:value-type="float" office:value="-1.66213979274173" calcext:value-type="float">
            <text:p>-1,66213979274173</text:p>
          </table:table-cell>
          <table:table-cell office:value-type="float" office:value="2.89395561968257" calcext:value-type="float">
            <text:p>2,89395561968257</text:p>
          </table:table-cell>
        </table:table-row>
        <table:table-row table:style-name="ro1">
          <table:table-cell office:value-type="float" office:value="5.00181371827197" calcext:value-type="float">
            <text:p>5,00181371827197</text:p>
          </table:table-cell>
          <table:table-cell office:value-type="float" office:value="3.3234474126318" calcext:value-type="float">
            <text:p>3,3234474126318</text:p>
          </table:table-cell>
        </table:table-row>
        <table:table-row table:style-name="ro1">
          <table:table-cell office:value-type="float" office:value="-1.10936866238512" calcext:value-type="float">
            <text:p>-1,10936866238512</text:p>
          </table:table-cell>
          <table:table-cell office:value-type="float" office:value="2.41249495356355" calcext:value-type="float">
            <text:p>2,41249495356355</text:p>
          </table:table-cell>
        </table:table-row>
        <table:table-row table:style-name="ro1">
          <table:table-cell office:value-type="float" office:value="0.353752229273477" calcext:value-type="float">
            <text:p>0,353752229273477</text:p>
          </table:table-cell>
          <table:table-cell office:value-type="float" office:value="2.55141648097311" calcext:value-type="float">
            <text:p>2,55141648097311</text:p>
          </table:table-cell>
        </table:table-row>
        <table:table-row table:style-name="ro1">
          <table:table-cell office:value-type="float" office:value="-0.123425190917691" calcext:value-type="float">
            <text:p>-0,123425190917691</text:p>
          </table:table-cell>
          <table:table-cell office:value-type="float" office:value="1.03825569965648" calcext:value-type="float">
            <text:p>1,03825569965648</text:p>
          </table:table-cell>
        </table:table-row>
        <table:table-row table:style-name="ro1">
          <table:table-cell office:value-type="float" office:value="-0.0106936863745456" calcext:value-type="float">
            <text:p>-0,0106936863745456</text:p>
          </table:table-cell>
          <table:table-cell office:value-type="float" office:value="2.67271310727655" calcext:value-type="float">
            <text:p>2,67271310727655</text:p>
          </table:table-cell>
        </table:table-row>
        <table:table-row table:style-name="ro1">
          <table:table-cell office:value-type="float" office:value="-1.05495878604658" calcext:value-type="float">
            <text:p>-1,05495878604658</text:p>
          </table:table-cell>
          <table:table-cell office:value-type="float" office:value="3.02235266566461" calcext:value-type="float">
            <text:p>3,02235266566461</text:p>
          </table:table-cell>
        </table:table-row>
        <table:table-row table:style-name="ro1">
          <table:table-cell office:value-type="float" office:value="6.15390268659563" calcext:value-type="float">
            <text:p>6,15390268659563</text:p>
          </table:table-cell>
          <table:table-cell office:value-type="float" office:value="2.84162899322158" calcext:value-type="float">
            <text:p>2,84162899322158</text:p>
          </table:table-cell>
        </table:table-row>
        <table:table-row table:style-name="ro1">
          <table:table-cell office:value-type="float" office:value="4.78705894246605" calcext:value-type="float">
            <text:p>4,78705894246605</text:p>
          </table:table-cell>
          <table:table-cell office:value-type="float" office:value="5.2717593381906" calcext:value-type="float">
            <text:p>5,2717593381906</text:p>
          </table:table-cell>
        </table:table-row>
        <table:table-row table:style-name="ro1">
          <table:table-cell office:value-type="float" office:value="4.13050604077678" calcext:value-type="float">
            <text:p>4,13050604077678</text:p>
          </table:table-cell>
          <table:table-cell office:value-type="float" office:value="3.13223999325779" calcext:value-type="float">
            <text:p>3,13223999325779</text:p>
          </table:table-cell>
        </table:table-row>
        <table:table-row table:style-name="ro1">
          <table:table-cell office:value-type="float" office:value="-1.97923907780313" calcext:value-type="float">
            <text:p>-1,97923907780313</text:p>
          </table:table-cell>
          <table:table-cell office:value-type="float" office:value="2.49249920926973" calcext:value-type="float">
            <text:p>2,49249920926973</text:p>
          </table:table-cell>
        </table:table-row>
        <table:table-row table:style-name="ro1">
          <table:table-cell office:value-type="float" office:value="-2.528256322137" calcext:value-type="float">
            <text:p>-2,528256322137</text:p>
          </table:table-cell>
          <table:table-cell office:value-type="float" office:value="2.47205620109473" calcext:value-type="float">
            <text:p>2,47205620109473</text:p>
          </table:table-cell>
        </table:table-row>
        <table:table-row table:style-name="ro1">
          <table:table-cell office:value-type="float" office:value="3.22375895566863" calcext:value-type="float">
            <text:p>3,22375895566863</text:p>
          </table:table-cell>
          <table:table-cell office:value-type="float" office:value="3.24251119779531" calcext:value-type="float">
            <text:p>3,24251119779531</text:p>
          </table:table-cell>
        </table:table-row>
        <table:table-row table:style-name="ro1">
          <table:table-cell office:value-type="float" office:value="4.43054422990652" calcext:value-type="float">
            <text:p>4,43054422990652</text:p>
          </table:table-cell>
          <table:table-cell office:value-type="float" office:value="2.67324856542705" calcext:value-type="float">
            <text:p>2,67324856542705</text:p>
          </table:table-cell>
        </table:table-row>
        <table:table-row table:style-name="ro1">
          <table:table-cell office:value-type="float" office:value="5.13623253242245" calcext:value-type="float">
            <text:p>5,13623253242245</text:p>
          </table:table-cell>
          <table:table-cell office:value-type="float" office:value="2.528764871573" calcext:value-type="float">
            <text:p>2,528764871573</text:p>
          </table:table-cell>
        </table:table-row>
        <table:table-row table:style-name="ro1">
          <table:table-cell office:value-type="float" office:value="3.84785228169264" calcext:value-type="float">
            <text:p>3,84785228169264</text:p>
          </table:table-cell>
          <table:table-cell office:value-type="float" office:value="2.59688505440642" calcext:value-type="float">
            <text:p>2,59688505440642</text:p>
          </table:table-cell>
        </table:table-row>
        <table:table-row table:style-name="ro1">
          <table:table-cell office:value-type="float" office:value="-1.79168698918495" calcext:value-type="float">
            <text:p>-1,79168698918495</text:p>
          </table:table-cell>
          <table:table-cell office:value-type="float" office:value="2.46579584268759" calcext:value-type="float">
            <text:p>2,46579584268759</text:p>
          </table:table-cell>
        </table:table-row>
        <table:table-row table:style-name="ro1">
          <table:table-cell office:value-type="float" office:value="0.402292967211302" calcext:value-type="float">
            <text:p>0,402292967211302</text:p>
          </table:table-cell>
          <table:table-cell office:value-type="float" office:value="2.24286557120443" calcext:value-type="float">
            <text:p>2,24286557120443</text:p>
          </table:table-cell>
        </table:table-row>
        <table:table-row table:style-name="ro1">
          <table:table-cell office:value-type="float" office:value="-0.558007206155453" calcext:value-type="float">
            <text:p>-0,558007206155453</text:p>
          </table:table-cell>
          <table:table-cell office:value-type="float" office:value="2.01598431138588" calcext:value-type="float">
            <text:p>2,01598431138588</text:p>
          </table:table-cell>
        </table:table-row>
        <table:table-row table:style-name="ro1">
          <table:table-cell office:value-type="float" office:value="4.74379019303461" calcext:value-type="float">
            <text:p>4,74379019303461</text:p>
          </table:table-cell>
          <table:table-cell office:value-type="float" office:value="5.23062933878522" calcext:value-type="float">
            <text:p>5,23062933878522</text:p>
          </table:table-cell>
        </table:table-row>
        <table:table-row table:style-name="ro1">
          <table:table-cell office:value-type="float" office:value="5.42453640021224" calcext:value-type="float">
            <text:p>5,42453640021224</text:p>
          </table:table-cell>
          <table:table-cell office:value-type="float" office:value="3.46614250485964" calcext:value-type="float">
            <text:p>3,46614250485964</text:p>
          </table:table-cell>
        </table:table-row>
        <table:table-row table:style-name="ro1">
          <table:table-cell office:value-type="float" office:value="-0.73483936233737" calcext:value-type="float">
            <text:p>-0,73483936233737</text:p>
          </table:table-cell>
          <table:table-cell office:value-type="float" office:value="1.99733644281586" calcext:value-type="float">
            <text:p>1,997336442815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14:39:45.964403639</meta:creation-date>
    <dc:date>2025-11-27T15:00:08.159111191</dc:date>
    <meta:editing-duration>PT9M52S</meta:editing-duration>
    <meta:editing-cycles>1</meta:editing-cycles>
    <meta:document-statistic meta:table-count="1" meta:cell-count="1054" meta:object-count="1"/>
    <meta:generator>LibreOffice/25.8.3.2$Linux_X86_64 LibreOffice_project/5ee70f9e60a556cf41458d71cbfa54885591385a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16cm" svg:y="4.201cm" style:legend-expansion="high" chart:style-name="ch2"/>
        <chart:plot-area chart:style-name="ch3" svg:x="0.32cm" svg:y="0.18cm" svg:width="14.376cm" svg:height="8.64cm">
          <chart:coordinate-region svg:x="0.473cm" svg:y="0.379cm" svg:width="14.12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527" chart:label-cell-address="Лист1.B1:Лист1.B1" chart:class="chart:scatter">
            <chart:domain table:cell-range-address="Лист1.A2:Лист1.A527"/>
            <chart:data-point chart:repeated="5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Y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5886359835159">
                <text:p>0.595886359835159</text:p>
                <draw:g>
                  <svg:desc>Лист1.A2:Лист1.A527</svg:desc>
                </draw:g>
              </table:table-cell>
              <table:table-cell office:value-type="float" office:value="2.42463905554665">
                <text:p>2.42463905554665</text:p>
                <draw:g>
                  <svg:desc>Лист1.B2:Лист1.B5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07554682863726">
                <text:p>-1.07554682863726</text:p>
              </table:table-cell>
              <table:table-cell office:value-type="float" office:value="2.4655813901132">
                <text:p>2.4655813901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34259414862927">
                <text:p>-1.34259414862927</text:p>
              </table:table-cell>
              <table:table-cell office:value-type="float" office:value="3.04398371460253">
                <text:p>3.04398371460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15307025456356">
                <text:p>-1.15307025456356</text:p>
              </table:table-cell>
              <table:table-cell office:value-type="float" office:value="1.78705587454833">
                <text:p>1.787055874548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4125236540984">
                <text:p>2.94125236540984</text:p>
              </table:table-cell>
              <table:table-cell office:value-type="float" office:value="3.28917368147505">
                <text:p>3.28917368147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3529220940331">
                <text:p>5.73529220940331</text:p>
              </table:table-cell>
              <table:table-cell office:value-type="float" office:value="2.55820472389712">
                <text:p>2.558204723897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3215551374468">
                <text:p>0.243215551374468</text:p>
              </table:table-cell>
              <table:table-cell office:value-type="float" office:value="3.26614579930998">
                <text:p>3.26614579930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2951745278434">
                <text:p>3.22951745278434</text:p>
              </table:table-cell>
              <table:table-cell office:value-type="float" office:value="3.43281704181556">
                <text:p>3.43281704181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959978014502">
                <text:p>5.9959978014502</text:p>
              </table:table-cell>
              <table:table-cell office:value-type="float" office:value="2.9148848397317">
                <text:p>2.9148848397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1372229150651">
                <text:p>-2.1372229150651</text:p>
              </table:table-cell>
              <table:table-cell office:value-type="float" office:value="2.52539133853835">
                <text:p>2.52539133853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860090656994709">
                <text:p>-0.860090656994709</text:p>
              </table:table-cell>
              <table:table-cell office:value-type="float" office:value="1.23825954851055">
                <text:p>1.23825954851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61488651470307">
                <text:p>-0.861488651470307</text:p>
              </table:table-cell>
              <table:table-cell office:value-type="float" office:value="3.06086876144824">
                <text:p>3.060868761448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11735838362274">
                <text:p>0.611735838362274</text:p>
              </table:table-cell>
              <table:table-cell office:value-type="float" office:value="2.72927139168542">
                <text:p>2.72927139168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0620459689743">
                <text:p>5.0620459689743</text:p>
              </table:table-cell>
              <table:table-cell office:value-type="float" office:value="2.09024173018097">
                <text:p>2.090241730180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71530962655004">
                <text:p>6.71530962655004</text:p>
              </table:table-cell>
              <table:table-cell office:value-type="float" office:value="3.35662043407302">
                <text:p>3.356620434073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25869937735184">
                <text:p>-2.25869937735184</text:p>
              </table:table-cell>
              <table:table-cell office:value-type="float" office:value="2.14487454871252">
                <text:p>2.144874548712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98562722556026">
                <text:p>4.98562722556026</text:p>
              </table:table-cell>
              <table:table-cell office:value-type="float" office:value="2.75442942874944">
                <text:p>2.754429428749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69162121546256">
                <text:p>4.69162121546256</text:p>
              </table:table-cell>
              <table:table-cell office:value-type="float" office:value="3.1943501049915">
                <text:p>3.19435010499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0086778985136">
                <text:p>5.0086778985136</text:p>
              </table:table-cell>
              <table:table-cell office:value-type="float" office:value="4.73486420406852">
                <text:p>4.734864204068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721654330394996">
                <text:p>-0.721654330394996</text:p>
              </table:table-cell>
              <table:table-cell office:value-type="float" office:value="3.36886940923008">
                <text:p>3.368869409230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488200951955103">
                <text:p>-0.488200951955103</text:p>
              </table:table-cell>
              <table:table-cell office:value-type="float" office:value="2.26551143179765">
                <text:p>2.265511431797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88391390476493">
                <text:p>5.88391390476493</text:p>
              </table:table-cell>
              <table:table-cell office:value-type="float" office:value="3.39717146560692">
                <text:p>3.397171465606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0909986555825">
                <text:p>5.0909986555825</text:p>
              </table:table-cell>
              <table:table-cell office:value-type="float" office:value="3.46400607472503">
                <text:p>3.464006074725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37932903986468">
                <text:p>4.37932903986468</text:p>
              </table:table-cell>
              <table:table-cell office:value-type="float" office:value="3.43975073462231">
                <text:p>3.439750734622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35190642020441">
                <text:p>5.35190642020441</text:p>
              </table:table-cell>
              <table:table-cell office:value-type="float" office:value="4.12718730954681">
                <text:p>4.127187309546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38117415922591">
                <text:p>-0.138117415922591</text:p>
              </table:table-cell>
              <table:table-cell office:value-type="float" office:value="0.8976499026572">
                <text:p>0.8976499026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05985172324717">
                <text:p>-2.05985172324717</text:p>
              </table:table-cell>
              <table:table-cell office:value-type="float" office:value="2.54447651244108">
                <text:p>2.544476512441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66544026202353">
                <text:p>0.766544026202353</text:p>
              </table:table-cell>
              <table:table-cell office:value-type="float" office:value="3.02886718855916">
                <text:p>3.028867188559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18901576062466">
                <text:p>0.718901576062466</text:p>
              </table:table-cell>
              <table:table-cell office:value-type="float" office:value="2.61911624469825">
                <text:p>2.619116244698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90582054706672">
                <text:p>-0.90582054706672</text:p>
              </table:table-cell>
              <table:table-cell office:value-type="float" office:value="1.85846635880029">
                <text:p>1.858466358800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4514447229719">
                <text:p>0.24514447229719</text:p>
              </table:table-cell>
              <table:table-cell office:value-type="float" office:value="3.35952738684741">
                <text:p>3.359527386847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75880793200988">
                <text:p>0.275880793200988</text:p>
              </table:table-cell>
              <table:table-cell office:value-type="float" office:value="2.19919737389387">
                <text:p>2.199197373893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79834083544373">
                <text:p>5.79834083544373</text:p>
              </table:table-cell>
              <table:table-cell office:value-type="float" office:value="3.86357930699686">
                <text:p>3.863579306996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49569792093844">
                <text:p>-0.349569792093844</text:p>
              </table:table-cell>
              <table:table-cell office:value-type="float" office:value="2.33747450534991">
                <text:p>2.337474505349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79652546012458">
                <text:p>0.0279652546012458</text:p>
              </table:table-cell>
              <table:table-cell office:value-type="float" office:value="3.0600832790438">
                <text:p>3.06008327904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748081303540948">
                <text:p>-0.748081303540948</text:p>
              </table:table-cell>
              <table:table-cell office:value-type="float" office:value="3.69519408872458">
                <text:p>3.695194088724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3606422077611">
                <text:p>0.143606422077611</text:p>
              </table:table-cell>
              <table:table-cell office:value-type="float" office:value="2.02707912214869">
                <text:p>2.027079122148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864423631016101">
                <text:p>-0.864423631016101</text:p>
              </table:table-cell>
              <table:table-cell office:value-type="float" office:value="3.747635895943">
                <text:p>3.7476358959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80733340326438">
                <text:p>-1.80733340326438</text:p>
              </table:table-cell>
              <table:table-cell office:value-type="float" office:value="3.56786055187228">
                <text:p>3.567860551872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4255676355614">
                <text:p>4.4255676355614</text:p>
              </table:table-cell>
              <table:table-cell office:value-type="float" office:value="1.73828116528285">
                <text:p>1.738281165282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85120435671468">
                <text:p>-0.85120435671468</text:p>
              </table:table-cell>
              <table:table-cell office:value-type="float" office:value="1.83596380862671">
                <text:p>1.835963808626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04747008788632">
                <text:p>0.304747008788632</text:p>
              </table:table-cell>
              <table:table-cell office:value-type="float" office:value="1.55469005727983">
                <text:p>1.554690057279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82497136102483">
                <text:p>3.82497136102483</text:p>
              </table:table-cell>
              <table:table-cell office:value-type="float" office:value="4.22272922173285">
                <text:p>4.222729221732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81874095869838">
                <text:p>-1.81874095869838</text:p>
              </table:table-cell>
              <table:table-cell office:value-type="float" office:value="2.53158630890994">
                <text:p>2.531586308909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04055716509035">
                <text:p>5.04055716509035</text:p>
              </table:table-cell>
              <table:table-cell office:value-type="float" office:value="3.50332147449335">
                <text:p>3.503321474493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59408815466715">
                <text:p>3.59408815466715</text:p>
              </table:table-cell>
              <table:table-cell office:value-type="float" office:value="3.0683507689928">
                <text:p>3.06835076899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50775103978023">
                <text:p>-1.50775103978023</text:p>
              </table:table-cell>
              <table:table-cell office:value-type="float" office:value="3.04362827941293">
                <text:p>3.043628279412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36607829598098">
                <text:p>3.36607829598098</text:p>
              </table:table-cell>
              <table:table-cell office:value-type="float" office:value="3.62279533914753">
                <text:p>3.622795339147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.44702708565221">
                <text:p>-2.44702708565221</text:p>
              </table:table-cell>
              <table:table-cell office:value-type="float" office:value="1.96246069650963">
                <text:p>1.962460696509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26321742358384">
                <text:p>-1.26321742358384</text:p>
              </table:table-cell>
              <table:table-cell office:value-type="float" office:value="2.86297226389433">
                <text:p>2.862972263894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77259387263587">
                <text:p>4.77259387263587</text:p>
              </table:table-cell>
              <table:table-cell office:value-type="float" office:value="2.76649284471694">
                <text:p>2.766492844716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84370202219442">
                <text:p>4.84370202219442</text:p>
              </table:table-cell>
              <table:table-cell office:value-type="float" office:value="2.26315352746485">
                <text:p>2.263153527464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59321269781142">
                <text:p>0.0259321269781142</text:p>
              </table:table-cell>
              <table:table-cell office:value-type="float" office:value="3.67765441951517">
                <text:p>3.677654419515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31333520229011">
                <text:p>0.131333520229011</text:p>
              </table:table-cell>
              <table:table-cell office:value-type="float" office:value="1.76864032725537">
                <text:p>1.768640327255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37152251494656">
                <text:p>-0.437152251494656</text:p>
              </table:table-cell>
              <table:table-cell office:value-type="float" office:value="3.44591394248907">
                <text:p>3.445913942489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59312891429597">
                <text:p>6.59312891429597</text:p>
              </table:table-cell>
              <table:table-cell office:value-type="float" office:value="3.43400264008005">
                <text:p>3.434002640080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0681553260634">
                <text:p>5.0681553260634</text:p>
              </table:table-cell>
              <table:table-cell office:value-type="float" office:value="3.16689782140672">
                <text:p>3.166897821406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51934242968286">
                <text:p>-1.51934242968286</text:p>
              </table:table-cell>
              <table:table-cell office:value-type="float" office:value="3.76684432297032">
                <text:p>3.766844322970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72787972245161">
                <text:p>5.72787972245161</text:p>
              </table:table-cell>
              <table:table-cell office:value-type="float" office:value="3.83072245161099">
                <text:p>3.830722451610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919256198224463">
                <text:p>-0.919256198224463</text:p>
              </table:table-cell>
              <table:table-cell office:value-type="float" office:value="3.7524351842249">
                <text:p>3.75243518422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29649295097498">
                <text:p>-1.29649295097498</text:p>
              </table:table-cell>
              <table:table-cell office:value-type="float" office:value="2.67982373645759">
                <text:p>2.679823736457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08316137662669">
                <text:p>4.08316137662669</text:p>
              </table:table-cell>
              <table:table-cell office:value-type="float" office:value="3.94311463393224">
                <text:p>3.943114633932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66356664878423">
                <text:p>4.66356664878423</text:p>
              </table:table-cell>
              <table:table-cell office:value-type="float" office:value="2.93463428389369">
                <text:p>2.934634283893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44569033916519">
                <text:p>5.44569033916519</text:p>
              </table:table-cell>
              <table:table-cell office:value-type="float" office:value="1.6760940743454">
                <text:p>1.67609407434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66158595106222">
                <text:p>0.766158595106222</text:p>
              </table:table-cell>
              <table:table-cell office:value-type="float" office:value="2.51658677954672">
                <text:p>2.516586779546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27678540811122">
                <text:p>-1.27678540811122</text:p>
              </table:table-cell>
              <table:table-cell office:value-type="float" office:value="1.21634834757693">
                <text:p>1.216348347576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14104715307038">
                <text:p>4.14104715307038</text:p>
              </table:table-cell>
              <table:table-cell office:value-type="float" office:value="2.76133884604549">
                <text:p>2.761338846045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19758088485477">
                <text:p>3.19758088485477</text:p>
              </table:table-cell>
              <table:table-cell office:value-type="float" office:value="2.97343942666421">
                <text:p>2.973439426664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1119947673267">
                <text:p>5.1119947673267</text:p>
              </table:table-cell>
              <table:table-cell office:value-type="float" office:value="3.2497607143963">
                <text:p>3.24976071439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89587135401225">
                <text:p>-0.189587135401225</text:p>
              </table:table-cell>
              <table:table-cell office:value-type="float" office:value="0.638852925365063">
                <text:p>0.6388529253650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.02111077132083">
                <text:p>-2.02111077132083</text:p>
              </table:table-cell>
              <table:table-cell office:value-type="float" office:value="3.52563724772894">
                <text:p>3.525637247728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24635251451069">
                <text:p>-1.24635251451069</text:p>
              </table:table-cell>
              <table:table-cell office:value-type="float" office:value="3.77433347297805">
                <text:p>3.774333472978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696664170110778">
                <text:p>-0.696664170110778</text:p>
              </table:table-cell>
              <table:table-cell office:value-type="float" office:value="2.96976691303759">
                <text:p>2.969766913037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2441564728473">
                <text:p>-1.2441564728473</text:p>
              </table:table-cell>
              <table:table-cell office:value-type="float" office:value="2.56691364334335">
                <text:p>2.566913643343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33403262511991">
                <text:p>5.33403262511991</text:p>
              </table:table-cell>
              <table:table-cell office:value-type="float" office:value="3.54416617499535">
                <text:p>3.544166174995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332055309076337">
                <text:p>-0.332055309076337</text:p>
              </table:table-cell>
              <table:table-cell office:value-type="float" office:value="3.45715070332231">
                <text:p>3.457150703322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59507541820445">
                <text:p>3.59507541820445</text:p>
              </table:table-cell>
              <table:table-cell office:value-type="float" office:value="3.37503042241151">
                <text:p>3.375030422411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67416156196571">
                <text:p>-1.67416156196571</text:p>
              </table:table-cell>
              <table:table-cell office:value-type="float" office:value="3.82047106549241">
                <text:p>3.820471065492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207595249161">
                <text:p>-2.207595249161</text:p>
              </table:table-cell>
              <table:table-cell office:value-type="float" office:value="2.74965227567366">
                <text:p>2.749652275673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49683862278111">
                <text:p>0.249683862278111</text:p>
              </table:table-cell>
              <table:table-cell office:value-type="float" office:value="2.51259442613487">
                <text:p>2.512594426134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882679175326242">
                <text:p>-0.882679175326242</text:p>
              </table:table-cell>
              <table:table-cell office:value-type="float" office:value="2.98458565998546">
                <text:p>2.984585659985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25936740092183">
                <text:p>5.25936740092183</text:p>
              </table:table-cell>
              <table:table-cell office:value-type="float" office:value="2.56928593339896">
                <text:p>2.569285933398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.11343998509705">
                <text:p>-2.11343998509705</text:p>
              </table:table-cell>
              <table:table-cell office:value-type="float" office:value="3.07584810453113">
                <text:p>3.075848104531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.28330758906001">
                <text:p>-2.28330758906001</text:p>
              </table:table-cell>
              <table:table-cell office:value-type="float" office:value="3.16054158287662">
                <text:p>3.160541582876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816770452200684">
                <text:p>-0.816770452200684</text:p>
              </table:table-cell>
              <table:table-cell office:value-type="float" office:value="1.87594668839917">
                <text:p>1.875946688399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17148997087352">
                <text:p>-1.17148997087352</text:p>
              </table:table-cell>
              <table:table-cell office:value-type="float" office:value="0.782388459999237">
                <text:p>0.7823884599992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74807477292255">
                <text:p>3.74807477292255</text:p>
              </table:table-cell>
              <table:table-cell office:value-type="float" office:value="4.71009516855895">
                <text:p>4.710095168558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42596902034065">
                <text:p>-0.142596902034065</text:p>
              </table:table-cell>
              <table:table-cell office:value-type="float" office:value="3.11502629996822">
                <text:p>3.115026299968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33616482323163">
                <text:p>-1.33616482323163</text:p>
              </table:table-cell>
              <table:table-cell office:value-type="float" office:value="2.3287493947042">
                <text:p>2.32874939470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23964656925496">
                <text:p>5.23964656925496</text:p>
              </table:table-cell>
              <table:table-cell office:value-type="float" office:value="4.62290932623022">
                <text:p>4.622909326230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1469071239113">
                <text:p>4.41469071239113</text:p>
              </table:table-cell>
              <table:table-cell office:value-type="float" office:value="4.67480593335101">
                <text:p>4.674805933351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7400954552497">
                <text:p>4.07400954552497</text:p>
              </table:table-cell>
              <table:table-cell office:value-type="float" office:value="3.27840979244027">
                <text:p>3.278409792440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50461395812253">
                <text:p>-0.50461395812253</text:p>
              </table:table-cell>
              <table:table-cell office:value-type="float" office:value="2.38139930468029">
                <text:p>2.381399304680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857313416979967">
                <text:p>-0.857313416979967</text:p>
              </table:table-cell>
              <table:table-cell office:value-type="float" office:value="2.0150367137875">
                <text:p>2.0150367137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41242755637234">
                <text:p>-1.41242755637234</text:p>
              </table:table-cell>
              <table:table-cell office:value-type="float" office:value="3.07770464278874">
                <text:p>3.077704642788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17995354571514">
                <text:p>6.17995354571514</text:p>
              </table:table-cell>
              <table:table-cell office:value-type="float" office:value="3.40792938574154">
                <text:p>3.407929385741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97000948958294">
                <text:p>0.297000948958294</text:p>
              </table:table-cell>
              <table:table-cell office:value-type="float" office:value="2.98596198217797">
                <text:p>2.985961982177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00144993224654">
                <text:p>-1.00144993224654</text:p>
              </table:table-cell>
              <table:table-cell office:value-type="float" office:value="2.1310097325955">
                <text:p>2.13100973259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32350206240255">
                <text:p>-1.32350206240255</text:p>
              </table:table-cell>
              <table:table-cell office:value-type="float" office:value="2.49997117630686">
                <text:p>2.499971176306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45993592063972">
                <text:p>4.45993592063972</text:p>
              </table:table-cell>
              <table:table-cell office:value-type="float" office:value="2.15004933889848">
                <text:p>2.150049338898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07446273948156">
                <text:p>3.07446273948156</text:p>
              </table:table-cell>
              <table:table-cell office:value-type="float" office:value="3.06082563895381">
                <text:p>3.060825638953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15347091927608">
                <text:p>6.15347091927608</text:p>
              </table:table-cell>
              <table:table-cell office:value-type="float" office:value="2.90904262076252">
                <text:p>2.909042620762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375008392224065">
                <text:p>-0.375008392224065</text:p>
              </table:table-cell>
              <table:table-cell office:value-type="float" office:value="2.87455272822441">
                <text:p>2.874552728224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93916805554453">
                <text:p>0.193916805554453</text:p>
              </table:table-cell>
              <table:table-cell office:value-type="float" office:value="2.4918753407533">
                <text:p>2.49187534075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85354701318257">
                <text:p>4.85354701318257</text:p>
              </table:table-cell>
              <table:table-cell office:value-type="float" office:value="4.18819036305698">
                <text:p>4.188190363056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76887827333566">
                <text:p>4.76887827333566</text:p>
              </table:table-cell>
              <table:table-cell office:value-type="float" office:value="4.15269065332887">
                <text:p>4.152690653328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64998594497038">
                <text:p>0.264998594497038</text:p>
              </table:table-cell>
              <table:table-cell office:value-type="float" office:value="2.65999975719809">
                <text:p>2.659999757198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54350325052785">
                <text:p>3.54350325052785</text:p>
              </table:table-cell>
              <table:table-cell office:value-type="float" office:value="3.42701802121671">
                <text:p>3.427018021216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09542450224324">
                <text:p>0.609542450224324</text:p>
              </table:table-cell>
              <table:table-cell office:value-type="float" office:value="2.46810432878754">
                <text:p>2.468104328787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.76659370258711">
                <text:p>-1.76659370258711</text:p>
              </table:table-cell>
              <table:table-cell office:value-type="float" office:value="3.17889927858923">
                <text:p>3.178899278589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617276699671265">
                <text:p>-0.617276699671265</text:p>
              </table:table-cell>
              <table:table-cell office:value-type="float" office:value="1.59860865170626">
                <text:p>1.598608651706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.16913238270902">
                <text:p>-1.16913238270902</text:p>
              </table:table-cell>
              <table:table-cell office:value-type="float" office:value="2.12187030053226">
                <text:p>2.121870300532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.50487357869968">
                <text:p>-2.50487357869968</text:p>
              </table:table-cell>
              <table:table-cell office:value-type="float" office:value="1.91793690735518">
                <text:p>1.917936907355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16261919278257">
                <text:p>-0.16261919278257</text:p>
              </table:table-cell>
              <table:table-cell office:value-type="float" office:value="3.4745889953697">
                <text:p>3.47458899536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.16393451874576">
                <text:p>-1.16393451874576</text:p>
              </table:table-cell>
              <table:table-cell office:value-type="float" office:value="1.78501285203149">
                <text:p>1.785012852031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65675484449849">
                <text:p>-0.65675484449849</text:p>
              </table:table-cell>
              <table:table-cell office:value-type="float" office:value="3.55362430182425">
                <text:p>3.553624301824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706653122798867">
                <text:p>-0.706653122798867</text:p>
              </table:table-cell>
              <table:table-cell office:value-type="float" office:value="3.90561462741836">
                <text:p>3.905614627418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.29770482876738">
                <text:p>-2.29770482876738</text:p>
              </table:table-cell>
              <table:table-cell office:value-type="float" office:value="1.70956468434882">
                <text:p>1.709564684348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55016385925571">
                <text:p>-1.55016385925571</text:p>
              </table:table-cell>
              <table:table-cell office:value-type="float" office:value="2.86089499345448">
                <text:p>2.860894993454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.46012054344213">
                <text:p>-2.46012054344213</text:p>
              </table:table-cell>
              <table:table-cell office:value-type="float" office:value="2.45749331033208">
                <text:p>2.457493310332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75569709280421">
                <text:p>0.275569709280421</text:p>
              </table:table-cell>
              <table:table-cell office:value-type="float" office:value="2.51008009367621">
                <text:p>2.510080093676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17150089777489">
                <text:p>0.817150089777489</text:p>
              </table:table-cell>
              <table:table-cell office:value-type="float" office:value="1.58238213926477">
                <text:p>1.582382139264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962400304676289">
                <text:p>-0.962400304676289</text:p>
              </table:table-cell>
              <table:table-cell office:value-type="float" office:value="4.22611662230026">
                <text:p>4.226116622300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699833281131982">
                <text:p>-0.699833281131982</text:p>
              </table:table-cell>
              <table:table-cell office:value-type="float" office:value="1.58572891898385">
                <text:p>1.585728918983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577273828178952">
                <text:p>-0.577273828178952</text:p>
              </table:table-cell>
              <table:table-cell office:value-type="float" office:value="2.76125955925682">
                <text:p>2.761259559256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403676973271366">
                <text:p>-0.403676973271366</text:p>
              </table:table-cell>
              <table:table-cell office:value-type="float" office:value="2.35122841076045">
                <text:p>2.351228410760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12294970885911">
                <text:p>6.12294970885911</text:p>
              </table:table-cell>
              <table:table-cell office:value-type="float" office:value="2.27133104208768">
                <text:p>2.271331042087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893894967022135">
                <text:p>-0.893894967022135</text:p>
              </table:table-cell>
              <table:table-cell office:value-type="float" office:value="3.67466682090056">
                <text:p>3.674666820900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80731291246728">
                <text:p>-1.80731291246728</text:p>
              </table:table-cell>
              <table:table-cell office:value-type="float" office:value="1.63376421662988">
                <text:p>1.633764216629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18786456291975">
                <text:p>4.18786456291975</text:p>
              </table:table-cell>
              <table:table-cell office:value-type="float" office:value="3.81613367039841">
                <text:p>3.816133670398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91807879885068">
                <text:p>4.91807879885068</text:p>
              </table:table-cell>
              <table:table-cell office:value-type="float" office:value="2.08167591494751">
                <text:p>2.081675914947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446530005998578">
                <text:p>-0.446530005998578</text:p>
              </table:table-cell>
              <table:table-cell office:value-type="float" office:value="2.89460815953869">
                <text:p>2.894608159538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17512761479464">
                <text:p>-1.17512761479464</text:p>
              </table:table-cell>
              <table:table-cell office:value-type="float" office:value="2.00023162487914">
                <text:p>2.000231624879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76170298139203">
                <text:p>3.76170298139203</text:p>
              </table:table-cell>
              <table:table-cell office:value-type="float" office:value="3.08914503994761">
                <text:p>3.089145039947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513582938492777">
                <text:p>-0.513582938492777</text:p>
              </table:table-cell>
              <table:table-cell office:value-type="float" office:value="2.42869762254504">
                <text:p>2.428697622545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92260325602176">
                <text:p>-1.92260325602176</text:p>
              </table:table-cell>
              <table:table-cell office:value-type="float" office:value="2.5630726647904">
                <text:p>2.56307266479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3545570831401">
                <text:p>5.3545570831401</text:p>
              </table:table-cell>
              <table:table-cell office:value-type="float" office:value="2.3903800169839">
                <text:p>2.39038001698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74203186990023">
                <text:p>4.74203186990023</text:p>
              </table:table-cell>
              <table:table-cell office:value-type="float" office:value="2.34502169191398">
                <text:p>2.345021691913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01273929962202">
                <text:p>5.01273929962202</text:p>
              </table:table-cell>
              <table:table-cell office:value-type="float" office:value="5.14539011227149">
                <text:p>5.145390112271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673206004539159">
                <text:p>-0.673206004539159</text:p>
              </table:table-cell>
              <table:table-cell office:value-type="float" office:value="2.48725843974119">
                <text:p>2.487258439741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933504566414">
                <text:p>2.8933504566414</text:p>
              </table:table-cell>
              <table:table-cell office:value-type="float" office:value="3.10115915977199">
                <text:p>3.101159159771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517192555371143">
                <text:p>-0.0517192555371143</text:p>
              </table:table-cell>
              <table:table-cell office:value-type="float" office:value="1.94133043835134">
                <text:p>1.941330438351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87644972801213">
                <text:p>4.87644972801213</text:p>
              </table:table-cell>
              <table:table-cell office:value-type="float" office:value="3.58156673250344">
                <text:p>3.581566732503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3844192748229">
                <text:p>5.3844192748229</text:p>
              </table:table-cell>
              <table:table-cell office:value-type="float" office:value="4.27804751903843">
                <text:p>4.278047519038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10766193971772">
                <text:p>0.510766193971772</text:p>
              </table:table-cell>
              <table:table-cell office:value-type="float" office:value="2.36463329932701">
                <text:p>2.364633299327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44350728271288">
                <text:p>0.344350728271288</text:p>
              </table:table-cell>
              <table:table-cell office:value-type="float" office:value="3.38558969792845">
                <text:p>3.385589697928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58141731408002">
                <text:p>4.58141731408002</text:p>
              </table:table-cell>
              <table:table-cell office:value-type="float" office:value="3.54879263886434">
                <text:p>3.548792638864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44857319427074">
                <text:p>4.44857319427074</text:p>
              </table:table-cell>
              <table:table-cell office:value-type="float" office:value="4.80233198082645">
                <text:p>4.802331980826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12940619779068">
                <text:p>0.812940619779068</text:p>
              </table:table-cell>
              <table:table-cell office:value-type="float" office:value="2.4601363763652">
                <text:p>2.46013637636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03428570704745">
                <text:p>-1.03428570704745</text:p>
              </table:table-cell>
              <table:table-cell office:value-type="float" office:value="4.30439325570901">
                <text:p>4.304393255709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49876680178938">
                <text:p>0.249876680178938</text:p>
              </table:table-cell>
              <table:table-cell office:value-type="float" office:value="2.45628055041615">
                <text:p>2.456280550416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61378606828229">
                <text:p>4.61378606828229</text:p>
              </table:table-cell>
              <table:table-cell office:value-type="float" office:value="3.158925029713">
                <text:p>3.1589250297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435647116093271">
                <text:p>-0.435647116093271</text:p>
              </table:table-cell>
              <table:table-cell office:value-type="float" office:value="2.01717364931405">
                <text:p>2.017173649314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539811849038556">
                <text:p>-0.539811849038556</text:p>
              </table:table-cell>
              <table:table-cell office:value-type="float" office:value="2.2041724953679">
                <text:p>2.20417249536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80223483182279">
                <text:p>3.80223483182279</text:p>
              </table:table-cell>
              <table:table-cell office:value-type="float" office:value="3.63145899068095">
                <text:p>3.631458990680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89605994093689">
                <text:p>5.89605994093689</text:p>
              </table:table-cell>
              <table:table-cell office:value-type="float" office:value="3.64079979406929">
                <text:p>3.640799794069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27167566867171">
                <text:p>-1.27167566867171</text:p>
              </table:table-cell>
              <table:table-cell office:value-type="float" office:value="3.05899904252631">
                <text:p>3.058999042526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47243221645003">
                <text:p>5.47243221645003</text:p>
              </table:table-cell>
              <table:table-cell office:value-type="float" office:value="4.55441154236441">
                <text:p>4.554411542364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73543705945533">
                <text:p>3.73543705945533</text:p>
              </table:table-cell>
              <table:table-cell office:value-type="float" office:value="2.95045917362582">
                <text:p>2.950459173625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58125264932655">
                <text:p>4.58125264932655</text:p>
              </table:table-cell>
              <table:table-cell office:value-type="float" office:value="2.553979640288">
                <text:p>2.5539796402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196396072466661">
                <text:p>-0.196396072466661</text:p>
              </table:table-cell>
              <table:table-cell office:value-type="float" office:value="1.36604743076139">
                <text:p>1.366047430761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86261668990588">
                <text:p>4.86261668990588</text:p>
              </table:table-cell>
              <table:table-cell office:value-type="float" office:value="2.45298238080304">
                <text:p>2.452982380803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44482380404195">
                <text:p>-1.44482380404195</text:p>
              </table:table-cell>
              <table:table-cell office:value-type="float" office:value="2.35980191410245">
                <text:p>2.359801914102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.27809174982059">
                <text:p>-2.27809174982059</text:p>
              </table:table-cell>
              <table:table-cell office:value-type="float" office:value="2.4796390972091">
                <text:p>2.47963909720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79580879791967">
                <text:p>0.179580879791967</text:p>
              </table:table-cell>
              <table:table-cell office:value-type="float" office:value="3.0163632596333">
                <text:p>3.0163632596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6078927760844">
                <text:p>4.6078927760844</text:p>
              </table:table-cell>
              <table:table-cell office:value-type="float" office:value="2.68990151291638">
                <text:p>2.689901512916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690402438213866">
                <text:p>0.0690402438213866</text:p>
              </table:table-cell>
              <table:table-cell office:value-type="float" office:value="1.57675095925997">
                <text:p>1.576750959259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99278170716615">
                <text:p>-1.99278170716615</text:p>
              </table:table-cell>
              <table:table-cell office:value-type="float" office:value="1.71101742374173">
                <text:p>1.711017423741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906452039694911">
                <text:p>-0.906452039694911</text:p>
              </table:table-cell>
              <table:table-cell office:value-type="float" office:value="3.17578464150729">
                <text:p>3.175784641507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45631146428725">
                <text:p>0.345631146428725</text:p>
              </table:table-cell>
              <table:table-cell office:value-type="float" office:value="3.25918256816169">
                <text:p>3.259182568161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397884108845437">
                <text:p>0.00397884108845437</text:p>
              </table:table-cell>
              <table:table-cell office:value-type="float" office:value="3.97833031729792">
                <text:p>3.978330317297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3051040943673">
                <text:p>5.3051040943673</text:p>
              </table:table-cell>
              <table:table-cell office:value-type="float" office:value="4.23932885844242">
                <text:p>4.239328858442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15455921394184">
                <text:p>4.15455921394184</text:p>
              </table:table-cell>
              <table:table-cell office:value-type="float" office:value="3.02064414375661">
                <text:p>3.020644143756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955146016015459">
                <text:p>-0.955146016015459</text:p>
              </table:table-cell>
              <table:table-cell office:value-type="float" office:value="1.66499238314151">
                <text:p>1.664992383141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765121193144873">
                <text:p>-0.765121193144873</text:p>
              </table:table-cell>
              <table:table-cell office:value-type="float" office:value="1.2022561116149">
                <text:p>1.20225611161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.67508383208765">
                <text:p>-1.67508383208765</text:p>
              </table:table-cell>
              <table:table-cell office:value-type="float" office:value="2.80387417656152">
                <text:p>2.803874176561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37428312708491">
                <text:p>5.37428312708491</text:p>
              </table:table-cell>
              <table:table-cell office:value-type="float" office:value="4.60213799482361">
                <text:p>4.602137994823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492601954998016">
                <text:p>-0.492601954998016</text:p>
              </table:table-cell>
              <table:table-cell office:value-type="float" office:value="1.73447642414726">
                <text:p>1.734476424147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97243955069144">
                <text:p>-0.97243955069144</text:p>
              </table:table-cell>
              <table:table-cell office:value-type="float" office:value="2.80695794499651">
                <text:p>2.806957944996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3056170415462">
                <text:p>5.3056170415462</text:p>
              </table:table-cell>
              <table:table-cell office:value-type="float" office:value="4.07066333800325">
                <text:p>4.070663338003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.04337053149087">
                <text:p>-2.04337053149087</text:p>
              </table:table-cell>
              <table:table-cell office:value-type="float" office:value="2.23748161658194">
                <text:p>2.237481616581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22379353891487">
                <text:p>5.22379353891487</text:p>
              </table:table-cell>
              <table:table-cell office:value-type="float" office:value="2.88355963371995">
                <text:p>2.883559633719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68549572015699">
                <text:p>5.68549572015699</text:p>
              </table:table-cell>
              <table:table-cell office:value-type="float" office:value="3.88809054657686">
                <text:p>3.888090546576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62689477801453">
                <text:p>5.62689477801453</text:p>
              </table:table-cell>
              <table:table-cell office:value-type="float" office:value="3.77259031939678">
                <text:p>3.772590319396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22297036940469">
                <text:p>4.22297036940469</text:p>
              </table:table-cell>
              <table:table-cell office:value-type="float" office:value="2.72642193272198">
                <text:p>2.726421932721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65985526629281">
                <text:p>3.65985526629281</text:p>
              </table:table-cell>
              <table:table-cell office:value-type="float" office:value="4.04015992109893">
                <text:p>4.040159921098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35253849757755">
                <text:p>0.735253849757755</text:p>
              </table:table-cell>
              <table:table-cell office:value-type="float" office:value="1.58106537310327">
                <text:p>1.581065373103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28166781692465">
                <text:p>-1.28166781692465</text:p>
              </table:table-cell>
              <table:table-cell office:value-type="float" office:value="3.40218674760859">
                <text:p>3.402186747608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848042969019754">
                <text:p>-0.848042969019754</text:p>
              </table:table-cell>
              <table:table-cell office:value-type="float" office:value="2.78910561285364">
                <text:p>2.789105612853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51794151175609">
                <text:p>6.51794151175609</text:p>
              </table:table-cell>
              <table:table-cell office:value-type="float" office:value="3.90214991146636">
                <text:p>3.902149911466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96689193294197">
                <text:p>-1.96689193294197</text:p>
              </table:table-cell>
              <table:table-cell office:value-type="float" office:value="2.68101461519828">
                <text:p>2.681014615198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48069394336479">
                <text:p>0.648069394336479</text:p>
              </table:table-cell>
              <table:table-cell office:value-type="float" office:value="3.28714332234658">
                <text:p>3.287143322346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97539415140826">
                <text:p>4.97539415140826</text:p>
              </table:table-cell>
              <table:table-cell office:value-type="float" office:value="3.37657523894256">
                <text:p>3.376575238942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638367248942863">
                <text:p>-0.638367248942863</text:p>
              </table:table-cell>
              <table:table-cell office:value-type="float" office:value="0.946925319435218">
                <text:p>0.9469253194352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.64748967355786">
                <text:p>-1.64748967355786</text:p>
              </table:table-cell>
              <table:table-cell office:value-type="float" office:value="2.37974516491909">
                <text:p>2.379745164919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94649944393462">
                <text:p>5.94649944393462</text:p>
              </table:table-cell>
              <table:table-cell office:value-type="float" office:value="3.0984573455599">
                <text:p>3.09845734555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18293780070745">
                <text:p>6.18293780070745</text:p>
              </table:table-cell>
              <table:table-cell office:value-type="float" office:value="4.66493421393999">
                <text:p>4.664934213939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830530366377226">
                <text:p>-0.830530366377226</text:p>
              </table:table-cell>
              <table:table-cell office:value-type="float" office:value="2.39657183890174">
                <text:p>2.396571838901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69512527284571">
                <text:p>3.69512527284571</text:p>
              </table:table-cell>
              <table:table-cell office:value-type="float" office:value="2.1358936480052">
                <text:p>2.13589364800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720337053042074">
                <text:p>-0.720337053042074</text:p>
              </table:table-cell>
              <table:table-cell office:value-type="float" office:value="4.13777647721447">
                <text:p>4.137776477214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78142182542362">
                <text:p>4.78142182542362</text:p>
              </table:table-cell>
              <table:table-cell office:value-type="float" office:value="3.22922658054103">
                <text:p>3.229226580541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51478402387093">
                <text:p>5.51478402387093</text:p>
              </table:table-cell>
              <table:table-cell office:value-type="float" office:value="4.48435916390407">
                <text:p>4.484359163904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.32811754431425">
                <text:p>-2.32811754431425</text:p>
              </table:table-cell>
              <table:table-cell office:value-type="float" office:value="2.35911017183689">
                <text:p>2.359110171836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8830664158668">
                <text:p>4.8830664158668</text:p>
              </table:table-cell>
              <table:table-cell office:value-type="float" office:value="2.77746929656819">
                <text:p>2.777469296568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.43897687955639">
                <text:p>-1.43897687955639</text:p>
              </table:table-cell>
              <table:table-cell office:value-type="float" office:value="2.58250178909873">
                <text:p>2.582501789098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403076971892066">
                <text:p>-0.403076971892066</text:p>
              </table:table-cell>
              <table:table-cell office:value-type="float" office:value="2.0202551167246">
                <text:p>2.02025511672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76002187895931">
                <text:p>4.76002187895931</text:p>
              </table:table-cell>
              <table:table-cell office:value-type="float" office:value="1.94806535160824">
                <text:p>1.948065351608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44465233947086">
                <text:p>3.44465233947086</text:p>
              </table:table-cell>
              <table:table-cell office:value-type="float" office:value="2.92275350156061">
                <text:p>2.922753501560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.39292599220367">
                <text:p>-1.39292599220367</text:p>
              </table:table-cell>
              <table:table-cell office:value-type="float" office:value="1.51046189047056">
                <text:p>1.510461890470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77631691420987">
                <text:p>5.77631691420987</text:p>
              </table:table-cell>
              <table:table-cell office:value-type="float" office:value="3.52635405399054">
                <text:p>3.526354053990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32057244837969">
                <text:p>4.32057244837969</text:p>
              </table:table-cell>
              <table:table-cell office:value-type="float" office:value="2.66717850927664">
                <text:p>2.667178509276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18202210952526">
                <text:p>4.18202210952526</text:p>
              </table:table-cell>
              <table:table-cell office:value-type="float" office:value="4.29342509926181">
                <text:p>4.293425099261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25164553334764">
                <text:p>4.25164553334764</text:p>
              </table:table-cell>
              <table:table-cell office:value-type="float" office:value="3.8557444561872">
                <text:p>3.85574445618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5668477626214">
                <text:p>5.5668477626214</text:p>
              </table:table-cell>
              <table:table-cell office:value-type="float" office:value="4.56850929299373">
                <text:p>4.568509292993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.16052230166545">
                <text:p>6.16052230166545</text:p>
              </table:table-cell>
              <table:table-cell office:value-type="float" office:value="3.41140482178869">
                <text:p>3.411404821788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2692597530219">
                <text:p>5.2692597530219</text:p>
              </table:table-cell>
              <table:table-cell office:value-type="float" office:value="3.40187112021842">
                <text:p>3.401871120218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974283137042922">
                <text:p>-0.974283137042922</text:p>
              </table:table-cell>
              <table:table-cell office:value-type="float" office:value="2.57624940958341">
                <text:p>2.576249409583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04366772389524">
                <text:p>4.04366772389524</text:p>
              </table:table-cell>
              <table:table-cell office:value-type="float" office:value="4.70105833109248">
                <text:p>4.701058331092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609029919213258">
                <text:p>-0.609029919213258</text:p>
              </table:table-cell>
              <table:table-cell office:value-type="float" office:value="3.43024132421594">
                <text:p>3.430241324215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87176380561609">
                <text:p>4.87176380561609</text:p>
              </table:table-cell>
              <table:table-cell office:value-type="float" office:value="4.09264276574506">
                <text:p>4.092642765745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.09354413419553">
                <text:p>-2.09354413419553</text:p>
              </table:table-cell>
              <table:table-cell office:value-type="float" office:value="1.71091486291572">
                <text:p>1.710914862915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163279049344555">
                <text:p>-0.163279049344555</text:p>
              </table:table-cell>
              <table:table-cell office:value-type="float" office:value="2.02396182280929">
                <text:p>2.023961822809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.83537717697576">
                <text:p>-1.83537717697576</text:p>
              </table:table-cell>
              <table:table-cell office:value-type="float" office:value="2.68686868848712">
                <text:p>2.686868688487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.33328993573433">
                <text:p>-1.33328993573433</text:p>
              </table:table-cell>
              <table:table-cell office:value-type="float" office:value="3.0240483319698">
                <text:p>3.02404833196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82041931193905">
                <text:p>4.82041931193905</text:p>
              </table:table-cell>
              <table:table-cell office:value-type="float" office:value="4.70399210148651">
                <text:p>4.703992101486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77794300415166">
                <text:p>5.77794300415166</text:p>
              </table:table-cell>
              <table:table-cell office:value-type="float" office:value="3.07023552994983">
                <text:p>3.070235529949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47483792002636">
                <text:p>4.47483792002636</text:p>
              </table:table-cell>
              <table:table-cell office:value-type="float" office:value="1.79952456459063">
                <text:p>1.799524564590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73014815937658">
                <text:p>4.73014815937658</text:p>
              </table:table-cell>
              <table:table-cell office:value-type="float" office:value="3.74166528419172">
                <text:p>3.741665284191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577581938504474">
                <text:p>-0.577581938504474</text:p>
              </table:table-cell>
              <table:table-cell office:value-type="float" office:value="2.1473462323185">
                <text:p>2.14734623231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.51086338071282">
                <text:p>-1.51086338071282</text:p>
              </table:table-cell>
              <table:table-cell office:value-type="float" office:value="2.22626033912715">
                <text:p>2.226260339127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01516058746536">
                <text:p>0.0101516058746536</text:p>
              </table:table-cell>
              <table:table-cell office:value-type="float" office:value="2.59094389550339">
                <text:p>2.590943895503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.10794860287139">
                <text:p>-2.10794860287139</text:p>
              </table:table-cell>
              <table:table-cell office:value-type="float" office:value="3.41393610195522">
                <text:p>3.413936101955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91393005893122">
                <text:p>-0.91393005893122</text:p>
              </table:table-cell>
              <table:table-cell office:value-type="float" office:value="1.24472562424142">
                <text:p>1.244725624241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.50404332964808">
                <text:p>-1.50404332964808</text:p>
              </table:table-cell>
              <table:table-cell office:value-type="float" office:value="2.35233101914446">
                <text:p>2.352331019144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36937496485117">
                <text:p>-1.36937496485117</text:p>
              </table:table-cell>
              <table:table-cell office:value-type="float" office:value="2.72877830506509">
                <text:p>2.728778305065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96814316270056">
                <text:p>4.96814316270056</text:p>
              </table:table-cell>
              <table:table-cell office:value-type="float" office:value="3.79646318539717">
                <text:p>3.796463185397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.26622841626661">
                <text:p>-1.26622841626661</text:p>
              </table:table-cell>
              <table:table-cell office:value-type="float" office:value="3.81989194984586">
                <text:p>3.8198919498458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.01356142131124">
                <text:p>-2.01356142131124</text:p>
              </table:table-cell>
              <table:table-cell office:value-type="float" office:value="1.55080870715336">
                <text:p>1.550808707153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87016218796957">
                <text:p>-1.87016218796957</text:p>
              </table:table-cell>
              <table:table-cell office:value-type="float" office:value="3.7159913139443">
                <text:p>3.71599131394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50437820177869">
                <text:p>3.50437820177869</text:p>
              </table:table-cell>
              <table:table-cell office:value-type="float" office:value="2.09949947133744">
                <text:p>2.099499471337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584350658486317">
                <text:p>0.0584350658486317</text:p>
              </table:table-cell>
              <table:table-cell office:value-type="float" office:value="2.41677464751826">
                <text:p>2.416774647518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14543667596409">
                <text:p>5.14543667596409</text:p>
              </table:table-cell>
              <table:table-cell office:value-type="float" office:value="2.92920344136064">
                <text:p>2.929203441360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.96408349456789">
                <text:p>-1.96408349456789</text:p>
              </table:table-cell>
              <table:table-cell office:value-type="float" office:value="1.27000009072331">
                <text:p>1.270000090723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05390094210685">
                <text:p>5.05390094210685</text:p>
              </table:table-cell>
              <table:table-cell office:value-type="float" office:value="2.02001434783309">
                <text:p>2.020014347833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67113316952027">
                <text:p>5.67113316952027</text:p>
              </table:table-cell>
              <table:table-cell office:value-type="float" office:value="3.01778762143333">
                <text:p>3.017787621433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28997596101222">
                <text:p>-0.28997596101222</text:p>
              </table:table-cell>
              <table:table-cell office:value-type="float" office:value="0.869703322012268">
                <text:p>0.8697033220122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532697830079874">
                <text:p>-0.532697830079874</text:p>
              </table:table-cell>
              <table:table-cell office:value-type="float" office:value="3.4002828199744">
                <text:p>3.40028281997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854739938400152">
                <text:p>-0.854739938400152</text:p>
              </table:table-cell>
              <table:table-cell office:value-type="float" office:value="1.05898785852905">
                <text:p>1.058987858529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.33380632979452">
                <text:p>5.33380632979452</text:p>
              </table:table-cell>
              <table:table-cell office:value-type="float" office:value="2.89445410204939">
                <text:p>2.894454102049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75273499222821">
                <text:p>-0.75273499222821</text:p>
              </table:table-cell>
              <table:table-cell office:value-type="float" office:value="2.57064737533766">
                <text:p>2.570647375337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.25709575201238">
                <text:p>6.25709575201238</text:p>
              </table:table-cell>
              <table:table-cell office:value-type="float" office:value="4.08787453507127">
                <text:p>4.087874535071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75650652733702">
                <text:p>3.75650652733702</text:p>
              </table:table-cell>
              <table:table-cell office:value-type="float" office:value="4.48544115573771">
                <text:p>4.485441155737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780608576808541">
                <text:p>-0.780608576808541</text:p>
              </table:table-cell>
              <table:table-cell office:value-type="float" office:value="3.70876654867417">
                <text:p>3.708766548674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13365946674268">
                <text:p>3.13365946674268</text:p>
              </table:table-cell>
              <table:table-cell office:value-type="float" office:value="3.35705454999997">
                <text:p>3.357054549999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11746572695133">
                <text:p>-1.11746572695133</text:p>
              </table:table-cell>
              <table:table-cell office:value-type="float" office:value="4.32242235819997">
                <text:p>4.322422358199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39225551048339">
                <text:p>6.39225551048339</text:p>
              </table:table-cell>
              <table:table-cell office:value-type="float" office:value="3.37829980623084">
                <text:p>3.378299806230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42412070400195">
                <text:p>4.42412070400195</text:p>
              </table:table-cell>
              <table:table-cell office:value-type="float" office:value="3.13345240772989">
                <text:p>3.133452407729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610046043650908">
                <text:p>-0.610046043650908</text:p>
              </table:table-cell>
              <table:table-cell office:value-type="float" office:value="3.48889988637133">
                <text:p>3.488899886371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.23647653198884">
                <text:p>-1.23647653198884</text:p>
              </table:table-cell>
              <table:table-cell office:value-type="float" office:value="1.8196435420607">
                <text:p>1.81964354206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04041062522105">
                <text:p>1.04041062522105</text:p>
              </table:table-cell>
              <table:table-cell office:value-type="float" office:value="2.29971448009247">
                <text:p>2.299714480092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98917526023617">
                <text:p>4.98917526023617</text:p>
              </table:table-cell>
              <table:table-cell office:value-type="float" office:value="1.66188390075834">
                <text:p>1.661883900758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49229646430222">
                <text:p>0.549229646430222</text:p>
              </table:table-cell>
              <table:table-cell office:value-type="float" office:value="2.72048019442426">
                <text:p>2.720480194424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09546364735453">
                <text:p>3.09546364735453</text:p>
              </table:table-cell>
              <table:table-cell office:value-type="float" office:value="3.11004056850593">
                <text:p>3.110040568505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12570146583372">
                <text:p>5.12570146583372</text:p>
              </table:table-cell>
              <table:table-cell office:value-type="float" office:value="2.80849741044775">
                <text:p>2.808497410447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539864206104779">
                <text:p>-0.539864206104779</text:p>
              </table:table-cell>
              <table:table-cell office:value-type="float" office:value="1.21032672047023">
                <text:p>1.210326720470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1680687497294">
                <text:p>6.1680687497294</text:p>
              </table:table-cell>
              <table:table-cell office:value-type="float" office:value="3.45518488149582">
                <text:p>3.4551848814958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34897164888803">
                <text:p>4.34897164888803</text:p>
              </table:table-cell>
              <table:table-cell office:value-type="float" office:value="3.70319664394097">
                <text:p>3.703196643940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13192473975897">
                <text:p>6.13192473975897</text:p>
              </table:table-cell>
              <table:table-cell office:value-type="float" office:value="3.97318410265696">
                <text:p>3.973184102656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55417063471968">
                <text:p>-1.55417063471968</text:p>
              </table:table-cell>
              <table:table-cell office:value-type="float" office:value="2.69751578887713">
                <text:p>2.697515788877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97699148997901">
                <text:p>4.97699148997901</text:p>
              </table:table-cell>
              <table:table-cell office:value-type="float" office:value="2.76021253302335">
                <text:p>2.7602125330233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.1993278845168">
                <text:p>-1.1993278845168</text:p>
              </table:table-cell>
              <table:table-cell office:value-type="float" office:value="1.9905670114926">
                <text:p>1.99056701149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05553402592495">
                <text:p>-1.05553402592495</text:p>
              </table:table-cell>
              <table:table-cell office:value-type="float" office:value="1.87804027335998">
                <text:p>1.878040273359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96573308585686">
                <text:p>4.96573308585686</text:p>
              </table:table-cell>
              <table:table-cell office:value-type="float" office:value="1.88093360798235">
                <text:p>1.880933607982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75603182663227">
                <text:p>0.575603182663227</text:p>
              </table:table-cell>
              <table:table-cell office:value-type="float" office:value="2.47714199984621">
                <text:p>2.477141999846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36545670253918">
                <text:p>0.136545670253918</text:p>
              </table:table-cell>
              <table:table-cell office:value-type="float" office:value="2.41090272129178">
                <text:p>2.410902721291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73402599330306">
                <text:p>4.73402599330306</text:p>
              </table:table-cell>
              <table:table-cell office:value-type="float" office:value="2.53424968797565">
                <text:p>2.534249687975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.06830645950528">
                <text:p>-1.06830645950528</text:p>
              </table:table-cell>
              <table:table-cell office:value-type="float" office:value="2.22715866270194">
                <text:p>2.227158662701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.46062339158908">
                <text:p>-1.46062339158908</text:p>
              </table:table-cell>
              <table:table-cell office:value-type="float" office:value="3.97256220340773">
                <text:p>3.9725622034077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823312756074478">
                <text:p>-0.823312756074478</text:p>
              </table:table-cell>
              <table:table-cell office:value-type="float" office:value="2.75385136800771">
                <text:p>2.7538513680077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179389545541511">
                <text:p>-0.179389545541511</text:p>
              </table:table-cell>
              <table:table-cell office:value-type="float" office:value="2.52355580327749">
                <text:p>2.523555803277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45847199632466">
                <text:p>4.45847199632466</text:p>
              </table:table-cell>
              <table:table-cell office:value-type="float" office:value="3.54237801041337">
                <text:p>3.542378010413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901855117137943">
                <text:p>-0.901855117137943</text:p>
              </table:table-cell>
              <table:table-cell office:value-type="float" office:value="2.53801342274398">
                <text:p>2.538013422743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.64957062650447">
                <text:p>-1.64957062650447</text:p>
              </table:table-cell>
              <table:table-cell office:value-type="float" office:value="2.70780855782611">
                <text:p>2.707808557826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05971802925933">
                <text:p>0.0105971802925933</text:p>
              </table:table-cell>
              <table:table-cell office:value-type="float" office:value="3.88102126542384">
                <text:p>3.881021265423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2.36650537224446">
                <text:p>-2.36650537224446</text:p>
              </table:table-cell>
              <table:table-cell office:value-type="float" office:value="2.4960196112215">
                <text:p>2.49601961122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.02182788662773">
                <text:p>-1.02182788662773</text:p>
              </table:table-cell>
              <table:table-cell office:value-type="float" office:value="2.46688274881679">
                <text:p>2.466882748816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81765172813043">
                <text:p>-0.81765172813043</text:p>
              </table:table-cell>
              <table:table-cell office:value-type="float" office:value="3.05646804245838">
                <text:p>3.056468042458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153154615270364">
                <text:p>-0.153154615270364</text:p>
              </table:table-cell>
              <table:table-cell office:value-type="float" office:value="2.9345466355118">
                <text:p>2.934546635511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08180848696186">
                <text:p>0.808180848696186</text:p>
              </table:table-cell>
              <table:table-cell office:value-type="float" office:value="2.75216469502465">
                <text:p>2.7521646950246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643933097309732">
                <text:p>0.643933097309732</text:p>
              </table:table-cell>
              <table:table-cell office:value-type="float" office:value="2.39075592851963">
                <text:p>2.390755928519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58818895240541">
                <text:p>3.58818895240541</text:p>
              </table:table-cell>
              <table:table-cell office:value-type="float" office:value="4.54732975446789">
                <text:p>4.5473297544678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41575729901006">
                <text:p>5.41575729901006</text:p>
              </table:table-cell>
              <table:table-cell office:value-type="float" office:value="4.07452646012034">
                <text:p>4.074526460120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99662233061125">
                <text:p>3.99662233061125</text:p>
              </table:table-cell>
              <table:table-cell office:value-type="float" office:value="2.83048250833767">
                <text:p>2.830482508337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00290782329208">
                <text:p>5.00290782329208</text:p>
              </table:table-cell>
              <table:table-cell office:value-type="float" office:value="3.26414253294141">
                <text:p>3.264142532941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2.11614958318479">
                <text:p>-2.11614958318479</text:p>
              </table:table-cell>
              <table:table-cell office:value-type="float" office:value="2.84820761978743">
                <text:p>2.848207619787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.57139069318639">
                <text:p>6.57139069318639</text:p>
              </table:table-cell>
              <table:table-cell office:value-type="float" office:value="3.37197903188286">
                <text:p>3.371979031882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01712315883587">
                <text:p>6.01712315883587</text:p>
              </table:table-cell>
              <table:table-cell office:value-type="float" office:value="2.20921929052055">
                <text:p>2.209219290520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559178095638234">
                <text:p>-0.559178095638234</text:p>
              </table:table-cell>
              <table:table-cell office:value-type="float" office:value="1.23331474583096">
                <text:p>1.233314745830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13563814296993">
                <text:p>-0.13563814296993</text:p>
              </table:table-cell>
              <table:table-cell office:value-type="float" office:value="3.30575637060819">
                <text:p>3.305756370608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14297663699039">
                <text:p>5.14297663699039</text:p>
              </table:table-cell>
              <table:table-cell office:value-type="float" office:value="4.16799128040443">
                <text:p>4.167991280404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.41275792445863">
                <text:p>5.41275792445863</text:p>
              </table:table-cell>
              <table:table-cell office:value-type="float" office:value="3.59412240080955">
                <text:p>3.594122400809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.20074761274551">
                <text:p>-1.20074761274551</text:p>
              </table:table-cell>
              <table:table-cell office:value-type="float" office:value="1.43750743073033">
                <text:p>1.437507430730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.95319872883138">
                <text:p>-1.95319872883138</text:p>
              </table:table-cell>
              <table:table-cell office:value-type="float" office:value="2.54143999696868">
                <text:p>2.541439996968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09339850205294">
                <text:p>4.09339850205294</text:p>
              </table:table-cell>
              <table:table-cell office:value-type="float" office:value="3.94705218268158">
                <text:p>3.947052182681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7240600877658">
                <text:p>3.7240600877658</text:p>
              </table:table-cell>
              <table:table-cell office:value-type="float" office:value="2.77492297677956">
                <text:p>2.774922976779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.52131891026679">
                <text:p>5.52131891026679</text:p>
              </table:table-cell>
              <table:table-cell office:value-type="float" office:value="4.6115639374428">
                <text:p>4.61156393744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69094308683882">
                <text:p>0.569094308683882</text:p>
              </table:table-cell>
              <table:table-cell office:value-type="float" office:value="2.40708716595176">
                <text:p>2.407087165951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40706151828079">
                <text:p>4.40706151828079</text:p>
              </table:table-cell>
              <table:table-cell office:value-type="float" office:value="2.36570319600792">
                <text:p>2.3657031960079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01339172523412">
                <text:p>4.01339172523412</text:p>
              </table:table-cell>
              <table:table-cell office:value-type="float" office:value="3.58813216827819">
                <text:p>3.588132168278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.6534070151499">
                <text:p>5.6534070151499</text:p>
              </table:table-cell>
              <table:table-cell office:value-type="float" office:value="3.58859909599603">
                <text:p>3.588599095996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.15331583111298">
                <text:p>-1.15331583111298</text:p>
              </table:table-cell>
              <table:table-cell office:value-type="float" office:value="1.83814861401224">
                <text:p>1.838148614012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88825710545639">
                <text:p>3.88825710545639</text:p>
              </table:table-cell>
              <table:table-cell office:value-type="float" office:value="3.88897871746385">
                <text:p>3.888978717463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836983490688577">
                <text:p>-0.836983490688577</text:p>
              </table:table-cell>
              <table:table-cell office:value-type="float" office:value="2.47578165562467">
                <text:p>2.475781655624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.4066064461241">
                <text:p>-1.4066064461241</text:p>
              </table:table-cell>
              <table:table-cell office:value-type="float" office:value="1.40362999290067">
                <text:p>1.403629992900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87757716193433">
                <text:p>3.87757716193433</text:p>
              </table:table-cell>
              <table:table-cell office:value-type="float" office:value="4.393832049421">
                <text:p>4.39383204942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157641334727856">
                <text:p>-0.157641334727856</text:p>
              </table:table-cell>
              <table:table-cell office:value-type="float" office:value="3.14896418938335">
                <text:p>3.148964189383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.09540218163143">
                <text:p>5.09540218163143</text:p>
              </table:table-cell>
              <table:table-cell office:value-type="float" office:value="1.77238856524148">
                <text:p>1.772388565241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63703077620625">
                <text:p>4.63703077620625</text:p>
              </table:table-cell>
              <table:table-cell office:value-type="float" office:value="4.88364352616496">
                <text:p>4.8836435261649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.15431995663704">
                <text:p>5.15431995663704</text:p>
              </table:table-cell>
              <table:table-cell office:value-type="float" office:value="3.53173769442081">
                <text:p>3.5317376944208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.58007396894065">
                <text:p>-1.58007396894065</text:p>
              </table:table-cell>
              <table:table-cell office:value-type="float" office:value="2.7073092672068">
                <text:p>2.70730926720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.94050433049111">
                <text:p>-1.94050433049111</text:p>
              </table:table-cell>
              <table:table-cell office:value-type="float" office:value="2.64338919563421">
                <text:p>2.6433891956342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.95321341318903">
                <text:p>4.95321341318903</text:p>
              </table:table-cell>
              <table:table-cell office:value-type="float" office:value="3.0463418388986">
                <text:p>3.046341838898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75273499222821">
                <text:p>-0.75273499222821</text:p>
              </table:table-cell>
              <table:table-cell office:value-type="float" office:value="2.57064737533766">
                <text:p>2.5706473753376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565162642253873">
                <text:p>-0.565162642253873</text:p>
              </table:table-cell>
              <table:table-cell office:value-type="float" office:value="3.03233403842544">
                <text:p>3.0323340384254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05371505329826">
                <text:p>3.05371505329826</text:p>
              </table:table-cell>
              <table:table-cell office:value-type="float" office:value="3.88798186397678">
                <text:p>3.8879818639767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.54398826601189">
                <text:p>-1.54398826601189</text:p>
              </table:table-cell>
              <table:table-cell office:value-type="float" office:value="2.41333113663498">
                <text:p>2.413331136634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64126945912606">
                <text:p>4.64126945912606</text:p>
              </table:table-cell>
              <table:table-cell office:value-type="float" office:value="3.75124908675113">
                <text:p>3.751249086751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08115194849299">
                <text:p>4.08115194849299</text:p>
              </table:table-cell>
              <table:table-cell office:value-type="float" office:value="3.14627080366348">
                <text:p>3.1462708036634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271970756064478">
                <text:p>0.271970756064478</text:p>
              </table:table-cell>
              <table:table-cell office:value-type="float" office:value="2.7648001119382">
                <text:p>2.764800111938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83616572135037">
                <text:p>5.83616572135037</text:p>
              </table:table-cell>
              <table:table-cell office:value-type="float" office:value="3.1661210173723">
                <text:p>3.166121017372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.01245277505566">
                <text:p>-1.01245277505566</text:p>
              </table:table-cell>
              <table:table-cell office:value-type="float" office:value="2.21009186696868">
                <text:p>2.2100918669686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2995719401208">
                <text:p>5.2995719401208</text:p>
              </table:table-cell>
              <table:table-cell office:value-type="float" office:value="2.55589817672472">
                <text:p>2.5558981767247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3554305600647">
                <text:p>3.33554305600647</text:p>
              </table:table-cell>
              <table:table-cell office:value-type="float" office:value="3.28361996089973">
                <text:p>3.283619960899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22600692599958">
                <text:p>5.22600692599958</text:p>
              </table:table-cell>
              <table:table-cell office:value-type="float" office:value="3.8069676840856">
                <text:p>3.80696768408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.45506847943219">
                <text:p>-1.45506847943219</text:p>
              </table:table-cell>
              <table:table-cell office:value-type="float" office:value="3.19241367463111">
                <text:p>3.192413674631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61269890937384">
                <text:p>5.61269890937384</text:p>
              </table:table-cell>
              <table:table-cell office:value-type="float" office:value="1.77785641737768">
                <text:p>1.7778564173776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758014022241844">
                <text:p>-0.758014022241844</text:p>
              </table:table-cell>
              <table:table-cell office:value-type="float" office:value="1.9412503237922">
                <text:p>1.94125032379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.28778710708118">
                <text:p>-1.28778710708118</text:p>
              </table:table-cell>
              <table:table-cell office:value-type="float" office:value="2.48544062948474">
                <text:p>2.4854406294847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71648830724961">
                <text:p>3.71648830724961</text:p>
              </table:table-cell>
              <table:table-cell office:value-type="float" office:value="3.5953906350829">
                <text:p>3.595390635082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.55928002058101">
                <text:p>4.55928002058101</text:p>
              </table:table-cell>
              <table:table-cell office:value-type="float" office:value="4.42805409100685">
                <text:p>4.4280540910068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913408136671368">
                <text:p>0.00913408136671368</text:p>
              </table:table-cell>
              <table:table-cell office:value-type="float" office:value="2.50692720925811">
                <text:p>2.506927209258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53425677217676">
                <text:p>-1.53425677217676</text:p>
              </table:table-cell>
              <table:table-cell office:value-type="float" office:value="2.68697260679662">
                <text:p>2.6869726067966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50818985680205">
                <text:p>4.50818985680205</text:p>
              </table:table-cell>
              <table:table-cell office:value-type="float" office:value="4.32524897617715">
                <text:p>4.325248976177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78142182542362">
                <text:p>4.78142182542362</text:p>
              </table:table-cell>
              <table:table-cell office:value-type="float" office:value="3.22922658054103">
                <text:p>3.229226580541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38043553948914">
                <text:p>0.438043553948914</text:p>
              </table:table-cell>
              <table:table-cell office:value-type="float" office:value="2.3947312556636">
                <text:p>2.39473125566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39441790786432">
                <text:p>3.39441790786432</text:p>
              </table:table-cell>
              <table:table-cell office:value-type="float" office:value="3.78491924673869">
                <text:p>3.7849192467386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54131424916712">
                <text:p>0.254131424916712</text:p>
              </table:table-cell>
              <table:table-cell office:value-type="float" office:value="2.39085574119067">
                <text:p>2.390855741190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91467252300726">
                <text:p>-1.91467252300726</text:p>
              </table:table-cell>
              <table:table-cell office:value-type="float" office:value="2.93856625744055">
                <text:p>2.938566257440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00363932936031">
                <text:p>0.300363932936031</text:p>
              </table:table-cell>
              <table:table-cell office:value-type="float" office:value="3.58838452743952">
                <text:p>3.588384527439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57724466120145">
                <text:p>5.57724466120145</text:p>
              </table:table-cell>
              <table:table-cell office:value-type="float" office:value="2.82515803643592">
                <text:p>2.825158036435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538193263888072">
                <text:p>-0.538193263888072</text:p>
              </table:table-cell>
              <table:table-cell office:value-type="float" office:value="2.73247225719683">
                <text:p>2.7324722571968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277408012709351">
                <text:p>-0.277408012709351</text:p>
              </table:table-cell>
              <table:table-cell office:value-type="float" office:value="2.7285938424728">
                <text:p>2.728593842472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2.34886124907432">
                <text:p>-2.34886124907432</text:p>
              </table:table-cell>
              <table:table-cell office:value-type="float" office:value="2.51520738757503">
                <text:p>2.5152073875750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.05382070597393">
                <text:p>5.05382070597393</text:p>
              </table:table-cell>
              <table:table-cell office:value-type="float" office:value="2.95620491934961">
                <text:p>2.9562049193496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08357583929256">
                <text:p>0.708357583929256</text:p>
              </table:table-cell>
              <table:table-cell office:value-type="float" office:value="2.72042006004216">
                <text:p>2.720420060042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.77259131799208">
                <text:p>4.77259131799208</text:p>
              </table:table-cell>
              <table:table-cell office:value-type="float" office:value="2.67623221836271">
                <text:p>2.676232218362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2.73955491232895">
                <text:p>-2.73955491232895</text:p>
              </table:table-cell>
              <table:table-cell office:value-type="float" office:value="2.34934054346447">
                <text:p>2.3493405434644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503557326707735">
                <text:p>-0.503557326707735</text:p>
              </table:table-cell>
              <table:table-cell office:value-type="float" office:value="2.62243038311612">
                <text:p>2.622430383116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685055219602916">
                <text:p>-0.685055219602916</text:p>
              </table:table-cell>
              <table:table-cell office:value-type="float" office:value="1.35888880660061">
                <text:p>1.3588888066006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.65308280832195">
                <text:p>-1.65308280832195</text:p>
              </table:table-cell>
              <table:table-cell office:value-type="float" office:value="2.4150483715458">
                <text:p>2.41504837154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461908636612457">
                <text:p>-0.461908636612457</text:p>
              </table:table-cell>
              <table:table-cell office:value-type="float" office:value="2.42643600356344">
                <text:p>2.426436003563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23296702454138">
                <text:p>3.23296702454138</text:p>
              </table:table-cell>
              <table:table-cell office:value-type="float" office:value="3.41898439192638">
                <text:p>3.4189843919263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80117602786617">
                <text:p>4.80117602786617</text:p>
              </table:table-cell>
              <table:table-cell office:value-type="float" office:value="2.27740337015189">
                <text:p>2.2774033701518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08835961105336">
                <text:p>3.08835961105336</text:p>
              </table:table-cell>
              <table:table-cell office:value-type="float" office:value="2.99860663759572">
                <text:p>2.9986066375957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.63961563698101">
                <text:p>-1.63961563698101</text:p>
              </table:table-cell>
              <table:table-cell office:value-type="float" office:value="3.2621442573508">
                <text:p>3.26214425735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.44942636831991">
                <text:p>5.44942636831991</text:p>
              </table:table-cell>
              <table:table-cell office:value-type="float" office:value="3.40287990496723">
                <text:p>3.4028799049672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.44072217751664">
                <text:p>5.44072217751664</text:p>
              </table:table-cell>
              <table:table-cell office:value-type="float" office:value="4.08137653347345">
                <text:p>4.081376533473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420984551910308">
                <text:p>-0.420984551910308</text:p>
              </table:table-cell>
              <table:table-cell office:value-type="float" office:value="3.43910565669575">
                <text:p>3.439105656695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.04665045064243">
                <text:p>4.04665045064243</text:p>
              </table:table-cell>
              <table:table-cell office:value-type="float" office:value="2.61052496675181">
                <text:p>2.6105249667518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942728812975643">
                <text:p>-0.942728812975643</text:p>
              </table:table-cell>
              <table:table-cell office:value-type="float" office:value="4.32295030161438">
                <text:p>4.3229503016143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.42479455773644">
                <text:p>5.42479455773644</text:p>
              </table:table-cell>
              <table:table-cell office:value-type="float" office:value="2.54250500653796">
                <text:p>2.5425050065379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29381835231051">
                <text:p>-0.29381835231051</text:p>
              </table:table-cell>
              <table:table-cell office:value-type="float" office:value="1.54255170833749">
                <text:p>1.5425517083374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634181220763854">
                <text:p>-0.634181220763854</text:p>
              </table:table-cell>
              <table:table-cell office:value-type="float" office:value="0.717455180209547">
                <text:p>0.71745518020954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2.64238612781713">
                <text:p>-2.64238612781713</text:p>
              </table:table-cell>
              <table:table-cell office:value-type="float" office:value="2.57225411372984">
                <text:p>2.5722541137298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.66470238305115">
                <text:p>-1.66470238305115</text:p>
              </table:table-cell>
              <table:table-cell office:value-type="float" office:value="2.28618779349048">
                <text:p>2.286187793490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190224064826057">
                <text:p>-0.190224064826057</text:p>
              </table:table-cell>
              <table:table-cell office:value-type="float" office:value="3.18814224499902">
                <text:p>3.1881422449990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93424002390699">
                <text:p>0.993424002390699</text:p>
              </table:table-cell>
              <table:table-cell office:value-type="float" office:value="2.17322632629477">
                <text:p>2.1732263262947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.17741882838919">
                <text:p>-1.17741882838919</text:p>
              </table:table-cell>
              <table:table-cell office:value-type="float" office:value="2.62010179873758">
                <text:p>2.620101798737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750218684764655">
                <text:p>0.750218684764655</text:p>
              </table:table-cell>
              <table:table-cell office:value-type="float" office:value="2.52260304963869">
                <text:p>2.522603049638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86202903765022">
                <text:p>3.86202903765022</text:p>
              </table:table-cell>
              <table:table-cell office:value-type="float" office:value="2.77643048426448">
                <text:p>2.7764304842644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.09776106486484">
                <text:p>5.09776106486484</text:p>
              </table:table-cell>
              <table:table-cell office:value-type="float" office:value="3.33483188531674">
                <text:p>3.3348318853167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.86635782344006">
                <text:p>4.86635782344006</text:p>
              </table:table-cell>
              <table:table-cell office:value-type="float" office:value="3.35907578852996">
                <text:p>3.3590757885299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417097973554492">
                <text:p>-0.417097973554492</text:p>
              </table:table-cell>
              <table:table-cell office:value-type="float" office:value="1.29323394121072">
                <text:p>1.2932339412107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72819713547583">
                <text:p>4.72819713547583</text:p>
              </table:table-cell>
              <table:table-cell office:value-type="float" office:value="2.86731247592108">
                <text:p>2.867312475921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.05473080966163">
                <text:p>-1.05473080966163</text:p>
              </table:table-cell>
              <table:table-cell office:value-type="float" office:value="3.9782302004226">
                <text:p>3.97823020042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.65135554778217">
                <text:p>4.65135554778217</text:p>
              </table:table-cell>
              <table:table-cell office:value-type="float" office:value="3.90126630037846">
                <text:p>3.9012663003784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.03225419683921">
                <text:p>5.03225419683921</text:p>
              </table:table-cell>
              <table:table-cell office:value-type="float" office:value="2.1658760710562">
                <text:p>2.16587607105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00764859346755031">
                <text:p>-0.00764859346755031</text:p>
              </table:table-cell>
              <table:table-cell office:value-type="float" office:value="3.04869797718445">
                <text:p>3.048697977184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44368493060836">
                <text:p>6.44368493060836</text:p>
              </table:table-cell>
              <table:table-cell office:value-type="float" office:value="3.11090365545634">
                <text:p>3.110903655456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.93344430196433">
                <text:p>4.93344430196433</text:p>
              </table:table-cell>
              <table:table-cell office:value-type="float" office:value="4.73384352780709">
                <text:p>4.7338435278070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.19971266943101">
                <text:p>-1.19971266943101</text:p>
              </table:table-cell>
              <table:table-cell office:value-type="float" office:value="2.40161703291217">
                <text:p>2.4016170329121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.00186648556176">
                <text:p>5.00186648556176</text:p>
              </table:table-cell>
              <table:table-cell office:value-type="float" office:value="4.03184234540841">
                <text:p>4.0318423454084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.0880259927663">
                <text:p>-1.0880259927663</text:p>
              </table:table-cell>
              <table:table-cell office:value-type="float" office:value="2.91053795000283">
                <text:p>2.9105379500028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19834789593497">
                <text:p>6.19834789593497</text:p>
              </table:table-cell>
              <table:table-cell office:value-type="float" office:value="3.6168311694623">
                <text:p>3.61683116946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.65242771703478">
                <text:p>4.65242771703478</text:p>
              </table:table-cell>
              <table:table-cell office:value-type="float" office:value="3.33648824480226">
                <text:p>3.3364882448022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183161092785432">
                <text:p>-0.183161092785432</text:p>
              </table:table-cell>
              <table:table-cell office:value-type="float" office:value="3.50650702006229">
                <text:p>3.506507020062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29423519237548">
                <text:p>3.29423519237548</text:p>
              </table:table-cell>
              <table:table-cell office:value-type="float" office:value="3.36740899419711">
                <text:p>3.367408994197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48819663758429">
                <text:p>0.248819663758429</text:p>
              </table:table-cell>
              <table:table-cell office:value-type="float" office:value="2.99761438162781">
                <text:p>2.9976143816278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2.05334878494787">
                <text:p>-2.05334878494787</text:p>
              </table:table-cell>
              <table:table-cell office:value-type="float" office:value="2.59248770146194">
                <text:p>2.5924877014619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51049136412789">
                <text:p>0.351049136412789</text:p>
              </table:table-cell>
              <table:table-cell office:value-type="float" office:value="2.33524918071608">
                <text:p>2.3352491807160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221351674250356">
                <text:p>-0.221351674250356</text:p>
              </table:table-cell>
              <table:table-cell office:value-type="float" office:value="2.19401096887667">
                <text:p>2.1940109688766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46309256073725">
                <text:p>-1.46309256073725</text:p>
              </table:table-cell>
              <table:table-cell office:value-type="float" office:value="2.49144109327949">
                <text:p>2.4914410932794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87645194607382">
                <text:p>4.87645194607382</text:p>
              </table:table-cell>
              <table:table-cell office:value-type="float" office:value="3.17766303549176">
                <text:p>3.1776630354917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334664962185883">
                <text:p>-0.334664962185883</text:p>
              </table:table-cell>
              <table:table-cell office:value-type="float" office:value="2.7811803707114">
                <text:p>2.78118037071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33397624106058">
                <text:p>0.433397624106058</text:p>
              </table:table-cell>
              <table:table-cell office:value-type="float" office:value="2.5032139910085">
                <text:p>2.503213991008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87907287578994">
                <text:p>0.187907287578994</text:p>
              </table:table-cell>
              <table:table-cell office:value-type="float" office:value="1.53482806944882">
                <text:p>1.5348280694488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807574579709884">
                <text:p>-0.807574579709884</text:p>
              </table:table-cell>
              <table:table-cell office:value-type="float" office:value="1.2084759715557">
                <text:p>1.208475971555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661787601909651">
                <text:p>-0.661787601909651</text:p>
              </table:table-cell>
              <table:table-cell office:value-type="float" office:value="1.38710722881645">
                <text:p>1.3871072288164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.06702993502117">
                <text:p>5.06702993502117</text:p>
              </table:table-cell>
              <table:table-cell office:value-type="float" office:value="3.70199264434443">
                <text:p>3.7019926443444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658281654003188">
                <text:p>0.0658281654003188</text:p>
              </table:table-cell>
              <table:table-cell office:value-type="float" office:value="3.90217504158863">
                <text:p>3.902175041588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74463879542126">
                <text:p>4.74463879542126</text:p>
              </table:table-cell>
              <table:table-cell office:value-type="float" office:value="4.07216003966745">
                <text:p>4.072160039667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403321072374672">
                <text:p>-0.403321072374672</text:p>
              </table:table-cell>
              <table:table-cell office:value-type="float" office:value="1.36676995375367">
                <text:p>1.3667699537536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.26069978098901">
                <text:p>-1.26069978098901</text:p>
              </table:table-cell>
              <table:table-cell office:value-type="float" office:value="0.648617122836462">
                <text:p>0.64861712283646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2.4599076919272">
                <text:p>-2.4599076919272</text:p>
              </table:table-cell>
              <table:table-cell office:value-type="float" office:value="2.54189823778952">
                <text:p>2.541898237789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904550942458852">
                <text:p>-0.904550942458852</text:p>
              </table:table-cell>
              <table:table-cell office:value-type="float" office:value="1.97975251375836">
                <text:p>1.9797525137583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071507026553811">
                <text:p>-0.071507026553811</text:p>
              </table:table-cell>
              <table:table-cell office:value-type="float" office:value="2.64804190083518">
                <text:p>2.6480419008351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935645193338964">
                <text:p>-0.935645193338964</text:p>
              </table:table-cell>
              <table:table-cell office:value-type="float" office:value="0.715086735757149">
                <text:p>0.71508673575714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2.68000608410126">
                <text:p>-2.68000608410126</text:p>
              </table:table-cell>
              <table:table-cell office:value-type="float" office:value="2.86573502583654">
                <text:p>2.8657350258365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624757450581888">
                <text:p>-0.624757450581888</text:p>
              </table:table-cell>
              <table:table-cell office:value-type="float" office:value="3.45193136786429">
                <text:p>3.4519313678642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.12120175975231">
                <text:p>-1.12120175975231</text:p>
              </table:table-cell>
              <table:table-cell office:value-type="float" office:value="2.61082414890336">
                <text:p>2.610824148903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.41307850934097">
                <text:p>5.41307850934097</text:p>
              </table:table-cell>
              <table:table-cell office:value-type="float" office:value="4.38173764692917">
                <text:p>4.3817376469291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4152192399933">
                <text:p>4.24152192399933</text:p>
              </table:table-cell>
              <table:table-cell office:value-type="float" office:value="3.98242847216866">
                <text:p>3.982428472168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.94615633815175">
                <text:p>-1.94615633815175</text:p>
              </table:table-cell>
              <table:table-cell office:value-type="float" office:value="1.64134655721191">
                <text:p>1.6413465572119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.9815508356696">
                <text:p>-1.9815508356696</text:p>
              </table:table-cell>
              <table:table-cell office:value-type="float" office:value="2.95380670962017">
                <text:p>2.953806709620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558278111888614">
                <text:p>0.558278111888614</text:p>
              </table:table-cell>
              <table:table-cell office:value-type="float" office:value="2.66082442944403">
                <text:p>2.6608244294440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47653483411213">
                <text:p>4.47653483411213</text:p>
              </table:table-cell>
              <table:table-cell office:value-type="float" office:value="3.28563048136391">
                <text:p>3.2856304813639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.56435950613285">
                <text:p>-1.56435950613285</text:p>
              </table:table-cell>
              <table:table-cell office:value-type="float" office:value="2.53712114977759">
                <text:p>2.5371211497775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823722264507409">
                <text:p>-0.823722264507409</text:p>
              </table:table-cell>
              <table:table-cell office:value-type="float" office:value="3.58936253446024">
                <text:p>3.589362534460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298255275905904">
                <text:p>-0.298255275905904</text:p>
              </table:table-cell>
              <table:table-cell office:value-type="float" office:value="2.93286949716203">
                <text:p>2.9328694971620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900009184932182">
                <text:p>0.900009184932182</text:p>
              </table:table-cell>
              <table:table-cell office:value-type="float" office:value="2.5831376115422">
                <text:p>2.583137611542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546908865605869">
                <text:p>-0.546908865605869</text:p>
              </table:table-cell>
              <table:table-cell office:value-type="float" office:value="2.09966307601469">
                <text:p>2.0996630760146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53320932617909">
                <text:p>0.53320932617909</text:p>
              </table:table-cell>
              <table:table-cell office:value-type="float" office:value="2.05988780717518">
                <text:p>2.059887807175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96348788511869">
                <text:p>3.96348788511869</text:p>
              </table:table-cell>
              <table:table-cell office:value-type="float" office:value="4.36881477893919">
                <text:p>4.368814778939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.25474771580435">
                <text:p>6.25474771580435</text:p>
              </table:table-cell>
              <table:table-cell office:value-type="float" office:value="3.18231981106232">
                <text:p>3.1823198110623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307038410294747">
                <text:p>-0.307038410294747</text:p>
              </table:table-cell>
              <table:table-cell office:value-type="float" office:value="1.30831180186324">
                <text:p>1.3083118018632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2.1356245922848">
                <text:p>-2.1356245922848</text:p>
              </table:table-cell>
              <table:table-cell office:value-type="float" office:value="3.26383013864447">
                <text:p>3.2638301386444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62444456630944">
                <text:p>4.62444456630944</text:p>
              </table:table-cell>
              <table:table-cell office:value-type="float" office:value="2.02132697582865">
                <text:p>2.0213269758286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710097554118469">
                <text:p>-0.710097554118469</text:p>
              </table:table-cell>
              <table:table-cell office:value-type="float" office:value="2.61809136052287">
                <text:p>2.6180913605228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19092486356367">
                <text:p>4.19092486356367</text:p>
              </table:table-cell>
              <table:table-cell office:value-type="float" office:value="4.99185251107127">
                <text:p>4.9918525110712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.4007806856459">
                <text:p>-1.4007806856459</text:p>
              </table:table-cell>
              <table:table-cell office:value-type="float" office:value="2.83460794541758">
                <text:p>2.8346079454175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2.19369868549303">
                <text:p>-2.19369868549303</text:p>
              </table:table-cell>
              <table:table-cell office:value-type="float" office:value="2.78130049419889">
                <text:p>2.7813004941988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82763076459438">
                <text:p>2.82763076459438</text:p>
              </table:table-cell>
              <table:table-cell office:value-type="float" office:value="3.67610121800391">
                <text:p>3.6761012180039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892355802201541">
                <text:p>-0.892355802201541</text:p>
              </table:table-cell>
              <table:table-cell office:value-type="float" office:value="1.85903929722987">
                <text:p>1.8590392972298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86877476896487">
                <text:p>4.86877476896487</text:p>
              </table:table-cell>
              <table:table-cell office:value-type="float" office:value="1.53253138588804">
                <text:p>1.5325313858880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201907948603123">
                <text:p>0.201907948603123</text:p>
              </table:table-cell>
              <table:table-cell office:value-type="float" office:value="2.16299990310491">
                <text:p>2.162999903104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.31932106706049">
                <text:p>-1.31932106706049</text:p>
              </table:table-cell>
              <table:table-cell office:value-type="float" office:value="3.38440933640304">
                <text:p>3.3844093364030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22764550125755">
                <text:p>4.22764550125755</text:p>
              </table:table-cell>
              <table:table-cell office:value-type="float" office:value="3.30242453942895">
                <text:p>3.3024245394289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86325648913185">
                <text:p>4.86325648913185</text:p>
              </table:table-cell>
              <table:table-cell office:value-type="float" office:value="4.70466472975372">
                <text:p>4.7046647297537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.06686312253093">
                <text:p>3.06686312253093</text:p>
              </table:table-cell>
              <table:table-cell office:value-type="float" office:value="3.35550199164975">
                <text:p>3.355501991649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56234948027169">
                <text:p>4.56234948027169</text:p>
              </table:table-cell>
              <table:table-cell office:value-type="float" office:value="3.40499467783853">
                <text:p>3.404994677838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.4432076700091">
                <text:p>6.4432076700091</text:p>
              </table:table-cell>
              <table:table-cell office:value-type="float" office:value="2.84237065165835">
                <text:p>2.8423706516583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877764344542754">
                <text:p>-0.877764344542754</text:p>
              </table:table-cell>
              <table:table-cell office:value-type="float" office:value="1.94056091333231">
                <text:p>1.9405609133323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79717064043562">
                <text:p>-0.79717064043562</text:p>
              </table:table-cell>
              <table:table-cell office:value-type="float" office:value="1.77611246642343">
                <text:p>1.7761124664234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25851032841565">
                <text:p>-0.25851032841565</text:p>
              </table:table-cell>
              <table:table-cell office:value-type="float" office:value="3.49051436073174">
                <text:p>3.490514360731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245396628888545">
                <text:p>-0.245396628888545</text:p>
              </table:table-cell>
              <table:table-cell office:value-type="float" office:value="2.52607754261691">
                <text:p>2.5260775426169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308473721937449">
                <text:p>-0.308473721937449</text:p>
              </table:table-cell>
              <table:table-cell office:value-type="float" office:value="2.30337104962454">
                <text:p>2.3033710496245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.33376350957036">
                <text:p>-1.33376350957036</text:p>
              </table:table-cell>
              <table:table-cell office:value-type="float" office:value="3.05765801998228">
                <text:p>3.0576580199822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90597481785099">
                <text:p>4.90597481785099</text:p>
              </table:table-cell>
              <table:table-cell office:value-type="float" office:value="2.58058732742623">
                <text:p>2.580587327426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369998635900311">
                <text:p>-0.369998635900311</text:p>
              </table:table-cell>
              <table:table-cell office:value-type="float" office:value="2.59595060896139">
                <text:p>2.5959506089613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5585360877244">
                <text:p>0.25585360877244</text:p>
              </table:table-cell>
              <table:table-cell office:value-type="float" office:value="1.1124566833763">
                <text:p>1.11245668337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309008918268967">
                <text:p>-0.309008918268967</text:p>
              </table:table-cell>
              <table:table-cell office:value-type="float" office:value="1.38432700663998">
                <text:p>1.3843270066399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225380819531826">
                <text:p>-0.225380819531826</text:p>
              </table:table-cell>
              <table:table-cell office:value-type="float" office:value="3.36256110822653">
                <text:p>3.362561108226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85448661988322">
                <text:p>-0.85448661988322</text:p>
              </table:table-cell>
              <table:table-cell office:value-type="float" office:value="3.03158856265075">
                <text:p>3.031588562650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09552785801111">
                <text:p>4.09552785801111</text:p>
              </table:table-cell>
              <table:table-cell office:value-type="float" office:value="1.90176832015694">
                <text:p>1.9017683201569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942557442867114">
                <text:p>-0.942557442867114</text:p>
              </table:table-cell>
              <table:table-cell office:value-type="float" office:value="2.48800355012141">
                <text:p>2.4880035501214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725547826277819">
                <text:p>-0.725547826277819</text:p>
              </table:table-cell>
              <table:table-cell office:value-type="float" office:value="2.88999631990055">
                <text:p>2.889996319900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5997230161906">
                <text:p>4.65997230161906</text:p>
              </table:table-cell>
              <table:table-cell office:value-type="float" office:value="1.91059649466509">
                <text:p>1.9105964946650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92249463723958">
                <text:p>0.192249463723958</text:p>
              </table:table-cell>
              <table:table-cell office:value-type="float" office:value="3.45839213019895">
                <text:p>3.4583921301989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00415161278086085">
                <text:p>-0.00415161278086085</text:p>
              </table:table-cell>
              <table:table-cell office:value-type="float" office:value="1.55409867180606">
                <text:p>1.5540986718060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43310806640477">
                <text:p>4.43310806640477</text:p>
              </table:table-cell>
              <table:table-cell office:value-type="float" office:value="2.28024806382859">
                <text:p>2.2802480638285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780656439014737">
                <text:p>-0.780656439014737</text:p>
              </table:table-cell>
              <table:table-cell office:value-type="float" office:value="3.08696325019247">
                <text:p>3.0869632501924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83767232431782">
                <text:p>4.83767232431782</text:p>
              </table:table-cell>
              <table:table-cell office:value-type="float" office:value="2.41957547101264">
                <text:p>2.419575471012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26373586780667">
                <text:p>0.926373586780667</text:p>
              </table:table-cell>
              <table:table-cell office:value-type="float" office:value="2.66045962843579">
                <text:p>2.6604596284357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55247389500711">
                <text:p>0.55247389500711</text:p>
              </table:table-cell>
              <table:table-cell office:value-type="float" office:value="3.24450153882921">
                <text:p>3.2445015388292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262952567332599">
                <text:p>0.262952567332599</text:p>
              </table:table-cell>
              <table:table-cell office:value-type="float" office:value="1.68317652828627">
                <text:p>1.6831765282862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901365700234677">
                <text:p>-0.901365700234677</text:p>
              </table:table-cell>
              <table:table-cell office:value-type="float" office:value="3.22181220443468">
                <text:p>3.2218122044346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725200549718555">
                <text:p>0.0725200549718555</text:p>
              </table:table-cell>
              <table:table-cell office:value-type="float" office:value="2.71208147371735">
                <text:p>2.7120814737173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679272932432888">
                <text:p>-0.679272932432888</text:p>
              </table:table-cell>
              <table:table-cell office:value-type="float" office:value="1.65105949117639">
                <text:p>1.6510594911763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.65991544382969">
                <text:p>3.65991544382969</text:p>
              </table:table-cell>
              <table:table-cell office:value-type="float" office:value="2.03401012288027">
                <text:p>2.0340101228802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668388404064249">
                <text:p>-0.668388404064249</text:p>
              </table:table-cell>
              <table:table-cell office:value-type="float" office:value="4.25054193489888">
                <text:p>4.2505419348988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316550199742779">
                <text:p>0.0316550199742779</text:p>
              </table:table-cell>
              <table:table-cell office:value-type="float" office:value="3.40061570120121">
                <text:p>3.4006157012012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15472225833117">
                <text:p>4.15472225833117</text:p>
              </table:table-cell>
              <table:table-cell office:value-type="float" office:value="3.15023570700589">
                <text:p>3.1502357070058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.99499230692445">
                <text:p>-1.99499230692445</text:p>
              </table:table-cell>
              <table:table-cell office:value-type="float" office:value="2.45514802304832">
                <text:p>2.4551480230483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28201174896419">
                <text:p>4.28201174896419</text:p>
              </table:table-cell>
              <table:table-cell office:value-type="float" office:value="3.41560177475171">
                <text:p>3.4156017747517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138779144350828">
                <text:p>-0.138779144350828</text:p>
              </table:table-cell>
              <table:table-cell office:value-type="float" office:value="1.45024831357211">
                <text:p>1.450248313572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273123577843714">
                <text:p>0.273123577843714</text:p>
              </table:table-cell>
              <table:table-cell office:value-type="float" office:value="3.49254797470559">
                <text:p>3.4925479747055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259151200436498">
                <text:p>-0.259151200436498</text:p>
              </table:table-cell>
              <table:table-cell office:value-type="float" office:value="2.42121012453978">
                <text:p>2.4212101245397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565187887541278">
                <text:p>-0.565187887541278</text:p>
              </table:table-cell>
              <table:table-cell office:value-type="float" office:value="1.6463951960554">
                <text:p>1.64639519605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71708390702585">
                <text:p>4.71708390702585</text:p>
              </table:table-cell>
              <table:table-cell office:value-type="float" office:value="3.08608735562166">
                <text:p>3.0860873556216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.60671999272015">
                <text:p>3.60671999272015</text:p>
              </table:table-cell>
              <table:table-cell office:value-type="float" office:value="2.02879827569429">
                <text:p>2.028798275694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932432000414873">
                <text:p>0.932432000414873</text:p>
              </table:table-cell>
              <table:table-cell office:value-type="float" office:value="2.36196726070298">
                <text:p>2.3619672607029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982677163411303">
                <text:p>-0.982677163411303</text:p>
              </table:table-cell>
              <table:table-cell office:value-type="float" office:value="1.71546357688322">
                <text:p>1.7154635768832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398820165049861">
                <text:p>0.398820165049861</text:p>
              </table:table-cell>
              <table:table-cell office:value-type="float" office:value="1.74312868319156">
                <text:p>1.7431286831915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.25157620325215">
                <text:p>5.25157620325215</text:p>
              </table:table-cell>
              <table:table-cell office:value-type="float" office:value="1.8661819806896">
                <text:p>1.866181980689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566502559417666">
                <text:p>-0.566502559417666</text:p>
              </table:table-cell>
              <table:table-cell office:value-type="float" office:value="2.54523839116866">
                <text:p>2.5452383911686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09453125937974">
                <text:p>4.09453125937974</text:p>
              </table:table-cell>
              <table:table-cell office:value-type="float" office:value="3.00270168386629">
                <text:p>3.0027016838662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811823849489884">
                <text:p>-0.811823849489884</text:p>
              </table:table-cell>
              <table:table-cell office:value-type="float" office:value="1.46220216209804">
                <text:p>1.462202162098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.70148125598763">
                <text:p>-1.70148125598763</text:p>
              </table:table-cell>
              <table:table-cell office:value-type="float" office:value="3.42572051049472">
                <text:p>3.4257205104947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66344503013906">
                <text:p>4.66344503013906</text:p>
              </table:table-cell>
              <table:table-cell office:value-type="float" office:value="3.84724678792704">
                <text:p>3.8472467879270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30962609084213">
                <text:p>0.430962609084213</text:p>
              </table:table-cell>
              <table:table-cell office:value-type="float" office:value="2.51893470753736">
                <text:p>2.5189347075373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778638589518327">
                <text:p>0.778638589518327</text:p>
              </table:table-cell>
              <table:table-cell office:value-type="float" office:value="2.10376358051548">
                <text:p>2.1037635805154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886793874989173">
                <text:p>-0.886793874989173</text:p>
              </table:table-cell>
              <table:table-cell office:value-type="float" office:value="2.36100238462403">
                <text:p>2.3610023846240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.05045995499097">
                <text:p>-1.05045995499097</text:p>
              </table:table-cell>
              <table:table-cell office:value-type="float" office:value="2.6703970397698">
                <text:p>2.670397039769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.2179057850521">
                <text:p>4.2179057850521</text:p>
              </table:table-cell>
              <table:table-cell office:value-type="float" office:value="3.42632055081805">
                <text:p>3.4263205508180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.66213979274173">
                <text:p>-1.66213979274173</text:p>
              </table:table-cell>
              <table:table-cell office:value-type="float" office:value="2.89395561968257">
                <text:p>2.8939556196825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0181371827197">
                <text:p>5.00181371827197</text:p>
              </table:table-cell>
              <table:table-cell office:value-type="float" office:value="3.3234474126318">
                <text:p>3.323447412631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.10936866238512">
                <text:p>-1.10936866238512</text:p>
              </table:table-cell>
              <table:table-cell office:value-type="float" office:value="2.41249495356355">
                <text:p>2.4124949535635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353752229273477">
                <text:p>0.353752229273477</text:p>
              </table:table-cell>
              <table:table-cell office:value-type="float" office:value="2.55141648097311">
                <text:p>2.5514164809731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123425190917691">
                <text:p>-0.123425190917691</text:p>
              </table:table-cell>
              <table:table-cell office:value-type="float" office:value="1.03825569965648">
                <text:p>1.0382556996564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0106936863745456">
                <text:p>-0.0106936863745456</text:p>
              </table:table-cell>
              <table:table-cell office:value-type="float" office:value="2.67271310727655">
                <text:p>2.6727131072765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.05495878604658">
                <text:p>-1.05495878604658</text:p>
              </table:table-cell>
              <table:table-cell office:value-type="float" office:value="3.02235266566461">
                <text:p>3.0223526656646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.15390268659563">
                <text:p>6.15390268659563</text:p>
              </table:table-cell>
              <table:table-cell office:value-type="float" office:value="2.84162899322158">
                <text:p>2.8416289932215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.78705894246605">
                <text:p>4.78705894246605</text:p>
              </table:table-cell>
              <table:table-cell office:value-type="float" office:value="5.2717593381906">
                <text:p>5.271759338190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.13050604077678">
                <text:p>4.13050604077678</text:p>
              </table:table-cell>
              <table:table-cell office:value-type="float" office:value="3.13223999325779">
                <text:p>3.1322399932577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.97923907780313">
                <text:p>-1.97923907780313</text:p>
              </table:table-cell>
              <table:table-cell office:value-type="float" office:value="2.49249920926973">
                <text:p>2.4924992092697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2.528256322137">
                <text:p>-2.528256322137</text:p>
              </table:table-cell>
              <table:table-cell office:value-type="float" office:value="2.47205620109473">
                <text:p>2.4720562010947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.22375895566863">
                <text:p>3.22375895566863</text:p>
              </table:table-cell>
              <table:table-cell office:value-type="float" office:value="3.24251119779531">
                <text:p>3.2425111977953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.43054422990652">
                <text:p>4.43054422990652</text:p>
              </table:table-cell>
              <table:table-cell office:value-type="float" office:value="2.67324856542705">
                <text:p>2.6732485654270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3623253242245">
                <text:p>5.13623253242245</text:p>
              </table:table-cell>
              <table:table-cell office:value-type="float" office:value="2.528764871573">
                <text:p>2.52876487157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.84785228169264">
                <text:p>3.84785228169264</text:p>
              </table:table-cell>
              <table:table-cell office:value-type="float" office:value="2.59688505440642">
                <text:p>2.5968850544064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.79168698918495">
                <text:p>-1.79168698918495</text:p>
              </table:table-cell>
              <table:table-cell office:value-type="float" office:value="2.46579584268759">
                <text:p>2.4657958426875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402292967211302">
                <text:p>0.402292967211302</text:p>
              </table:table-cell>
              <table:table-cell office:value-type="float" office:value="2.24286557120443">
                <text:p>2.2428655712044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558007206155453">
                <text:p>-0.558007206155453</text:p>
              </table:table-cell>
              <table:table-cell office:value-type="float" office:value="2.01598431138588">
                <text:p>2.0159843113858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.74379019303461">
                <text:p>4.74379019303461</text:p>
              </table:table-cell>
              <table:table-cell office:value-type="float" office:value="5.23062933878522">
                <text:p>5.2306293387852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42453640021224">
                <text:p>5.42453640021224</text:p>
              </table:table-cell>
              <table:table-cell office:value-type="float" office:value="3.46614250485964">
                <text:p>3.4661425048596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73483936233737">
                <text:p>-0.73483936233737</text:p>
              </table:table-cell>
              <table:table-cell office:value-type="float" office:value="1.99733644281586">
                <text:p>1.997336442815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ee70f9e60a556cf41458d71cbfa54885591385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